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5B000004A8D2094553.wmf"/>
  <manifest:file-entry manifest:media-type="" manifest:full-path="Pictures/2000000700001D90000004A80BFCAF2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383cm" fo:margin-left="-0.004cm" fo:margin-right="0.03cm" table:align="margins" style:writing-mode="lr-tb"/>
    </style:style>
    <style:style style:name="Tabla2.A" style:family="table-column">
      <style:table-column-properties style:column-width="4.39cm" style:rel-column-width="16551*"/>
    </style:style>
    <style:style style:name="Tabla2.B" style:family="table-column">
      <style:table-column-properties style:column-width="12.993cm" style:rel-column-width="48984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3" style:family="table-row">
      <style:table-row-properties style:min-row-height="0.344cm" style:keep-together="true" fo:keep-together="auto"/>
    </style:style>
    <style:style style:name="Tabla7" style:family="table">
      <style:table-properties style:width="17.436cm" fo:margin-left="-0.004cm" fo:margin-right="-0.023cm" table:align="margins" style:writing-mode="lr-tb"/>
    </style:style>
    <style:style style:name="Tabla7.A" style:family="table-column">
      <style:table-column-properties style:column-width="4.392cm" style:rel-column-width="16508*"/>
    </style:style>
    <style:style style:name="Tabla7.B" style:family="table-column">
      <style:table-column-properties style:column-width="8.546cm" style:rel-column-width="32121*"/>
    </style:style>
    <style:style style:name="Tabla7.C" style:family="table-column">
      <style:table-column-properties style:column-width="2.223cm" style:rel-column-width="8353*"/>
    </style:style>
    <style:style style:name="Tabla7.D" style:family="table-column">
      <style:table-column-properties style:column-width="2.275cm" style:rel-column-width="8553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.3" style:family="table-row">
      <style:table-row-properties style:min-row-height="0.601cm" style:keep-together="true" fo:keep-together="auto"/>
    </style:style>
    <style:style style:name="Tabla7.7" style:family="table-row">
      <style:table-row-properties style:min-row-height="0.399cm" style:keep-together="true" fo:keep-together="auto"/>
    </style:style>
    <style:style style:name="Tabla8" style:family="table">
      <style:table-properties style:width="17.436cm" fo:margin-left="-0.004cm" fo:margin-right="-0.023cm" table:align="margins" style:writing-mode="lr-tb"/>
    </style:style>
    <style:style style:name="Tabla8.A" style:family="table-column">
      <style:table-column-properties style:column-width="4.838cm" style:rel-column-width="18185*"/>
    </style:style>
    <style:style style:name="Tabla8.B" style:family="table-column">
      <style:table-column-properties style:column-width="8.098cm" style:rel-column-width="30437*"/>
    </style:style>
    <style:style style:name="Tabla8.C" style:family="table-column">
      <style:table-column-properties style:column-width="2.223cm" style:rel-column-width="8353*"/>
    </style:style>
    <style:style style:name="Tabla8.D" style:family="table-column">
      <style:table-column-properties style:column-width="2.277cm" style:rel-column-width="8560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.3" style:family="table-row">
      <style:table-row-properties style:min-row-height="0.601cm" style:keep-together="true" fo:keep-together="auto"/>
    </style:style>
    <style:style style:name="Tabla8.30" style:family="table-row">
      <style:table-row-properties style:min-row-height="0.399cm" style:keep-together="true" fo:keep-together="auto"/>
    </style:style>
    <style:style style:name="Tabla9" style:family="table">
      <style:table-properties style:width="17.436cm" fo:margin-left="-0.004cm" fo:margin-right="-0.023cm" table:align="margins" style:writing-mode="lr-tb"/>
    </style:style>
    <style:style style:name="Tabla9.A" style:family="table-column">
      <style:table-column-properties style:column-width="4.939cm" style:rel-column-width="18563*"/>
    </style:style>
    <style:style style:name="Tabla9.B" style:family="table-column">
      <style:table-column-properties style:column-width="7.997cm" style:rel-column-width="30059*"/>
    </style:style>
    <style:style style:name="Tabla9.C" style:family="table-column">
      <style:table-column-properties style:column-width="2.223cm" style:rel-column-width="8353*"/>
    </style:style>
    <style:style style:name="Tabla9.D" style:family="table-column">
      <style:table-column-properties style:column-width="2.277cm" style:rel-column-width="8560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9.3" style:family="table-row">
      <style:table-row-properties style:min-row-height="0.601cm" style:keep-together="true" fo:keep-together="auto"/>
    </style:style>
    <style:style style:name="Tabla9.23" style:family="table-row">
      <style:table-row-properties style:min-row-height="0.399cm" style:keep-together="true" fo:keep-together="auto"/>
    </style:style>
    <style:style style:name="Tabla10" style:family="table">
      <style:table-properties style:width="17.436cm" fo:margin-left="-0.004cm" fo:margin-right="-0.023cm" table:align="margins" style:writing-mode="lr-tb"/>
    </style:style>
    <style:style style:name="Tabla10.A" style:family="table-column">
      <style:table-column-properties style:column-width="4.392cm" style:rel-column-width="16508*"/>
    </style:style>
    <style:style style:name="Tabla10.B" style:family="table-column">
      <style:table-column-properties style:column-width="8.546cm" style:rel-column-width="32121*"/>
    </style:style>
    <style:style style:name="Tabla10.C" style:family="table-column">
      <style:table-column-properties style:column-width="2.223cm" style:rel-column-width="8353*"/>
    </style:style>
    <style:style style:name="Tabla10.D" style:family="table-column">
      <style:table-column-properties style:column-width="2.275cm" style:rel-column-width="8553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0.3" style:family="table-row">
      <style:table-row-properties style:min-row-height="0.601cm" style:keep-together="true" fo:keep-together="auto"/>
    </style:style>
    <style:style style:name="Tabla10.21" style:family="table-row">
      <style:table-row-properties style:min-row-height="0.399cm" style:keep-together="true" fo:keep-together="auto"/>
    </style:style>
    <style:style style:name="Tabla11" style:family="table">
      <style:table-properties style:width="17.436cm" fo:margin-left="-0.004cm" fo:margin-right="-0.023cm" table:align="margins" style:writing-mode="lr-tb"/>
    </style:style>
    <style:style style:name="Tabla11.A" style:family="table-column">
      <style:table-column-properties style:column-width="4.763cm" style:rel-column-width="17900*"/>
    </style:style>
    <style:style style:name="Tabla11.B" style:family="table-column">
      <style:table-column-properties style:column-width="8.174cm" style:rel-column-width="30722*"/>
    </style:style>
    <style:style style:name="Tabla11.C" style:family="table-column">
      <style:table-column-properties style:column-width="2.223cm" style:rel-column-width="8353*"/>
    </style:style>
    <style:style style:name="Tabla11.D" style:family="table-column">
      <style:table-column-properties style:column-width="2.277cm" style:rel-column-width="8560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1.3" style:family="table-row">
      <style:table-row-properties style:min-row-height="0.601cm" style:keep-together="true" fo:keep-together="auto"/>
    </style:style>
    <style:style style:name="Tabla11.22" style:family="table-row">
      <style:table-row-properties style:min-row-height="0.399cm" style:keep-together="true" fo:keep-together="auto"/>
    </style:style>
    <style:style style:name="Tabla12" style:family="table">
      <style:table-properties style:width="17.436cm" fo:margin-left="-0.004cm" fo:margin-right="-0.023cm" table:align="margins" style:writing-mode="lr-tb"/>
    </style:style>
    <style:style style:name="Tabla12.A" style:family="table-column">
      <style:table-column-properties style:column-width="5.241cm" style:rel-column-width="19696*"/>
    </style:style>
    <style:style style:name="Tabla12.B" style:family="table-column">
      <style:table-column-properties style:column-width="7.696cm" style:rel-column-width="28925*"/>
    </style:style>
    <style:style style:name="Tabla12.C" style:family="table-column">
      <style:table-column-properties style:column-width="2.223cm" style:rel-column-width="8353*"/>
    </style:style>
    <style:style style:name="Tabla12.D" style:family="table-column">
      <style:table-column-properties style:column-width="2.277cm" style:rel-column-width="8561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2.3" style:family="table-row">
      <style:table-row-properties style:min-row-height="0.601cm" style:keep-together="true" fo:keep-together="auto"/>
    </style:style>
    <style:style style:name="Tabla12.24" style:family="table-row">
      <style:table-row-properties style:min-row-height="0.399cm" style:keep-together="true" fo:keep-together="auto"/>
    </style:style>
    <style:style style:name="Tabla13" style:family="table">
      <style:table-properties style:width="17.436cm" fo:margin-left="-0.004cm" fo:margin-right="-0.023cm" table:align="margins" style:writing-mode="lr-tb"/>
    </style:style>
    <style:style style:name="Tabla13.A" style:family="table-column">
      <style:table-column-properties style:column-width="4.392cm" style:rel-column-width="16508*"/>
    </style:style>
    <style:style style:name="Tabla13.B" style:family="table-column">
      <style:table-column-properties style:column-width="8.546cm" style:rel-column-width="32121*"/>
    </style:style>
    <style:style style:name="Tabla13.C" style:family="table-column">
      <style:table-column-properties style:column-width="2.223cm" style:rel-column-width="8353*"/>
    </style:style>
    <style:style style:name="Tabla13.D" style:family="table-column">
      <style:table-column-properties style:column-width="2.275cm" style:rel-column-width="8553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3.3" style:family="table-row">
      <style:table-row-properties style:min-row-height="0.601cm" style:keep-together="true" fo:keep-together="auto"/>
    </style:style>
    <style:style style:name="Tabla13.23" style:family="table-row">
      <style:table-row-properties style:min-row-height="0.399cm" style:keep-together="true" fo:keep-together="auto"/>
    </style:style>
    <style:style style:name="Tabla14" style:family="table">
      <style:table-properties style:width="17.436cm" fo:margin-left="-0.004cm" fo:margin-right="-0.023cm" table:align="margins" style:writing-mode="lr-tb"/>
    </style:style>
    <style:style style:name="Tabla14.A" style:family="table-column">
      <style:table-column-properties style:column-width="4.392cm" style:rel-column-width="16508*"/>
    </style:style>
    <style:style style:name="Tabla14.B" style:family="table-column">
      <style:table-column-properties style:column-width="8.546cm" style:rel-column-width="32121*"/>
    </style:style>
    <style:style style:name="Tabla14.C" style:family="table-column">
      <style:table-column-properties style:column-width="2.223cm" style:rel-column-width="8353*"/>
    </style:style>
    <style:style style:name="Tabla14.D" style:family="table-column">
      <style:table-column-properties style:column-width="2.275cm" style:rel-column-width="8553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4.3" style:family="table-row">
      <style:table-row-properties style:min-row-height="0.601cm" style:keep-together="true" fo:keep-together="auto"/>
    </style:style>
    <style:style style:name="Tabla14.24" style:family="table-row">
      <style:table-row-properties style:min-row-height="0.399cm" style:keep-together="true" fo:keep-together="auto"/>
    </style:style>
    <style:style style:name="Tabla15" style:family="table">
      <style:table-properties style:width="17.436cm" fo:margin-left="-0.004cm" fo:margin-right="-0.023cm" table:align="margins" style:writing-mode="lr-tb"/>
    </style:style>
    <style:style style:name="Tabla15.A" style:family="table-column">
      <style:table-column-properties style:column-width="4.392cm" style:rel-column-width="16508*"/>
    </style:style>
    <style:style style:name="Tabla15.B" style:family="table-column">
      <style:table-column-properties style:column-width="8.546cm" style:rel-column-width="32121*"/>
    </style:style>
    <style:style style:name="Tabla15.C" style:family="table-column">
      <style:table-column-properties style:column-width="2.223cm" style:rel-column-width="8353*"/>
    </style:style>
    <style:style style:name="Tabla15.D" style:family="table-column">
      <style:table-column-properties style:column-width="2.275cm" style:rel-column-width="8553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5.3" style:family="table-row">
      <style:table-row-properties style:min-row-height="0.601cm" style:keep-together="true" fo:keep-together="auto"/>
    </style:style>
    <style:style style:name="Tabla15.24" style:family="table-row">
      <style:table-row-properties style:min-row-height="0.399cm" style:keep-together="true" fo:keep-together="auto"/>
    </style:style>
    <style:style style:name="Tabla16" style:family="table">
      <style:table-properties style:width="17.436cm" fo:margin-left="-0.004cm" fo:margin-right="-0.023cm" table:align="margins" style:writing-mode="lr-tb"/>
    </style:style>
    <style:style style:name="Tabla16.A" style:family="table-column">
      <style:table-column-properties style:column-width="4.392cm" style:rel-column-width="16508*"/>
    </style:style>
    <style:style style:name="Tabla16.B" style:family="table-column">
      <style:table-column-properties style:column-width="8.546cm" style:rel-column-width="32121*"/>
    </style:style>
    <style:style style:name="Tabla16.C" style:family="table-column">
      <style:table-column-properties style:column-width="2.223cm" style:rel-column-width="8353*"/>
    </style:style>
    <style:style style:name="Tabla16.D" style:family="table-column">
      <style:table-column-properties style:column-width="2.275cm" style:rel-column-width="8553*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6.3" style:family="table-row">
      <style:table-row-properties style:min-row-height="0.601cm" style:keep-together="true" fo:keep-together="auto"/>
    </style:style>
    <style:style style:name="Tabla16.19" style:family="table-row">
      <style:table-row-properties style:min-row-height="0.399cm" style:keep-together="true" fo:keep-together="auto"/>
    </style:style>
    <style:style style:name="Tabla17" style:family="table">
      <style:table-properties style:width="17.436cm" fo:margin-left="-0.004cm" fo:margin-right="-0.023cm" table:align="margins" style:writing-mode="lr-tb"/>
    </style:style>
    <style:style style:name="Tabla17.A" style:family="table-column">
      <style:table-column-properties style:column-width="4.392cm" style:rel-column-width="16508*"/>
    </style:style>
    <style:style style:name="Tabla17.B" style:family="table-column">
      <style:table-column-properties style:column-width="8.546cm" style:rel-column-width="32121*"/>
    </style:style>
    <style:style style:name="Tabla17.C" style:family="table-column">
      <style:table-column-properties style:column-width="2.223cm" style:rel-column-width="8353*"/>
    </style:style>
    <style:style style:name="Tabla17.D" style:family="table-column">
      <style:table-column-properties style:column-width="2.275cm" style:rel-column-width="8553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7.3" style:family="table-row">
      <style:table-row-properties style:min-row-height="0.601cm" style:keep-together="true" fo:keep-together="auto"/>
    </style:style>
    <style:style style:name="Tabla17.15" style:family="table-row">
      <style:table-row-properties style:min-row-height="0.399cm" style:keep-together="true" fo:keep-together="auto"/>
    </style:style>
    <style:style style:name="Tabla18" style:family="table">
      <style:table-properties style:width="17.436cm" fo:margin-left="-0.004cm" fo:margin-right="-0.023cm" table:align="margins" style:writing-mode="lr-tb"/>
    </style:style>
    <style:style style:name="Tabla18.A" style:family="table-column">
      <style:table-column-properties style:column-width="4.392cm" style:rel-column-width="16508*"/>
    </style:style>
    <style:style style:name="Tabla18.B" style:family="table-column">
      <style:table-column-properties style:column-width="8.546cm" style:rel-column-width="32121*"/>
    </style:style>
    <style:style style:name="Tabla18.C" style:family="table-column">
      <style:table-column-properties style:column-width="2.223cm" style:rel-column-width="8353*"/>
    </style:style>
    <style:style style:name="Tabla18.D" style:family="table-column">
      <style:table-column-properties style:column-width="2.275cm" style:rel-column-width="855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8.3" style:family="table-row">
      <style:table-row-properties style:min-row-height="0.601cm" style:keep-together="true" fo:keep-together="auto"/>
    </style:style>
    <style:style style:name="Tabla18.7" style:family="table-row">
      <style:table-row-properties style:min-row-height="0.129cm" style:keep-together="true" fo:keep-together="auto"/>
    </style:style>
    <style:style style:name="Tabla18.21" style:family="table-row">
      <style:table-row-properties style:min-row-height="0.399cm" style:keep-together="true" fo:keep-together="auto"/>
    </style:style>
    <style:style style:name="Tabla19" style:family="table">
      <style:table-properties style:width="17.436cm" fo:margin-left="-0.004cm" fo:margin-right="-0.023cm" table:align="margins" style:writing-mode="lr-tb"/>
    </style:style>
    <style:style style:name="Tabla19.A" style:family="table-column">
      <style:table-column-properties style:column-width="5.544cm" style:rel-column-width="20837*"/>
    </style:style>
    <style:style style:name="Tabla19.B" style:family="table-column">
      <style:table-column-properties style:column-width="7.392cm" style:rel-column-width="27785*"/>
    </style:style>
    <style:style style:name="Tabla19.C" style:family="table-column">
      <style:table-column-properties style:column-width="2.223cm" style:rel-column-width="8353*"/>
    </style:style>
    <style:style style:name="Tabla19.D" style:family="table-column">
      <style:table-column-properties style:column-width="2.277cm" style:rel-column-width="856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9.3" style:family="table-row">
      <style:table-row-properties style:min-row-height="0.601cm" style:keep-together="true" fo:keep-together="auto"/>
    </style:style>
    <style:style style:name="Tabla19.28" style:family="table-row">
      <style:table-row-properties style:min-row-height="0.399cm" style:keep-together="true" fo:keep-together="auto"/>
    </style:style>
    <style:style style:name="Tabla20" style:family="table">
      <style:table-properties style:width="17.436cm" fo:margin-left="-0.004cm" fo:margin-right="-0.023cm" table:align="margins" style:writing-mode="lr-tb"/>
    </style:style>
    <style:style style:name="Tabla20.A" style:family="table-column">
      <style:table-column-properties style:column-width="5.115cm" style:rel-column-width="19226*"/>
    </style:style>
    <style:style style:name="Tabla20.B" style:family="table-column">
      <style:table-column-properties style:column-width="7.821cm" style:rel-column-width="29396*"/>
    </style:style>
    <style:style style:name="Tabla20.C" style:family="table-column">
      <style:table-column-properties style:column-width="2.223cm" style:rel-column-width="8353*"/>
    </style:style>
    <style:style style:name="Tabla20.D" style:family="table-column">
      <style:table-column-properties style:column-width="2.277cm" style:rel-column-width="8560*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0.3" style:family="table-row">
      <style:table-row-properties style:min-row-height="0.601cm" style:keep-together="true" fo:keep-together="auto"/>
    </style:style>
    <style:style style:name="Tabla20.27" style:family="table-row">
      <style:table-row-properties style:min-row-height="0.399cm" style:keep-together="true" fo:keep-together="auto"/>
    </style:style>
    <style:style style:name="Tabla21" style:family="table">
      <style:table-properties style:width="17.436cm" fo:margin-left="-0.004cm" fo:margin-right="-0.023cm" table:align="margins" style:writing-mode="lr-tb"/>
    </style:style>
    <style:style style:name="Tabla21.A" style:family="table-column">
      <style:table-column-properties style:column-width="4.738cm" style:rel-column-width="17807*"/>
    </style:style>
    <style:style style:name="Tabla21.B" style:family="table-column">
      <style:table-column-properties style:column-width="8.199cm" style:rel-column-width="30815*"/>
    </style:style>
    <style:style style:name="Tabla21.C" style:family="table-column">
      <style:table-column-properties style:column-width="2.223cm" style:rel-column-width="8353*"/>
    </style:style>
    <style:style style:name="Tabla21.D" style:family="table-column">
      <style:table-column-properties style:column-width="2.277cm" style:rel-column-width="8560*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1.3" style:family="table-row">
      <style:table-row-properties style:min-row-height="0.601cm" style:keep-together="true" fo:keep-together="auto"/>
    </style:style>
    <style:style style:name="Tabla21.24" style:family="table-row">
      <style:table-row-properties style:min-row-height="0.399cm" style:keep-together="true" fo:keep-together="auto"/>
    </style:style>
    <style:style style:name="Tabla22" style:family="table">
      <style:table-properties style:width="17.436cm" fo:margin-left="-0.004cm" fo:margin-right="-0.023cm" table:align="margins" style:writing-mode="lr-tb"/>
    </style:style>
    <style:style style:name="Tabla22.A" style:family="table-column">
      <style:table-column-properties style:column-width="4.392cm" style:rel-column-width="16508*"/>
    </style:style>
    <style:style style:name="Tabla22.B" style:family="table-column">
      <style:table-column-properties style:column-width="8.546cm" style:rel-column-width="32121*"/>
    </style:style>
    <style:style style:name="Tabla22.C" style:family="table-column">
      <style:table-column-properties style:column-width="2.223cm" style:rel-column-width="8353*"/>
    </style:style>
    <style:style style:name="Tabla22.D" style:family="table-column">
      <style:table-column-properties style:column-width="2.275cm" style:rel-column-width="8553*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2.3" style:family="table-row">
      <style:table-row-properties style:min-row-height="0.601cm" style:keep-together="true" fo:keep-together="auto"/>
    </style:style>
    <style:style style:name="Tabla22.18" style:family="table-row">
      <style:table-row-properties style:min-row-height="0.399cm" style:keep-together="true" fo:keep-together="auto"/>
    </style:style>
    <style:style style:name="Tabla23" style:family="table">
      <style:table-properties style:width="17.436cm" fo:margin-left="-0.004cm" fo:margin-right="-0.023cm" table:align="margins" style:writing-mode="lr-tb"/>
    </style:style>
    <style:style style:name="Tabla23.A" style:family="table-column">
      <style:table-column-properties style:column-width="4.392cm" style:rel-column-width="16508*"/>
    </style:style>
    <style:style style:name="Tabla23.B" style:family="table-column">
      <style:table-column-properties style:column-width="8.546cm" style:rel-column-width="32121*"/>
    </style:style>
    <style:style style:name="Tabla23.C" style:family="table-column">
      <style:table-column-properties style:column-width="2.223cm" style:rel-column-width="8353*"/>
    </style:style>
    <style:style style:name="Tabla23.D" style:family="table-column">
      <style:table-column-properties style:column-width="2.275cm" style:rel-column-width="8553*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3.3" style:family="table-row">
      <style:table-row-properties style:min-row-height="0.601cm" style:keep-together="true" fo:keep-together="auto"/>
    </style:style>
    <style:style style:name="Tabla23.18" style:family="table-row">
      <style:table-row-properties style:min-row-height="0.399cm" style:keep-together="true" fo:keep-together="auto"/>
    </style:style>
    <style:style style:name="Tabla24" style:family="table">
      <style:table-properties style:width="17.436cm" fo:margin-left="-0.004cm" fo:margin-right="-0.023cm" table:align="margins" style:writing-mode="lr-tb"/>
    </style:style>
    <style:style style:name="Tabla24.A" style:family="table-column">
      <style:table-column-properties style:column-width="4.392cm" style:rel-column-width="16508*"/>
    </style:style>
    <style:style style:name="Tabla24.B" style:family="table-column">
      <style:table-column-properties style:column-width="8.546cm" style:rel-column-width="32121*"/>
    </style:style>
    <style:style style:name="Tabla24.C" style:family="table-column">
      <style:table-column-properties style:column-width="2.223cm" style:rel-column-width="8353*"/>
    </style:style>
    <style:style style:name="Tabla24.D" style:family="table-column">
      <style:table-column-properties style:column-width="2.275cm" style:rel-column-width="8553*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4.3" style:family="table-row">
      <style:table-row-properties style:min-row-height="0.601cm" style:keep-together="true" fo:keep-together="auto"/>
    </style:style>
    <style:style style:name="Tabla24.23" style:family="table-row">
      <style:table-row-properties style:min-row-height="0.399cm" style:keep-together="true" fo:keep-together="auto"/>
    </style:style>
    <style:style style:name="Tabla25" style:family="table">
      <style:table-properties style:width="17.436cm" fo:margin-left="-0.004cm" fo:margin-right="-0.023cm" table:align="margins" style:writing-mode="lr-tb"/>
    </style:style>
    <style:style style:name="Tabla25.A" style:family="table-column">
      <style:table-column-properties style:column-width="4.392cm" style:rel-column-width="16508*"/>
    </style:style>
    <style:style style:name="Tabla25.B" style:family="table-column">
      <style:table-column-properties style:column-width="8.546cm" style:rel-column-width="32121*"/>
    </style:style>
    <style:style style:name="Tabla25.C" style:family="table-column">
      <style:table-column-properties style:column-width="2.223cm" style:rel-column-width="8353*"/>
    </style:style>
    <style:style style:name="Tabla25.D" style:family="table-column">
      <style:table-column-properties style:column-width="2.275cm" style:rel-column-width="8553*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5.3" style:family="table-row">
      <style:table-row-properties style:min-row-height="0.601cm" style:keep-together="true" fo:keep-together="auto"/>
    </style:style>
    <style:style style:name="Tabla25.27" style:family="table-row">
      <style:table-row-properties style:min-row-height="0.399cm" style:keep-together="true" fo:keep-together="auto"/>
    </style:style>
    <style:style style:name="Tabla26" style:family="table">
      <style:table-properties style:width="17.436cm" fo:margin-left="-0.004cm" fo:margin-right="-0.023cm" table:align="margins" style:writing-mode="lr-tb"/>
    </style:style>
    <style:style style:name="Tabla26.A" style:family="table-column">
      <style:table-column-properties style:column-width="4.392cm" style:rel-column-width="16508*"/>
    </style:style>
    <style:style style:name="Tabla26.B" style:family="table-column">
      <style:table-column-properties style:column-width="8.546cm" style:rel-column-width="32121*"/>
    </style:style>
    <style:style style:name="Tabla26.C" style:family="table-column">
      <style:table-column-properties style:column-width="2.223cm" style:rel-column-width="8353*"/>
    </style:style>
    <style:style style:name="Tabla26.D" style:family="table-column">
      <style:table-column-properties style:column-width="2.275cm" style:rel-column-width="8553*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6.3" style:family="table-row">
      <style:table-row-properties style:min-row-height="0.601cm" style:keep-together="true" fo:keep-together="auto"/>
    </style:style>
    <style:style style:name="Tabla26.27" style:family="table-row">
      <style:table-row-properties style:min-row-height="0.399cm" style:keep-together="true" fo:keep-together="auto"/>
    </style:style>
    <style:style style:name="Tabla27" style:family="table">
      <style:table-properties style:width="17.436cm" fo:margin-left="-0.004cm" fo:margin-right="-0.023cm" table:align="margins" style:writing-mode="lr-tb"/>
    </style:style>
    <style:style style:name="Tabla27.A" style:family="table-column">
      <style:table-column-properties style:column-width="4.392cm" style:rel-column-width="16508*"/>
    </style:style>
    <style:style style:name="Tabla27.B" style:family="table-column">
      <style:table-column-properties style:column-width="8.546cm" style:rel-column-width="32121*"/>
    </style:style>
    <style:style style:name="Tabla27.C" style:family="table-column">
      <style:table-column-properties style:column-width="2.223cm" style:rel-column-width="8353*"/>
    </style:style>
    <style:style style:name="Tabla27.D" style:family="table-column">
      <style:table-column-properties style:column-width="2.275cm" style:rel-column-width="8553*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7.3" style:family="table-row">
      <style:table-row-properties style:min-row-height="0.601cm" style:keep-together="true" fo:keep-together="auto"/>
    </style:style>
    <style:style style:name="Tabla27.16" style:family="table-row">
      <style:table-row-properties style:min-row-height="0.399cm" style:keep-together="true" fo:keep-together="auto"/>
    </style:style>
    <style:style style:name="Tabla28" style:family="table">
      <style:table-properties style:width="17.436cm" fo:margin-left="-0.004cm" fo:margin-right="-0.023cm" table:align="margins" style:writing-mode="lr-tb"/>
    </style:style>
    <style:style style:name="Tabla28.A" style:family="table-column">
      <style:table-column-properties style:column-width="4.392cm" style:rel-column-width="16508*"/>
    </style:style>
    <style:style style:name="Tabla28.B" style:family="table-column">
      <style:table-column-properties style:column-width="8.546cm" style:rel-column-width="32121*"/>
    </style:style>
    <style:style style:name="Tabla28.C" style:family="table-column">
      <style:table-column-properties style:column-width="2.223cm" style:rel-column-width="8353*"/>
    </style:style>
    <style:style style:name="Tabla28.D" style:family="table-column">
      <style:table-column-properties style:column-width="2.275cm" style:rel-column-width="8553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8.3" style:family="table-row">
      <style:table-row-properties style:min-row-height="0.601cm" style:keep-together="true" fo:keep-together="auto"/>
    </style:style>
    <style:style style:name="Tabla28.20" style:family="table-row">
      <style:table-row-properties style:min-row-height="0.399cm" style:keep-together="true" fo:keep-together="auto"/>
    </style:style>
    <style:style style:name="Tabla29" style:family="table">
      <style:table-properties style:width="17.436cm" fo:margin-left="-0.004cm" fo:margin-right="-0.023cm" table:align="margins" style:writing-mode="lr-tb"/>
    </style:style>
    <style:style style:name="Tabla29.A" style:family="table-column">
      <style:table-column-properties style:column-width="4.392cm" style:rel-column-width="16508*"/>
    </style:style>
    <style:style style:name="Tabla29.B" style:family="table-column">
      <style:table-column-properties style:column-width="8.546cm" style:rel-column-width="32121*"/>
    </style:style>
    <style:style style:name="Tabla29.C" style:family="table-column">
      <style:table-column-properties style:column-width="2.223cm" style:rel-column-width="8353*"/>
    </style:style>
    <style:style style:name="Tabla29.D" style:family="table-column">
      <style:table-column-properties style:column-width="2.275cm" style:rel-column-width="8553*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9.3" style:family="table-row">
      <style:table-row-properties style:min-row-height="0.601cm" style:keep-together="true" fo:keep-together="auto"/>
    </style:style>
    <style:style style:name="Tabla29.19" style:family="table-row">
      <style:table-row-properties style:min-row-height="0.399cm" style:keep-together="true" fo:keep-together="auto"/>
    </style:style>
    <style:style style:name="Tabla30" style:family="table">
      <style:table-properties style:width="17.436cm" fo:margin-left="-0.004cm" fo:margin-right="-0.023cm" table:align="margins" style:writing-mode="lr-tb"/>
    </style:style>
    <style:style style:name="Tabla30.A" style:family="table-column">
      <style:table-column-properties style:column-width="4.392cm" style:rel-column-width="16508*"/>
    </style:style>
    <style:style style:name="Tabla30.B" style:family="table-column">
      <style:table-column-properties style:column-width="8.546cm" style:rel-column-width="32121*"/>
    </style:style>
    <style:style style:name="Tabla30.C" style:family="table-column">
      <style:table-column-properties style:column-width="2.223cm" style:rel-column-width="8353*"/>
    </style:style>
    <style:style style:name="Tabla30.D" style:family="table-column">
      <style:table-column-properties style:column-width="2.275cm" style:rel-column-width="8553*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0.3" style:family="table-row">
      <style:table-row-properties style:min-row-height="0.601cm" style:keep-together="true" fo:keep-together="auto"/>
    </style:style>
    <style:style style:name="Tabla30.18" style:family="table-row">
      <style:table-row-properties style:min-row-height="0.399cm" style:keep-together="true" fo:keep-together="auto"/>
    </style:style>
    <style:style style:name="Tabla31" style:family="table">
      <style:table-properties style:width="17.436cm" fo:margin-left="-0.004cm" fo:margin-right="-0.023cm" table:align="margins" style:writing-mode="lr-tb"/>
    </style:style>
    <style:style style:name="Tabla31.A" style:family="table-column">
      <style:table-column-properties style:column-width="4.888cm" style:rel-column-width="18371*"/>
    </style:style>
    <style:style style:name="Tabla31.B" style:family="table-column">
      <style:table-column-properties style:column-width="8.049cm" style:rel-column-width="30251*"/>
    </style:style>
    <style:style style:name="Tabla31.C" style:family="table-column">
      <style:table-column-properties style:column-width="2.223cm" style:rel-column-width="8353*"/>
    </style:style>
    <style:style style:name="Tabla31.D" style:family="table-column">
      <style:table-column-properties style:column-width="2.277cm" style:rel-column-width="8560*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1.3" style:family="table-row">
      <style:table-row-properties style:min-row-height="0.601cm" style:keep-together="true" fo:keep-together="auto"/>
    </style:style>
    <style:style style:name="Tabla31.23" style:family="table-row">
      <style:table-row-properties style:min-row-height="0.399cm" style:keep-together="true" fo:keep-together="auto"/>
    </style:style>
    <style:style style:name="Tabla32" style:family="table">
      <style:table-properties style:width="17.436cm" fo:margin-left="-0.004cm" fo:margin-right="-0.023cm" table:align="margins" style:writing-mode="lr-tb"/>
    </style:style>
    <style:style style:name="Tabla32.A" style:family="table-column">
      <style:table-column-properties style:column-width="6.779cm" style:rel-column-width="25478*"/>
    </style:style>
    <style:style style:name="Tabla32.B" style:family="table-column">
      <style:table-column-properties style:column-width="6.158cm" style:rel-column-width="23144*"/>
    </style:style>
    <style:style style:name="Tabla32.C" style:family="table-column">
      <style:table-column-properties style:column-width="2.223cm" style:rel-column-width="8353*"/>
    </style:style>
    <style:style style:name="Tabla32.D" style:family="table-column">
      <style:table-column-properties style:column-width="2.277cm" style:rel-column-width="8560*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2.3" style:family="table-row">
      <style:table-row-properties style:min-row-height="0.601cm" style:keep-together="true" fo:keep-together="auto"/>
    </style:style>
    <style:style style:name="Tabla32.30" style:family="table-row">
      <style:table-row-properties style:min-row-height="0.399cm" style:keep-together="true" fo:keep-together="auto"/>
    </style:style>
    <style:style style:name="Tabla33" style:family="table">
      <style:table-properties style:width="17.436cm" fo:margin-left="-0.004cm" fo:margin-right="-0.023cm" table:align="margins" style:writing-mode="lr-tb"/>
    </style:style>
    <style:style style:name="Tabla33.A" style:family="table-column">
      <style:table-column-properties style:column-width="5.745cm" style:rel-column-width="21593*"/>
    </style:style>
    <style:style style:name="Tabla33.B" style:family="table-column">
      <style:table-column-properties style:column-width="7.191cm" style:rel-column-width="27029*"/>
    </style:style>
    <style:style style:name="Tabla33.C" style:family="table-column">
      <style:table-column-properties style:column-width="2.223cm" style:rel-column-width="8353*"/>
    </style:style>
    <style:style style:name="Tabla33.D" style:family="table-column">
      <style:table-column-properties style:column-width="2.277cm" style:rel-column-width="8560*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3.3" style:family="table-row">
      <style:table-row-properties style:min-row-height="0.601cm" style:keep-together="true" fo:keep-together="auto"/>
    </style:style>
    <style:style style:name="Tabla33.29" style:family="table-row">
      <style:table-row-properties style:min-row-height="0.399cm" style:keep-together="true" fo:keep-together="auto"/>
    </style:style>
    <style:style style:name="Tabla34" style:family="table">
      <style:table-properties style:width="17.436cm" fo:margin-left="-0.004cm" fo:margin-right="-0.023cm" table:align="margins" style:writing-mode="lr-tb"/>
    </style:style>
    <style:style style:name="Tabla34.A" style:family="table-column">
      <style:table-column-properties style:column-width="5.468cm" style:rel-column-width="20552*"/>
    </style:style>
    <style:style style:name="Tabla34.B" style:family="table-column">
      <style:table-column-properties style:column-width="7.468cm" style:rel-column-width="28070*"/>
    </style:style>
    <style:style style:name="Tabla34.C" style:family="table-column">
      <style:table-column-properties style:column-width="2.223cm" style:rel-column-width="8353*"/>
    </style:style>
    <style:style style:name="Tabla34.D" style:family="table-column">
      <style:table-column-properties style:column-width="2.277cm" style:rel-column-width="8560*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4.3" style:family="table-row">
      <style:table-row-properties style:min-row-height="0.601cm" style:keep-together="true" fo:keep-together="auto"/>
    </style:style>
    <style:style style:name="Tabla34.26" style:family="table-row">
      <style:table-row-properties style:min-row-height="0.399cm" style:keep-together="true" fo:keep-together="auto"/>
    </style:style>
    <style:style style:name="Tabla35" style:family="table">
      <style:table-properties style:width="17.436cm" fo:margin-left="-0.004cm" fo:margin-right="-0.023cm" table:align="margins" style:writing-mode="lr-tb"/>
    </style:style>
    <style:style style:name="Tabla35.A" style:family="table-column">
      <style:table-column-properties style:column-width="4.392cm" style:rel-column-width="16508*"/>
    </style:style>
    <style:style style:name="Tabla35.B" style:family="table-column">
      <style:table-column-properties style:column-width="8.546cm" style:rel-column-width="32121*"/>
    </style:style>
    <style:style style:name="Tabla35.C" style:family="table-column">
      <style:table-column-properties style:column-width="2.223cm" style:rel-column-width="8353*"/>
    </style:style>
    <style:style style:name="Tabla35.D" style:family="table-column">
      <style:table-column-properties style:column-width="2.275cm" style:rel-column-width="8553*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5.3" style:family="table-row">
      <style:table-row-properties style:min-row-height="0.601cm" style:keep-together="true" fo:keep-together="auto"/>
    </style:style>
    <style:style style:name="Tabla35.20" style:family="table-row">
      <style:table-row-properties style:min-row-height="0.399cm" style:keep-together="true" fo:keep-together="auto"/>
    </style:style>
    <style:style style:name="Tabla36" style:family="table">
      <style:table-properties style:width="17.436cm" fo:margin-left="-0.004cm" fo:margin-right="-0.023cm" table:align="margins" style:writing-mode="lr-tb"/>
    </style:style>
    <style:style style:name="Tabla36.A" style:family="table-column">
      <style:table-column-properties style:column-width="4.392cm" style:rel-column-width="16508*"/>
    </style:style>
    <style:style style:name="Tabla36.B" style:family="table-column">
      <style:table-column-properties style:column-width="8.546cm" style:rel-column-width="32121*"/>
    </style:style>
    <style:style style:name="Tabla36.C" style:family="table-column">
      <style:table-column-properties style:column-width="2.223cm" style:rel-column-width="8353*"/>
    </style:style>
    <style:style style:name="Tabla36.D" style:family="table-column">
      <style:table-column-properties style:column-width="2.275cm" style:rel-column-width="8553*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6.3" style:family="table-row">
      <style:table-row-properties style:min-row-height="0.601cm" style:keep-together="true" fo:keep-together="auto"/>
    </style:style>
    <style:style style:name="Tabla36.18" style:family="table-row">
      <style:table-row-properties style:min-row-height="0.399cm" style:keep-together="true" fo:keep-together="auto"/>
    </style:style>
    <style:style style:name="Tabla37" style:family="table">
      <style:table-properties style:width="17.436cm" fo:margin-left="-0.004cm" fo:margin-right="-0.023cm" table:align="margins" style:writing-mode="lr-tb"/>
    </style:style>
    <style:style style:name="Tabla37.A" style:family="table-column">
      <style:table-column-properties style:column-width="4.392cm" style:rel-column-width="16508*"/>
    </style:style>
    <style:style style:name="Tabla37.B" style:family="table-column">
      <style:table-column-properties style:column-width="8.546cm" style:rel-column-width="32121*"/>
    </style:style>
    <style:style style:name="Tabla37.C" style:family="table-column">
      <style:table-column-properties style:column-width="2.223cm" style:rel-column-width="8353*"/>
    </style:style>
    <style:style style:name="Tabla37.D" style:family="table-column">
      <style:table-column-properties style:column-width="2.275cm" style:rel-column-width="855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7.3" style:family="table-row">
      <style:table-row-properties style:min-row-height="0.601cm" style:keep-together="true" fo:keep-together="auto"/>
    </style:style>
    <style:style style:name="Tabla37.15" style:family="table-row">
      <style:table-row-properties style:min-row-height="0.399cm" style:keep-together="true" fo:keep-together="auto"/>
    </style:style>
    <style:style style:name="Tabla38" style:family="table">
      <style:table-properties style:width="17.436cm" fo:margin-left="-0.004cm" fo:margin-right="-0.023cm" table:align="margins" style:writing-mode="lr-tb"/>
    </style:style>
    <style:style style:name="Tabla38.A" style:family="table-column">
      <style:table-column-properties style:column-width="6.451cm" style:rel-column-width="24244*"/>
    </style:style>
    <style:style style:name="Tabla38.B" style:family="table-column">
      <style:table-column-properties style:column-width="6.486cm" style:rel-column-width="24377*"/>
    </style:style>
    <style:style style:name="Tabla38.C" style:family="table-column">
      <style:table-column-properties style:column-width="2.223cm" style:rel-column-width="8353*"/>
    </style:style>
    <style:style style:name="Tabla38.D" style:family="table-column">
      <style:table-column-properties style:column-width="2.277cm" style:rel-column-width="8561*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8.3" style:family="table-row">
      <style:table-row-properties style:min-row-height="0.601cm" style:keep-together="true" fo:keep-together="auto"/>
    </style:style>
    <style:style style:name="Tabla38.26" style:family="table-row">
      <style:table-row-properties style:min-row-height="0.399cm" style:keep-together="true" fo:keep-together="auto"/>
    </style:style>
    <style:style style:name="Tabla39" style:family="table">
      <style:table-properties style:width="17.436cm" fo:margin-left="-0.004cm" fo:margin-right="-0.023cm" table:align="margins" style:writing-mode="lr-tb"/>
    </style:style>
    <style:style style:name="Tabla39.A" style:family="table-column">
      <style:table-column-properties style:column-width="5.62cm" style:rel-column-width="21122*"/>
    </style:style>
    <style:style style:name="Tabla39.B" style:family="table-column">
      <style:table-column-properties style:column-width="7.317cm" style:rel-column-width="27500*"/>
    </style:style>
    <style:style style:name="Tabla39.C" style:family="table-column">
      <style:table-column-properties style:column-width="2.223cm" style:rel-column-width="8353*"/>
    </style:style>
    <style:style style:name="Tabla39.D" style:family="table-column">
      <style:table-column-properties style:column-width="2.277cm" style:rel-column-width="8560*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9.3" style:family="table-row">
      <style:table-row-properties style:min-row-height="0.601cm" style:keep-together="true" fo:keep-together="auto"/>
    </style:style>
    <style:style style:name="Tabla39.26" style:family="table-row">
      <style:table-row-properties style:min-row-height="0.399cm" style:keep-together="true" fo:keep-together="auto"/>
    </style:style>
    <style:style style:name="Tabla40" style:family="table">
      <style:table-properties style:width="17.436cm" fo:margin-left="-0.004cm" fo:margin-right="-0.023cm" table:align="margins" style:writing-mode="lr-tb"/>
    </style:style>
    <style:style style:name="Tabla40.A" style:family="table-column">
      <style:table-column-properties style:column-width="4.863cm" style:rel-column-width="18278*"/>
    </style:style>
    <style:style style:name="Tabla40.B" style:family="table-column">
      <style:table-column-properties style:column-width="8.073cm" style:rel-column-width="30344*"/>
    </style:style>
    <style:style style:name="Tabla40.C" style:family="table-column">
      <style:table-column-properties style:column-width="2.223cm" style:rel-column-width="8353*"/>
    </style:style>
    <style:style style:name="Tabla40.D" style:family="table-column">
      <style:table-column-properties style:column-width="2.277cm" style:rel-column-width="8560*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0.3" style:family="table-row">
      <style:table-row-properties style:min-row-height="0.601cm" style:keep-together="true" fo:keep-together="auto"/>
    </style:style>
    <style:style style:name="Tabla40.24" style:family="table-row">
      <style:table-row-properties style:min-row-height="0.399cm" style:keep-together="true" fo:keep-together="auto"/>
    </style:style>
    <style:style style:name="Tabla41" style:family="table">
      <style:table-properties style:width="17.436cm" fo:margin-left="-0.004cm" fo:margin-right="-0.023cm" table:align="margins" style:writing-mode="lr-tb"/>
    </style:style>
    <style:style style:name="Tabla41.A" style:family="table-column">
      <style:table-column-properties style:column-width="5.115cm" style:rel-column-width="19226*"/>
    </style:style>
    <style:style style:name="Tabla41.B" style:family="table-column">
      <style:table-column-properties style:column-width="7.821cm" style:rel-column-width="29396*"/>
    </style:style>
    <style:style style:name="Tabla41.C" style:family="table-column">
      <style:table-column-properties style:column-width="2.223cm" style:rel-column-width="8353*"/>
    </style:style>
    <style:style style:name="Tabla41.D" style:family="table-column">
      <style:table-column-properties style:column-width="2.277cm" style:rel-column-width="8560*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1.3" style:family="table-row">
      <style:table-row-properties style:min-row-height="0.601cm" style:keep-together="true" fo:keep-together="auto"/>
    </style:style>
    <style:style style:name="Tabla41.24" style:family="table-row">
      <style:table-row-properties style:min-row-height="0.399cm" style:keep-together="true" fo:keep-together="auto"/>
    </style:style>
    <style:style style:name="Tabla42" style:family="table">
      <style:table-properties style:width="17.436cm" fo:margin-left="-0.004cm" fo:margin-right="-0.023cm" table:align="margins" style:writing-mode="lr-tb"/>
    </style:style>
    <style:style style:name="Tabla42.A" style:family="table-column">
      <style:table-column-properties style:column-width="5.62cm" style:rel-column-width="21122*"/>
    </style:style>
    <style:style style:name="Tabla42.B" style:family="table-column">
      <style:table-column-properties style:column-width="7.317cm" style:rel-column-width="27500*"/>
    </style:style>
    <style:style style:name="Tabla42.C" style:family="table-column">
      <style:table-column-properties style:column-width="2.223cm" style:rel-column-width="8353*"/>
    </style:style>
    <style:style style:name="Tabla42.D" style:family="table-column">
      <style:table-column-properties style:column-width="2.277cm" style:rel-column-width="8560*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2.3" style:family="table-row">
      <style:table-row-properties style:min-row-height="0.601cm" style:keep-together="true" fo:keep-together="auto"/>
    </style:style>
    <style:style style:name="Tabla42.28" style:family="table-row">
      <style:table-row-properties style:min-row-height="0.399cm" style:keep-together="true" fo:keep-together="auto"/>
    </style:style>
    <style:style style:name="Tabla43" style:family="table">
      <style:table-properties style:width="17.436cm" fo:margin-left="-0.004cm" fo:margin-right="-0.023cm" table:align="margins" style:writing-mode="lr-tb"/>
    </style:style>
    <style:style style:name="Tabla43.A" style:family="table-column">
      <style:table-column-properties style:column-width="5.216cm" style:rel-column-width="19604*"/>
    </style:style>
    <style:style style:name="Tabla43.B" style:family="table-column">
      <style:table-column-properties style:column-width="7.721cm" style:rel-column-width="29018*"/>
    </style:style>
    <style:style style:name="Tabla43.C" style:family="table-column">
      <style:table-column-properties style:column-width="2.223cm" style:rel-column-width="8353*"/>
    </style:style>
    <style:style style:name="Tabla43.D" style:family="table-column">
      <style:table-column-properties style:column-width="2.277cm" style:rel-column-width="8560*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3.3" style:family="table-row">
      <style:table-row-properties style:min-row-height="0.601cm" style:keep-together="true" fo:keep-together="auto"/>
    </style:style>
    <style:style style:name="Tabla43.31" style:family="table-row">
      <style:table-row-properties style:min-row-height="0.399cm" style:keep-together="true" fo:keep-together="auto"/>
    </style:style>
    <style:style style:name="Tabla44" style:family="table">
      <style:table-properties style:width="17.436cm" fo:margin-left="-0.004cm" fo:margin-right="-0.023cm" table:align="margins" style:writing-mode="lr-tb"/>
    </style:style>
    <style:style style:name="Tabla44.A" style:family="table-column">
      <style:table-column-properties style:column-width="5.417cm" style:rel-column-width="20359*"/>
    </style:style>
    <style:style style:name="Tabla44.B" style:family="table-column">
      <style:table-column-properties style:column-width="7.519cm" style:rel-column-width="28262*"/>
    </style:style>
    <style:style style:name="Tabla44.C" style:family="table-column">
      <style:table-column-properties style:column-width="2.223cm" style:rel-column-width="8353*"/>
    </style:style>
    <style:style style:name="Tabla44.D" style:family="table-column">
      <style:table-column-properties style:column-width="2.277cm" style:rel-column-width="8561*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4.3" style:family="table-row">
      <style:table-row-properties style:min-row-height="0.601cm" style:keep-together="true" fo:keep-together="auto"/>
    </style:style>
    <style:style style:name="Tabla44.35" style:family="table-row">
      <style:table-row-properties style:min-row-height="0.399cm" style:keep-together="true" fo:keep-together="auto"/>
    </style:style>
    <style:style style:name="Tabla45" style:family="table">
      <style:table-properties style:width="17.436cm" fo:margin-left="-0.004cm" fo:margin-right="-0.023cm" table:align="margins" style:writing-mode="lr-tb"/>
    </style:style>
    <style:style style:name="Tabla45.A" style:family="table-column">
      <style:table-column-properties style:column-width="4.392cm" style:rel-column-width="16508*"/>
    </style:style>
    <style:style style:name="Tabla45.B" style:family="table-column">
      <style:table-column-properties style:column-width="8.546cm" style:rel-column-width="32121*"/>
    </style:style>
    <style:style style:name="Tabla45.C" style:family="table-column">
      <style:table-column-properties style:column-width="2.223cm" style:rel-column-width="8353*"/>
    </style:style>
    <style:style style:name="Tabla45.D" style:family="table-column">
      <style:table-column-properties style:column-width="2.275cm" style:rel-column-width="8553*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5.3" style:family="table-row">
      <style:table-row-properties style:min-row-height="0.601cm" style:keep-together="true" fo:keep-together="auto"/>
    </style:style>
    <style:style style:name="Tabla45.82" style:family="table-row">
      <style:table-row-properties style:min-row-height="0.399cm" style:keep-together="true" fo:keep-together="auto"/>
    </style:style>
    <style:style style:name="Tabla46" style:family="table">
      <style:table-properties style:width="17.436cm" fo:margin-left="-0.004cm" fo:margin-right="-0.023cm" table:align="margins" style:writing-mode="lr-tb"/>
    </style:style>
    <style:style style:name="Tabla46.A" style:family="table-column">
      <style:table-column-properties style:column-width="4.392cm" style:rel-column-width="16508*"/>
    </style:style>
    <style:style style:name="Tabla46.B" style:family="table-column">
      <style:table-column-properties style:column-width="8.546cm" style:rel-column-width="32121*"/>
    </style:style>
    <style:style style:name="Tabla46.C" style:family="table-column">
      <style:table-column-properties style:column-width="2.223cm" style:rel-column-width="8353*"/>
    </style:style>
    <style:style style:name="Tabla46.D" style:family="table-column">
      <style:table-column-properties style:column-width="2.275cm" style:rel-column-width="8553*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6.3" style:family="table-row">
      <style:table-row-properties style:min-row-height="0.601cm" style:keep-together="true" fo:keep-together="auto"/>
    </style:style>
    <style:style style:name="Tabla46.95" style:family="table-row">
      <style:table-row-properties style:min-row-height="0.399cm" style:keep-together="true" fo:keep-together="auto"/>
    </style:style>
    <style:style style:name="Tabla47" style:family="table">
      <style:table-properties style:width="17.436cm" fo:margin-left="-0.004cm" fo:margin-right="-0.023cm" table:align="margins" style:writing-mode="lr-tb"/>
    </style:style>
    <style:style style:name="Tabla47.A" style:family="table-column">
      <style:table-column-properties style:column-width="4.392cm" style:rel-column-width="16508*"/>
    </style:style>
    <style:style style:name="Tabla47.B" style:family="table-column">
      <style:table-column-properties style:column-width="8.546cm" style:rel-column-width="32121*"/>
    </style:style>
    <style:style style:name="Tabla47.C" style:family="table-column">
      <style:table-column-properties style:column-width="2.223cm" style:rel-column-width="8353*"/>
    </style:style>
    <style:style style:name="Tabla47.D" style:family="table-column">
      <style:table-column-properties style:column-width="2.275cm" style:rel-column-width="8553*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7.3" style:family="table-row">
      <style:table-row-properties style:min-row-height="0.601cm" style:keep-together="true" fo:keep-together="auto"/>
    </style:style>
    <style:style style:name="Tabla47.95" style:family="table-row">
      <style:table-row-properties style:min-row-height="0.399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line-height="150%" style:text-autospace="none">
        <style:tab-stops>
          <style:tab-stop style:position="3.838cm"/>
        </style:tab-stops>
      </style:paragraph-properties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4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6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7" style:family="paragraph" style:parent-style-name="Standard"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" style:family="paragraph" style:parent-style-name="Standard">
      <style:paragraph-properties fo:line-height="150%" fo:text-align="justify" style:justify-single-word="false" style:text-autospace="none">
        <style:tab-stops>
          <style:tab-stop style:position="1.397cm"/>
          <style:tab-stop style:position="2.025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10" style:family="paragraph" style:parent-style-name="Standard">
      <style:paragraph-properties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2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13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 style:font-weight-complex="bold"/>
    </style:style>
    <style:style style:name="P14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15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16" style:family="paragraph" style:parent-style-name="Standard">
      <style:text-properties style:font-name="Arial Narrow1"/>
    </style:style>
    <style:style style:name="P17" style:family="paragraph" style:parent-style-name="Standard">
      <style:paragraph-properties fo:line-height="150%" fo:text-align="justify" style:justify-single-word="false" style:text-autospace="none"/>
      <style:text-properties style:font-name="Arial Narrow1"/>
    </style:style>
    <style:style style:name="P18" style:family="paragraph" style:parent-style-name="Standard">
      <style:paragraph-properties style:text-autospace="none" style:snap-to-layout-grid="false"/>
      <style:text-properties style:font-name="Arial Narrow1" fo:font-size="11pt" style:font-size-asian="11pt" style:font-size-complex="11pt"/>
    </style:style>
    <style:style style:name="P19" style:family="paragraph" style:parent-style-name="Standard">
      <style:paragraph-properties fo:line-height="150%" fo:text-align="justify" style:justify-single-word="false" style:text-autospace="none"/>
    </style:style>
    <style:style style:name="P2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2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Footer">
      <style:paragraph-properties fo:text-align="end" style:justify-single-word="false" style:snap-to-layout-grid="false"/>
    </style:style>
    <style:style style:name="P25" style:family="paragraph" style:parent-style-name="Footer">
      <style:text-properties fo:font-size="12pt" style:font-size-asian="12pt" style:font-size-complex="12pt"/>
    </style:style>
    <style:style style:name="P2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7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8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9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  <style:text-properties style:font-name="Arial Narrow1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snap-to-layout-grid="false">
        <style:tab-stops>
          <style:tab-stop style:position="1.921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33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margin-left="2.14cm" fo:margin-right="0cm" fo:line-height="150%" fo:text-align="justify" style:justify-single-word="false" fo:text-indent="-0.889cm" style:auto-text-indent="false" style:text-autospace="none">
        <style:tab-stops>
          <style:tab-stop style:position="6.419cm"/>
          <style:tab-stop style:position="6.78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5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6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7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  <style:text-properties style:font-name="Arial Narrow1"/>
    </style:style>
    <style:style style:name="P38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  <style:text-properties style:font-name="Arial Narrow1"/>
    </style:style>
    <style:style style:name="P39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1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0" style:family="paragraph" style:parent-style-name="Subtitle">
      <style:paragraph-properties fo:text-align="end" style:justify-single-word="false"/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1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42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43" style:family="paragraph" style:parent-style-name="Title">
      <style:paragraph-properties fo:text-align="end" style:justify-single-word="false"/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4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5" style:family="paragraph" style:parent-style-name="Title">
      <style:paragraph-properties fo:text-align="start" style:justify-single-word="false" fo:orphans="0" fo:widows="0">
        <style:tab-stops>
          <style:tab-stop style:position="15.478cm"/>
        </style:tab-stops>
      </style:paragraph-properties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6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47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  <style:text-properties style:font-name="Arial Narrow1"/>
    </style:style>
    <style:style style:name="P48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0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042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2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54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55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6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7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8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9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60" style:family="paragraph" style:parent-style-name="Title" style:master-page-name="Convertir_20_4">
      <style:paragraph-properties fo:orphans="0" fo:widows="0" style:page-number="auto" fo:break-before="page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 Narrow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3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 Narrow" style:language-complex="ar" style:country-complex="SA" style:font-weight-complex="bold"/>
    </style:style>
    <style:style style:name="T7" style:family="text">
      <style:text-properties style:use-window-font-color="true" fo:language="es" fo:country="ES" style:font-name-asian="Times New Roman" style:language-asian="zxx" style:country-asian="none" style:font-name-complex="Arial Narrow" style:language-complex="ar" style:country-complex="SA"/>
    </style:style>
    <style:style style:name="T8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9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T10" style:family="text">
      <style:text-properties fo:color="#333333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fo:color="#333333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style:font-name="Times New Roman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43"/>
      <text:p text:style-name="P43"/>
      <text:p text:style-name="P43"/>
      <text:p text:style-name="P40"/>
      <text:p text:style-name="P42">PCU-CapturarAbono</text:p>
      <text:p text:style-name="P42">20100909.1100</text:p>
      <text:p text:style-name="P41"><text:s text:c="25"/></text:p>
      <text:p text:style-name="P41"/>
      <text:p text:style-name="P41">Documento de Caso de Prueba</text:p>
      <text:p text:style-name="P15">CP-0012- <text:s text:c="11"/>MostrarMenuSeguroClub</text:p>
      <text:p text:style-name="P15"/>
      <text:p text:style-name="P15"/>
      <text:p text:style-name="P15"/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/></text:p>
      <text:p text:style-name="P15"/>
      <text:p text:style-name="P15"/>
      <text:p text:style-name="P14"/>
      <text:p text:style-name="P14"/>
      <text:p text:style-name="P44"/>
      <text:p text:style-name="P45"/>
      <text:p text:style-name="P46">Tabla de Contenidos</text:p>
      <text:p text:style-name="P46"/>
      <text:p text:style-name="P46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38">1.Introducción <text:tab/><text:span text:style-name="T12">3</text:span></text:p>
          <text:p text:style-name="P38">1.1.Propósito<text:tab/>3</text:p>
          <text:p text:style-name="P38">1.2.Alcance<text:tab/>3</text:p>
          <text:p text:style-name="P38">1.3.Audiencia<text:tab/>3</text:p>
          <text:p text:style-name="P38">2.Generación de Casos de Prueba a partir de Casos de Uso<text:tab/>4</text:p>
          <text:p text:style-name="P37">2.1. Justificación Generación del Grafo de Caminos de Prueba:<text:tab/><text:span text:style-name="T12">4</text:span></text:p>
        </text:index-body>
      </text:table-of-content>
      <text:section text:style-name="Sect2" text:name="Área2">
        <text:p text:style-name="P33"/>
        <text:p text:style-name="P7"/>
      </text:section>
      <text:section text:style-name="Sect3" text:name="Área3">
        <text:p text:style-name="P16"/>
      </text:section>
      <text:p text:style-name="P60"><text:s/>Documento de Diseño de Caso de Prueba</text:p>
      <text:list xml:id="list38544347" text:style-name="WW8Num2">
        <text:list-item>
          <text:p text:style-name="P55">Introducción </text:p>
          <text:list>
            <text:list-item>
              <text:p text:style-name="P56">Propósito</text:p>
            </text:list-item>
          </text:list>
        </text:list-item>
      </text:list>
      <text:p text:style-name="P47"><text:span text:style-name="T8">El propósito del </text:span><text:span text:style-name="T9">Documento de Casos de Pruebas para</text:span><text:span text:style-name="T10"> </text:span><text:span text:style-name="T11">MostrarMenuSeguroClub</text:span><text:span text:style-name="T2"> </text:span><text:span text:style-name="T8">es definir un formato para la elaboración de los caso de pruebas.</text:span></text:p>
      <text:list xml:id="list38564708" text:continue-numbering="true" text:style-name="WW8Num2">
        <text:list-item>
          <text:list>
            <text:list-item>
              <text:p text:style-name="P56">Alcance</text:p>
            </text:list-item>
          </text:list>
        </text:list-item>
      </text:list>
      <text:p text:style-name="P39">Este documento provee la definición del problema a resolver, los afectados y la solución. No contempla una descripción detallada de los aspectos funcionales y técnicos que se desarrollarán en las fases posteriores.</text:p>
      <text:list xml:id="list38556236" text:continue-numbering="true" text:style-name="WW8Num2">
        <text:list-item>
          <text:list>
            <text:list-item>
              <text:p text:style-name="P56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Nivel de Participación</text:p>
          </table:table-cell>
          <table:table-cell table:style-name="Tabla1.B1" office:value-type="string">
            <text:p text:style-name="P27">Rol</text:p>
          </table:table-cell>
        </table:table-row>
        <table:table-row table:style-name="Tabla1.1">
          <table:table-cell table:style-name="Tabla1.A2" office:value-type="string">
            <text:p text:style-name="P29"><text:span text:style-name="T4">Responsable de Elaboración </text:span><text:span text:style-name="T5">(RE)</text:span></text:p>
          </table:table-cell>
          <table:table-cell table:style-name="Tabla1.B2" office:value-type="string">
            <text:p text:style-name="P28">Analista de Pruebas (AP)</text:p>
          </table:table-cell>
        </table:table-row>
        <table:table-row table:style-name="Tabla1.1">
          <table:table-cell table:style-name="Tabla1.A2" office:value-type="string">
            <text:p text:style-name="P29"><text:span text:style-name="T4">Usuario Directo </text:span><text:span text:style-name="T5">(UD)</text:span></text:p>
          </table:table-cell>
          <table:table-cell table:style-name="Tabla1.B2" office:value-type="string">
            <text:p text:style-name="P28">Analista de Pruebas (AP)</text:p>
          </table:table-cell>
        </table:table-row>
        <table:table-row table:style-name="Tabla1.1">
          <table:table-cell table:style-name="Tabla1.A2" office:value-type="string">
            <text:p text:style-name="P29"><text:span text:style-name="T4">Notificado </text:span><text:span text:style-name="T5">(NT)</text:span></text:p>
          </table:table-cell>
          <table:table-cell table:style-name="Tabla1.B2" office:value-type="string">
            <text:p text:style-name="P28">Gerente de Pruebas</text:p>
            <text:p text:style-name="P28"/>
            <text:p text:style-name="P28">Líder de Proyecto</text:p>
          </table:table-cell>
        </table:table-row>
      </table:table>
      <text:list xml:id="list38567162" text:continue-numbering="true" text:style-name="WW8Num2">
        <text:list-item>
          <text:p text:style-name="P57">Generación de Casos de Prueba a partir de Casos de Uso</text:p>
          <text:list>
            <text:list-item>
              <text:p text:style-name="P58">Justificación Generación del Grafo de Caminos de Prueba:</text:p>
            </text:list-item>
          </text:list>
        </text:list-item>
      </text:list>
      <text:p text:style-name="P34"/>
      <text:p text:style-name="P35">Caminos de Prueba:</text:p>
      <text:p text:style-name="P36"><text:s/>Caminos Positivos:</text:p>
      <text:list xml:id="list38548434" text:style-name="L1">
        <text:list-item>
          <text:p text:style-name="P49">A1,S2,A3,S4</text:p>
          <text:p text:style-name="P53"><text:s text:c="10"/>Caminos Negativos:<text:span text:style-name="T13"> <text:s text:c="3"/></text:span></text:p>
        </text:list-item>
        <text:list-item>
          <text:p text:style-name="P49">A1,S2,A3,AE.3.a,AE.3.a.1,AE.3.a.2,AE.3.a.2.a,AE.3.a.2.a.1,AE.3.a.2.a.1.a, AE.3.a.2.a.1.a.1,AE.3.a.2.a.1.a.2,S2,A3,AE.3.a,AE.3.a.1,AE.3.a.2,AE.3.a.2.a,AE.3.a.2.a.1AE.3.a.2.a.2AE.3.a.2.a.2.a,AE.3.a.2.a.2.a.1,AE.3.a.2.a.2.a.1.a,AE.3.a.2.a.2.a.1.a.1,AE.3.a.2.a.2.a.1.a.2,AE.3.a.2.a.2.a.1.a.2.a,AE.3.a.2.a.2.a.1.a.2.a.1,S4</text:p>
        </text:list-item>
        <text:list-item>
          <text:p text:style-name="P49">A1,S2,A3,AE.3.a,AE.3.a.1,AE.3.a.2,AE.3.a.2.a,AE.3.a.2.a.1,AE.3.a.2.a.2, AE.3.a.2.a.2.a,AE.3.a.2.a.2.a.1,AE.3.a.2.a.2.a.1.a,AE.3.a.2.a.2.a.1.a.1, AE.3.a.2.a.2.a.1.a.2,AE.3.a.2.a.2.a.1.a.2.a,AE.3.a.2.a.2.a.1.a.2.b,AE.3.a.2.a.2.a.1.a.2.b.1S2,A3,S4</text:p>
        </text:list-item>
        <text:list-item>
          <text:p text:style-name="P49">A1,S2,A3,AE.3.a,AE.3.a.1,AE.3.a.2,AE.3.a.2.a,AE.3.a.2.a.1,AE.3.a.2.a.2, AE.3.a.2.a.2.a,AE.3.a.2.a.2.a.1,AE.3.a.2.a.2.a.1.a,AE.3.a.2.a.2.a.1.b, AE.3.a.2.a.2.a.1.b.1,AE.3.a.2.a.2.a.1.b.2,S2,A3,S4</text:p>
        </text:list-item>
        <text:list-item>
          <text:p text:style-name="P49">A1,S2,A3,AE.3.a,AE.3.a.1,AE.3.a.2,AE.3.a.2.a,AE.3.a.2.a.1,AE.3.a.2.a.2, AE.3.a.2.a.2.a,AE.3.a.2.a.2.a.1,AE.3.a.2.a.2.a.1.a,AE.3.a.2.a.2.a.1.b, AE.3.a.2.a.2.a.1.c,AE.3.a.2.a.2.a.1.c.1,AE.3.a.2.a.2.a.1.c.2,AE.3.a.2.a.2.a.1.c.2.a,AE.3.a.2.a.2.a.1.c.2.a.1,S4</text:p>
        </text:list-item>
        <text:list-item>
          <text:p text:style-name="P49">A1,S2,A,,AE.3.a,AE.3.a.1AE.3.a.2,AE.3.a.2.a,AE.3.a.2.a.1,AE.3.a.2.a.2, AE.3.a.2.a.2.a,AE.3.a.2.a.2.a.1AE.3.a.2.a.2.a.1.a,AE.3.a.2.a.2.a.1.b,AE.3.a.2.a.2.a.1.c,AE.3.a.2.a.2.a.1.c.1,AE.3.a.2.a.2.a.1.c.2,AE.3.a.2.a.2.a.1.c.2.a,AE.3.a.2.a.2.a.1.c.2.b.1,S2,A3,S4</text:p>
        </text:list-item>
        <text:list-item>
          <text:p text:style-name="P49">A1,S2,A3,AE.3.a,AE.3.a.1,AE.3.a.2,,AE.3.a.2.a,AE.3.a.2.a.1,AE.3.a.2.a.2,AE.3.a.2.a.2.a,AE.3.a.2.a.2.a.1,AE.3.a.2.a.2.a.1.a,AE.3.a.2.a.2.a.1.b,AE.3.a.2.a.2.a.1.c,AE.3.a.2.a.2.a.1.d,AE.3.a.2.a.2.a.1.d.1,AE.3.a.2.a.2.a.1.d.2,S2,A3,S4</text:p>
        </text:list-item>
        <text:list-item>
          <text:p text:style-name="P49">A1,S2,A3,AE.3.a,AE.3.a.1,AE.3.a.2,AE.3.a.2.a,AE.3.a.2.a.1,AE.3.a.2.a.2,AE.3.a.2.a.2.a,AE.3.a.2.a.2.a.1,AE.3.a.2.a.2.a.1.a,AE.3.a.2.a.2.a.1.b,AE.3.a.2.a.2.a.1.c,AE.3.a.2.a.2.a.1.d,AE.3.a.2.a.2.a.1.e,AE.3.a.2.a.2.a.1.e.1,AE.3.a.2.a.2.a.1.e.2,S2,A3,S4</text:p>
        </text:list-item>
        <text:list-item>
          <text:p text:style-name="P49"><text:soft-page-break/>A1,S2,A3,AE.3.a,AE.3.a.1,AE.3.a.2,AE.3.a.2.a,AE.3.a.2.a.1,AE.3.a.2.a.2,AE.3.a.2.a.2.a,AE.3.a.2.a.2.a.1,AE.3.a.2.a.2.a.1.a,AE.3.a.2.a.2.a.1.b,AE.3.a.2.a.2.a.1.c,AE.3.a.2.a.2.a.1.d,AE.3.a.2.a.2.a.1.e,AE.3.a.2.a.2.a.1.f,AE.3.a.2.a.2.a.1.f.1,S2,A3,S4</text:p>
        </text:list-item>
        <text:list-item>
          <text:p text:style-name="P49">A1,S2,A3,AE.3.a,AE.3.a.1,AE.3.a.2,AE.3.a.2.a,AE.3.a.2.a.1,AE.3.a.2.a.2,AE.3.a.2.a.2.a,AE.3.a.2.a.2.b,AE.3.a.2.a.2.b.1,AE.3.a.2.a.2.b.2,S2,A3,S4</text:p>
        </text:list-item>
        <text:list-item>
          <text:p text:style-name="P49">A1,S2,A3,AE.3.a,AE.3.a.1,AE.3.a.2AE.3.a.2.a,AE.3.a.2.b,AE.3.a.2.b.1,S2,A3,S4</text:p>
        </text:list-item>
        <text:list-item>
          <text:p text:style-name="P49">A1,S2,A3,,AE.3.b,AE.3.b.1,AE.3.b.2AE.3.b.2.a,AE.3.b.2.a.1,AE.3.b.2.a.1.a,AE.3.b.2.a.1.a.1,AE.3.b.2.a.1.a.2AE.3.b.2.a.1.a.3,AE.3.b.2.a.1.a.3.a,AE.3.b.2.a.1.a.3.a.1,AE.3.b.2.a.1.a.3.a.2,S2,A3,S4</text:p>
        </text:list-item>
        <text:list-item>
          <text:p text:style-name="P49">A1,S2,A3,AE.3.b,AE.3.b.1,AE.3.b.2,AE.3.b.2.a,AE.3.b.2.a.1,,AE.3.b.2.a.1.a,AE.3.b.2.a.1.a.1,AE.3.b.2.a.1.a.2,AE.3.b.2.a.1.a.3,AE.3.b.2.a.1.a.3.a,AE.3.b.2.a.1.a.3.b,AE.3.b.2.a.1.a.3.b.1AE.3.b.2.a.1.a.3.b.1.a,AE.3.b.2.a.1.a.3.b.1.a.1,AE.3.b.2.a.1.a.3.b.1.a.2,AE.3.b.2.a.1.a.3.b.1.a.3,AE.3.b.2.a.1.a.3.b.1.a.3.a,AE.3.b.2.a.1.a.3.b.1.a.3.a.1,AE.3.b.2.a.1.a.3.b.1.a.3.a.2,S2,A3,S4</text:p>
        </text:list-item>
        <text:list-item>
          <text:p text:style-name="P49">A1,S2,A3,AE.3.b,AE.3.b.1,AE.3.b.2,AE.3.b.2.a,AE.3.b.2.a.1,AE.3.b.2.a.1.a,AE.3.b.2.a.1.a.1,AE.3.b.2.a.1.a.2,AE.3.b.2.a.1.a.3,AE.3.b.2.a.1.a.3.a,AE.3.b.2.a.1.a.3.b,AE.3.b.2.a.1.a.3.b.1,AE.3.b.2.a.1.a.3.b.1.a,AE.3.b.2.a.1.a.3.b.1.a.1,AE.3.b.2.a.1.a.3.b.1.a.2,AE.3.b.2.a.1.a.3.b.1.a.3,AE.3.b.2.a.1.a.3.b.1.a.4,AE.3.b.2.a.1.a.3.b.1.a.5,S2,A3,S4</text:p>
        </text:list-item>
        <text:list-item>
          <text:p text:style-name="P49">A1,S2,A3,AE.3.b,AE.3.b.1,AE.3.b.2,AE.3.b.2.a,AE.3.b.2.a.1,,AE.3.b.2.a.1.a,AE.3.b.2.a.1.a.1,AE.3.b.2.a.1.a.2,AE.3.b.2.a.1.a.3,AE.3.b.2.a.1.a.3.a,AE.3.b.2.a.1.a.3.b,AE.3.b.2.a.1.a.3.b.1,AE.3.b.2.a.1.a.3.b.1.a,AE.3.b.2.a.1.a.3.b.1.b,AE.3.b.2.a.1.a.3.b.1.b.1,S2,A3,S4</text:p>
        </text:list-item>
        <text:list-item>
          <text:p text:style-name="P49">A1,S2,A3,AE.3.b,AE.3.b.1,AE.3.b.2,AE.3.b.2.a,AE.3.b.2.a.1,AE.3.b.2.a.1.a, AE.3.b.2.a.1.b,AE.3.b.2.a.1.b.1,AE.3.b.2.a.1.b.2,,S2,A3,S4</text:p>
        </text:list-item>
        <text:list-item>
          <text:p text:style-name="P49">A1,S2,,A3,AE.3.b,AE.3.b.1,AE.3.b.2,AE.3.b.2.a,AE.3.b.2.bAE.3.b.2.b.1,AE.3.b.2.b.1.a,AE.3.b.2.b.1.a.1,AE.3.b.2.b.1.a.2,,S2,A3,S4</text:p>
        </text:list-item>
        <text:list-item>
          <text:p text:style-name="P49">A1,S,,A3,AE.3.bAE.3.b.1,AE.3.b.2,AE.3.b.2.a,AE.3.b.2.b,AE.3.b.2.b.1,AE.3.b.2.b.2,AE.3.b.2.b.3AE.3.b.2.b.4,AE.3.b.2.b.4.a,AE.3.b.2.b.4.a.1,AE.3.b.2.b.4.a.2,AE.3.b.2.b.4.a.2.a,AE.3.b.2.b.4.a.2.a.1,S2,A3,S4</text:p>
        </text:list-item>
        <text:list-item>
          <text:p text:style-name="P49">A1,S2,A3,AE.3.b,AE.3.b.1,AE.3.b.2,AE.3.b.2.a,AE.3.b.2.bAE.3.b.2.b.1,AE.3.b.2.b.2,AE.3.b.2.b.3,AE.3.b.2.b.4,AE.3.b.2.b.4.a,AE.3.b.2.b.4.a.1,AE.3.b.2.b.4.a.2,AE.3.b.2.b.4.a.3AE.3.b.2.b.4.a.4,AE.3.b.2.b.4.a.5,AE.3.b.2.b.4.a.5.a,AE.3.b.2.b.4.a.5.a.1,AE.3.b.2.b.4.a.5.a.2,S2,A3,S4,</text:p>
        </text:list-item>
        <text:list-item>
          <text:p text:style-name="P49"><text:soft-page-break/>A1,S2,A3,AE.3.b,AE.3.b.1,AE.3.b.2,AE.3.b.2.a,AE.3.b.2.b,AE.3.b.2.b.1,AE.3.b.2.b.2,AE.3.b.2.b.3,AE.3.b.2.b.4,AE.3.b.2.b.4.a,AE.3.b.2.b.4.a.1,AE.3.b.2.b.4.a.2,AE.3.b.2.b.4.a.3AE.3.b.2.b.4.a.4,AE.3.b.2.b.4.a.5,AE.3.b.2.b.4.a.6, AE.3.b.2.b.5,AE.3.b.2.b.6,S2,A3,S4</text:p>
        </text:list-item>
        <text:list-item>
          <text:p text:style-name="P49">A1,S2,A3,AE.3.b,AE.3.b.1,AE.3.b.2,AE.3.b.2.a,AE.3.b.2.b,AE.3.b.2.c,AE.3.b.2.c.1,S2,A3,S4</text:p>
        </text:list-item>
        <text:list-item>
          <text:p text:style-name="P49">A1,S2,A3,AE.3.c,AE.3.c.1,AE.3.c.2,AE.3.c.2.a,AE.3.c.2.a.1,AE.3.c.2.a.1.a, AE.3.c.2.a.1.a.1,AE.3.c.2.a.1.a.1.a,AE.3.c.2.a.1.a.1.a.1AE.3.c.2.a.1.a.1.a.2,AE.3.c.2.a.1.a.1.a.3,S2,A3,S4</text:p>
        </text:list-item>
        <text:list-item>
          <text:p text:style-name="P49">A1,S2,A3,AE.3.c,AE.3.c.1,AE.3.c.2,AE.3.c.2.a,AE.3.c.2.a.1,AE.3.c.2.a.1.a, AE.3.c.2.a.1.a.1AE.3.c.2.a.1.a.1.a,AE.3.c.2.a.1.a.1.b,AE.3.c.2.a.1.a.1.b.1, S2,A3,S4</text:p>
        </text:list-item>
        <text:list-item>
          <text:p text:style-name="P49">A1,S2,A3,AE.3.c,AE.3.c.1,AE.3.c.2,AE.3.c.2.a,AE.3.c.2.a.1,AE.3.c.2.a.1.a, AE.3.c.2.a.1.b,AE.3.c.2.a.1.b.1,AE.3.c.2.a.1.b.2,S2,A3,S4</text:p>
        </text:list-item>
        <text:list-item>
          <text:p text:style-name="P49">A1,S2,A3,AE.3.d,AE.3.d.1,AE.3.d.2,AE.3.d.2.a,AE.3.d.2.a.1,AE.3.d.2.a.1.a, AE.3.d.2.a.1.a.1,AE.3.d.2.a.1.a.1.a,AE.3.d.2.a.1.a.1.a.1,AE.3.d.2.a.1.a.1.a.2,AE.3.d.2.a.1.a.1.a.3,AE.3.d.2.a.1.a.1.a.3.a,AE.3.d.2.a.1.a.1.a.3.a.1AE.3.d.2.a.1.a.1.a.3.a.2,S2,A3,S4</text:p>
        </text:list-item>
        <text:list-item>
          <text:p text:style-name="P49">A1,S2,A3,AE.3.d,AE.3.d.1,AE.3.d.2,AE.3.d.2.a,AE.3.d.2.a.1,AE.3.d.2.a.1.a, AE.3.d.2.a.1.a.1,AE.3.d.2.a.1.a.1.a,AE.3.d.2.a.1.a.1.a.1,AE.3.d.2.a.1.a.1.a.2,AE.3.d.2.a.1.a.1.a.3,AE.3.d.2.a.1.a.1.a.3.a,AE.3.d.2.a.1.a.1.a.3.b,AE.3.d.2.a.1.a.1.a.3.b.1,AE.3.d.2.a.1.a.1.a.3.b.1.a,AE.3.d.2.a.1.a.1.a.3.b.1.a.1,AE.3.d.2.a.1.a.1.a.3.b.1.a.2,AE.3.d.2.a.1.a.1.a.3.b.1.a.3,AE.3.d.2.a.1.a.1.a.3.b.1.a.3.a,AE.3.d.2.a.1.a.1.a.3.b.1.a.3.a.1,AE.3.d.2.a.1.a.1.a.3.b.1.a.3.a.2,S2,,A3,S4</text:p>
        </text:list-item>
        <text:list-item>
          <text:p text:style-name="P49">A1,S2,A3AE.3.d,AE.3.d.1,AE.3.d.2,AE.3.d.2.a,AE.3.d.2.a.1,AE.3.d.2.a.1.a,AE.3.d.2.a.1.a.1AE.3.d.2.a.1.a.1.a,AE.3.d.2.a.1.a.1.a.1AE.3.d.2.a.1.a.1.a.2,AE.3.d.2.a.1.a.1.a.3,AE.3.d.2.a.1.a.1.a.3.a,AE.3.d.2.a.1.a.1.a.3.b,AE.3.d.2.a.1.a.1.a.3.b.1,AE.3.d.2.a.1.a.1.a.3.b.1.a,AE.3.d.2.a.1.a.1.a.3.b.1.a.1,AE.3.d.2.a.1.a.1.a.3.b.1.a.2,AE.3.d.2.a.1.a.1.a.3.b.1.a.3,AE.3.d.2.a.1.a.1.a.3.b.1.a.4,AE.3.d.2.a.1.a.1.a.3.b.1.a.5,S2,A3,S4,</text:p>
        </text:list-item>
        <text:list-item>
          <text:p text:style-name="P49">A1,S2,A3,AE.3.d,AE.3.d.1,AE.3.d.2AE.3.d.2.a,AE.3.d.2.a.1,AE.3.d.2.a.1.a,AE.3.d.2.a.1.a.1,AE.3.d.2.a.1.a.1.a,AE.3.d.2.a.1.a.1.a.1AE.3.d.2.a.1.a.1.a.2,AE.3.d.2.a.1.a.1.a.3,AE.3.d.2.a.1.a.1.a.3.a,AE.3.d.2.a.1.a.1.a.3.b,AE.3.d.2.a.1.a.1.a.3.b.1,AE.3.d.2.a.1.a.1.a.3.b.1.a,AE.3.d.2.a.1.a.1.a.3.b.1.b,AE.3.d.2.a.1.a.1.a.3.b.1.b.1,S2,A3,S4</text:p>
        </text:list-item>
        <text:list-item>
          <text:p text:style-name="P49">A1,S2,A3,AE.3.d,,AE.3.d.1AE.3.d.2,AE.3.d.2.a,AE.3.d.2.a.1,AE.3.d.2.a.1.a,AE.3.d.2.a.1.a.1AE.3.d.2.a.1.a.1.a,AE.3.d.2.a.1.a.1.b,AE.3.d.2.a.1.a.1.b.1, AE.3.d.2.a.1.a.1.b.2,S2,A3,S4,</text:p>
        </text:list-item>
        <text:list-item>
          <text:p text:style-name="P49"><text:soft-page-break/>A1,S2,A3,AE.3.d,AE.3.d.1,AE.3.d.2,AE.3.d.2.a,AE.3.d.2.a.1,AE.3.d.2.a.1.a,AE.3.d.2.a.1.b,AE.3.d.2.a.1.b.1,AE.3.d.2.a.1.b.2,S2,A3,S4,</text:p>
        </text:list-item>
        <text:list-item>
          <text:p text:style-name="P49">A1,S2,A3,AE.3.d,AE.3.d.1,AE.3.d.2,AE.3.d.2.,AE.3.d.2.b,AE.3.d.2.b.1,S2A3,S4,</text:p>
        </text:list-item>
        <text:list-item>
          <text:p text:style-name="P49">A1,S2,A3,AE.3.e,AE.3.e.1AE.3.e.2,AE.3.e.2.a,AE.3.e.2.a.1,AE.3.e.2.a.1.a, AE.3.e.2.a.1.a.1,AE.3.e.2.a.1.a.2AE.3.e.2.a.1.a.3,AE.3.e.2.a.1.a.3.a,AE.3.e.2.a.1.a.3.a.1,AE.3.e.2.a.1.a.3.a.1.a,AE.3.e.2.a.1.a.3.a.1.a.1,AE.3.e.2.a.1.a.3.a.1.a.1.a,AE.3.e.2.a.1.a.3.a.1.a.1.a.1,AE.3.e.2.a.1.a.3.a.1.a.1.a.2,AE.3.e.2.a.1.a.3.a.1.a.1.a.3,S2,A3,S4</text:p>
        </text:list-item>
        <text:list-item>
          <text:p text:style-name="P49">A1,S2,A3,AE.3.e,AE.3.e.1,AE.3.e.2,AE.3.e.2.a,AE.3.e.2.a.1,AE.3.e.2.a.1.a, AE.3.e.2.a.1.a.1,AE.3.e.2.a.1.a.2,AE.3.e.2.a.1.a.3,AE.3.e.2.a.1.a.3.a,AE.3.e.2.a.1.a.3.a.1,AE.3.e.2.a.1.a.3.a.1.a,AE.3.e.2.a.1.a.3.a.1.b,AE.3.e.2.a.1.a.3.a.1.b.1,AE.3.e.2.a.1.a.3.a.1.b.1.a,AE.3.e.2.a.1.a.3.a.1.b.1.a.1,AE.3.e.2.a.1.a.3.a.1.b.1.a.2,S2,A3,S4,</text:p>
        </text:list-item>
        <text:list-item>
          <text:p text:style-name="P49">A1,S2,A3,AE.3.e,AE.3.e.1,AE.3.e.2,AE.3.e.2.a,AE.3.e.2.a.1,AE.3.e.2.a.1.a, AE.3.e.2.a.1.a.1,AE.3.e.2.a.1.a.2,AE.3.e.2.a.1.a.3,AE.3.e.2.a.1.a.3.a,AE.3.e.2.a.1.a.3.a.1,AE.3.e.2.a.1.a.3.a.1.a,AE.3.e.2.a.1.a.3.a.1.b,AE.3.e.2.a.1.a.3.a.1.b.1,AE.3.e.2.a.1.a.3.a.1.b.2,S2,A3,S4</text:p>
        </text:list-item>
        <text:list-item>
          <text:p text:style-name="P49">A1,S2,A3,AE.3.e,AE.3.e.1,AE.3.e.2,AE.3.e.2.a,AE.3.e.2.a.1,AE.3.e.2.a.1.a, AE.3.e.2.a.1.a.1AE.3.e.2.a.1.a.2,AE.3.e.2.a.1.a.3,AE.3.e.2.a.1.a.3.a,AE.3.e.2.a.1.a.3.a.1,AE.3.e.2.a.1.a.3.a.1.a,AE.3.e.2.a.1.a.3.a.1.b,AE.3.e.2.a.1.a.3.a.1.b.1,AE.3.e.2.a.1..a.3.a.1.b.2,S2,A3,S4</text:p>
        </text:list-item>
        <text:list-item>
          <text:p text:style-name="P49">A1,S2,A3,AE.3.e,AE.3.e.1,AE.3.e.2,AE.3.e.2.a,AE.3.e.2.a.1,AE.3.e.2.a.1.a,AE.3.e.2.a.1.a.1,AE.3.e.2.a.1.a.2,AE.3.e.2.a.1.a.3,AE.3.e.2.a.1.a.3.a,AE.3.e.2.a.1.a.3.b,AE.3.e.2.a.1.a.3.b.1,AE.3.e.2.a.1.a.3.b.1.a,AE.3.e.2.a.1.a.3.b.1.a.1,AE.3.e.2.a.1.a.3.b.1.a.2,AE.3.e.2.a.1.a.3.b.1.a.3,AE.3.e.2.a.1.a.3.b.1.a.3.a,AE.3.e.2.a.1.a.3.b.1.a.3.a.1,AE.3.e.2.a.1.a.3.b.1.a.3.a.2,S2,A3,S4</text:p>
        </text:list-item>
        <text:list-item>
          <text:p text:style-name="P49">A1,S2,A3,AE.3.e,AE.3.e.1,AE.3.e.2,AE.3.e.2.a,AE.3.e.2.a.1,AE.3.e.2.a.1.a, AE.3.e.2.a.1.a.1,AE.3.e.2.a.1.a.2,AE.3.e.2.a.1.a.3,AE.3.e.2.a.1.a.3.a,AE.3.e.2.a.1.a.3.b,AE.3.e.2.a.1.a.3.b.1,AE.3.e.2.a.1.a.3.b.1.a,AE.3.e.2.a.1.a.3.b.1.a.1,AE.3.e.2.a.1.a.3.b.1.a.2,AE.3.e.2.a.1.a.3.b.1.a.3,AE.3.e.2.a.1.a.3.b.1.a.4,AE.3.e.2.a.1.a.3.a.1,AE.3.e.2.a.1.a.3.a.1.a,AE.3.e.2.a.1.a.3.a.1.b,AE.3.e.2.a.1.a.3.a.1.b.1,AE.3.e.2.a.1.a.3.a.1.b.2,S2,A3,S4</text:p>
        </text:list-item>
        <text:list-item>
          <text:p text:style-name="P49">A1,S2,A3,AE.3.e,AE.3.e.1,AE.3.e.2,AE.3.e.2.a,AE.3.e.2.a.1,AE.3.e.2.a.1.a, AE.3.e.2.a.1.a.1,AE.3.e.2.a.1.a.2,AE.3.e.2.a.1.a.3,AE.3.e.2.a.1.a.3.a, <text:s/>AE.3.e.2.a.1.a.3.b,AE.3.e.2.a.1.a.3.b.1,AE.3.e.2.a.1.a.3.b.1.a,AE.3.e.2.a.1.a.3.b.1.b,AE.3.e.<text:soft-page-break/>2.a.1.a.3.b.1.b.1,S2,A3,AE.3.e,AE.3.e.1,AE.3.e.2,AE.3.e.2.a, AE.3.e.2.a.1,AE.3.e.2.a.1.a,AE.3.e.2.a.1.b,AE.3.e.2.a.1.b.1,AE.3.e.2.a.1.b.2,S2,A3,S4,</text:p>
        </text:list-item>
        <text:list-item>
          <text:p text:style-name="P49">A1,S2,A3,AE.3.f,AE.3.f.1,AE.3.f.1.a,AE.3.f.1.a.1AE.3.f.1.a.2,S2,A3,AE.3.f, AE.3.f.1,AE.3.f.2,AE.3.f.2.a,AE.3.f.2.a.1,AE.3.f.2.a.2,S2,A3,AE.3.f,AE.3.f.1, AE.3.f.2,AE.3.f.4,AE.3.f.5,AE.3.f.6,AE.3.f.6.a,AE.3.f.6.a.1,AE.3.f.6.a.2, AE.3.f.6.a.2.a,AE.3.f.6.a.2.a.1,S2,A3,AE.3.f,AE.3.f.1,AE.3.f.2,AE.3.f.3,AE.3.f.4, AE.3.f.5,AE.3.f.6,AE.3.f.6.a,AE.3.f.6.a.1,AE.3.f.6.a.2,AE.3.f.6.a.3,AE.3.f.6.a.4,AE.3.f.6.a.4.a,AE.3.f.6.a.4.a.1,AE.3.f.6.a.4.a.2,S2,A3,AE.3.f,AE.3.f.1, AE.3.f.2,AE.3.f.3 AE.3.f.4,AE.3.f.5,AE.3.f.6,AE.3.f.6.a,AE.3.f.6.a.1,AE.3.f.6.a.2, AE.3.f.6.a.3,AE.3.f.6.a.4,AE.3.f.6.a.5,AE.3.f.6.b.1,AE.3.f.6.b.2,S2,A3, AE.3.f,AE.3.f.1,AE.3.f.2,AE.3.f.3 AE.3.f.4,AE.3.f.5,AE.3.f.6,AE.3.f.6.a,AE.3.f.6.b,AE.3.f.6.b.1,AE.3.f.6.b.2,S2,A3,S4</text:p>
          <text:p text:style-name="P53"><text:s text:c="6"/></text:p>
          <text:p text:style-name="P51"/>
          <text:p text:style-name="P49"/>
          <text:p text:style-name="P53"><text:s text:c="5"/></text:p>
          <text:p text:style-name="P53"/>
          <text:p text:style-name="P52"/>
          <text:p text:style-name="P53"/>
          <text:p text:style-name="P49"/>
          <text:p text:style-name="P52"/>
          <text:p text:style-name="P53"><text:s text:c="9"/></text:p>
          <text:p text:style-name="P52"/>
          <text:p text:style-name="P52"/>
          <text:p text:style-name="P50"/>
        </text:list-item>
      </text:list>
      <text:p text:style-name="P3"/>
      <text:p text:style-name="P9"/>
      <text:list xml:id="list38549385" text:style-name="WW8Num6">
        <text:list-item>
          <text:list>
            <text:list-item>
              <text:p text:style-name="P54">Generación del Caso de Prueba:</text:p>
              <text:list>
                <text:list-item>
                  <text:p text:style-name="P48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Nombre del Caso de Prueba:</text:p>
          </table:table-cell>
          <table:table-cell table:style-name="Tabla2.B1" office:value-type="string">
            <text:p text:style-name="P30">CP-0012-MostrarMenuSeguroClub</text:p>
          </table:table-cell>
        </table:table-row>
        <table:table-row table:style-name="Tabla2.1">
          <table:table-cell table:style-name="Tabla2.A2" office:value-type="string">
            <text:p text:style-name="P10">Prioridad:</text:p>
          </table:table-cell>
          <table:table-cell table:style-name="Tabla2.B2" office:value-type="string">
            <text:p text:style-name="P12">Esencial <text:s/></text:p>
          </table:table-cell>
        </table:table-row>
        <table:table-row table:style-name="Tabla2.3">
          <table:table-cell table:style-name="Tabla2.A2" office:value-type="string">
            <text:p text:style-name="P10">Precondiciones:</text:p>
          </table:table-cell>
          <table:table-cell table:style-name="Tabla2.B2" office:value-type="string">
            <text:p text:style-name="P12">1.- Haber seleccionado la opción que muestra el menú de Club Protección Coppel en la captura de Abonos.</text:p>
          </table:table-cell>
        </table:table-row>
        <table:table-row table:style-name="Tabla2.1">
          <table:table-cell table:style-name="Tabla2.A2" office:value-type="string">
            <text:p text:style-name="P10">PostCondiciones:</text:p>
          </table:table-cell>
          <table:table-cell table:style-name="Tabla2.B2" office:value-type="string">
            <text:p text:style-name="P31">1.- Cargar el modulo correspondiente a la opción seleccionada.</text:p>
          </table:table-cell>
        </table:table-row>
        <table:table-row table:style-name="Tabla2.1">
          <table:table-cell table:style-name="Tabla2.A2" office:value-type="string">
            <text:p text:style-name="P18"><text:span text:style-name="T6">Fecha de Llenado</text:span><text:span text:style-name="T7">:</text:span></text:p>
          </table:table-cell>
          <table:table-cell table:style-name="Tabla2.B2" office:value-type="string">
            <text:p text:style-name="P13">2010/06/22</text:p>
            <text:p text:style-name="P13"/>
          </table:table-cell>
        </table:table-row>
        <table:table-row table:style-name="Tabla2.1">
          <table:table-cell table:style-name="Tabla2.A2" office:value-type="string">
            <text:p text:style-name="P10">Observaciones:</text:p>
          </table:table-cell>
          <table:table-cell table:style-name="Tabla2.B2" office:value-type="string">
            <text:p text:style-name="P13">NO APLICA</text:p>
          </table:table-cell>
        </table:table-row>
      </table:table>
      <text:p text:style-name="P17"/>
      <text:p text:style-name="P8">La siguiente tabla se puede repetir tantos caminos <text:s/>surjan en el Caso de Prueba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">Juego de Prueba:</text:p>
          </table:table-cell>
          <table:table-cell table:style-name="Tabla7.B1" table:number-columns-spanned="3" office:value-type="string">
            <text:p text:style-name="P30">CP-0012-0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4">Paso</text:p>
          </table:table-cell>
          <table:table-cell table:style-name="Tabla7.A2" office:value-type="string">
            <text:p text:style-name="P4">Descripción</text:p>
          </table:table-cell>
          <table:table-cell table:style-name="Tabla7.A2" office:value-type="string">
            <text:p text:style-name="P4">Resultado</text:p>
          </table:table-cell>
          <table:table-cell table:style-name="Tabla7.D2" office:value-type="string">
            <text:p text:style-name="P4">ID Problema</text:p>
          </table:table-cell>
        </table:table-row>
        <table:table-row table:style-name="Tabla7.3">
          <table:table-cell table:style-name="Tabla7.A2" office:value-type="string">
            <text:p text:style-name="P32">A1</text:p>
          </table:table-cell>
          <table:table-cell table:style-name="Tabla7.A2" office:value-type="string">
            <text:p text:style-name="P20">El caso de uso inicia cuando la cajera selecciona el menú de Club Protección Coppel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2">S2</text:p>
          </table:table-cell>
          <table:table-cell table:style-name="Tabla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2">A3</text:p>
          </table:table-cell>
          <table:table-cell table:style-name="Tabla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2">S4</text:p>
          </table:table-cell>
          <table:table-cell table:style-name="Tabla7.A2" office:value-type="string">
            <text:p text:style-name="P20">Fin del caso de us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7">
          <table:table-cell table:style-name="Tabla7.A2" office:value-type="string">
            <text:p text:style-name="P4">Estado el Caso de Prueba </text:p>
          </table:table-cell>
          <table:table-cell table:style-name="Tabla7.A2" office:value-type="string">
            <text:p text:style-name="P20">En preparación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6"/>
          </table:table-cell>
        </table:table-row>
      </table:table>
      <text:p text:style-name="P19"/>
      <text:p text:style-name="Standard"/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4">Juego de Prueba:</text:p>
          </table:table-cell>
          <table:table-cell table:style-name="Tabla8.B1" table:number-columns-spanned="3" office:value-type="string">
            <text:p text:style-name="P30">CP-0012-02</text:p>
          </table:table-cell>
          <table:covered-table-cell/>
          <table:covered-table-cell/>
        </table:table-row>
        <text:soft-page-break/>
        <table:table-row table:style-name="Tabla8.1">
          <table:table-cell table:style-name="Tabla8.A2" office:value-type="string">
            <text:p text:style-name="P4">Paso</text:p>
          </table:table-cell>
          <table:table-cell table:style-name="Tabla8.A2" office:value-type="string">
            <text:p text:style-name="P4">Descripción</text:p>
          </table:table-cell>
          <table:table-cell table:style-name="Tabla8.A2" office:value-type="string">
            <text:p text:style-name="P4">Resultado</text:p>
          </table:table-cell>
          <table:table-cell table:style-name="Tabla8.D2" office:value-type="string">
            <text:p text:style-name="P4">ID Problema</text:p>
          </table:table-cell>
        </table:table-row>
        <table:table-row table:style-name="Tabla8.3">
          <table:table-cell table:style-name="Tabla8.A2" office:value-type="string">
            <text:p text:style-name="P32">A1</text:p>
          </table:table-cell>
          <table:table-cell table:style-name="Tabla8.A2" office:value-type="string">
            <text:p text:style-name="P20">El caso de uso inicia cuando la cajera selecciona el menú de Club Protección Coppe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2</text:p>
          </table:table-cell>
          <table:table-cell table:style-name="Tabla8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3</text:p>
          </table:table-cell>
          <table:table-cell table:style-name="Tabla8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</text:p>
          </table:table-cell>
          <table:table-cell table:style-name="Tabla8.A2" office:value-type="string">
            <text:p text:style-name="P20">La cajera selecciona la opción de Activar Club de Protección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1</text:p>
          </table:table-cell>
          <table:table-cell table:style-name="Tabla8.A2" office:value-type="string">
            <text:p text:style-name="P20">El sistema muestra la opciones del submenú Club Protección Coppel. <text:s text:c="39"/></text:p>
            <text:p text:style-name="P20">-Club Individual. <text:s text:c="39"/></text:p>
            <text:p text:style-name="P20">-Salir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</text:p>
          </table:table-cell>
          <table:table-cell table:style-name="Tabla8.A2" office:value-type="string">
            <text:p text:style-name="P20">La cajera selecciona una de las opcione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</text:p>
          </table:table-cell>
          <table:table-cell table:style-name="Tabla8.A2" office:value-type="string">
            <text:p text:style-name="P20">La cajera selecciona la opción de Club Individu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1</text:p>
          </table:table-cell>
          <table:table-cell table:style-name="Tabla8.A2" office:value-type="string">
            <text:p text:style-name="P20">El sistema valida que el cliente es mayor a 18 o menor a 60 años de edad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1.a</text:p>
          </table:table-cell>
          <table:table-cell table:style-name="Tabla8.A2" office:value-type="string">
            <text:p text:style-name="P20">El sistema valida que el cliente es menor a 18 o mayor a 60 años de edad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1.a.1</text:p>
          </table:table-cell>
          <table:table-cell table:style-name="Tabla8.A2" office:value-type="string">
            <text:p text:style-name="P20">El sistema muestra mensaje correspondient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1.a.2</text:p>
          </table:table-cell>
          <table:table-cell table:style-name="Tabla8.A2" office:value-type="string">
            <text:p text:style-name="P20">La cajera acepta el mensaje y el sistema continua en el paso 2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2</text:p>
          </table:table-cell>
          <table:table-cell table:style-name="Tabla8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<text:soft-page-break/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3</text:p>
          </table:table-cell>
          <table:table-cell table:style-name="Tabla8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</text:p>
          </table:table-cell>
          <table:table-cell table:style-name="Tabla8.A2" office:value-type="string">
            <text:p text:style-name="P20">La cajera selecciona la opción de Activar Club de Protección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1</text:p>
          </table:table-cell>
          <table:table-cell table:style-name="Tabla8.A2" office:value-type="string">
            <text:p text:style-name="P20">El sistema muestra la opciones del submenú Club Protección Coppel. <text:s text:c="39"/></text:p>
            <text:p text:style-name="P20">-Club Individual. <text:s text:c="39"/></text:p>
            <text:p text:style-name="P20">-Salir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</text:p>
          </table:table-cell>
          <table:table-cell table:style-name="Tabla8.A2" office:value-type="string">
            <text:p text:style-name="P20">La cajera selecciona una de las opcione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</text:p>
          </table:table-cell>
          <table:table-cell table:style-name="Tabla8.A2" office:value-type="string">
            <text:p text:style-name="P20">La cajera selecciona la opcion de Club Individu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1</text:p>
          </table:table-cell>
          <table:table-cell table:style-name="Tabla8.A2" office:value-type="string">
            <text:p text:style-name="P20">El sistema valida que el cliente es mayor a 18 o menor a 60 años de edad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2</text:p>
          </table:table-cell>
          <table:table-cell table:style-name="Tabla8.A2" office:value-type="string">
            <text:p text:style-name="P20">El sistema verifica el seguro club del client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2.a</text:p>
          </table:table-cell>
          <table:table-cell table:style-name="Tabla8.A2" office:value-type="string">
            <text:p text:style-name="P20">El sistema verifica que el cliente no tiene seguro club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2.a.1</text:p>
          </table:table-cell>
          <table:table-cell table:style-name="Tabla8.A2" office:value-type="string">
            <text:p text:style-name="P20">El sistema verifica al cliente para poder ofrecerle el segur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2.a.1.a</text:p>
          </table:table-cell>
          <table:table-cell table:style-name="Tabla8.A2" office:value-type="string">
            <text:p text:style-name="P20">El sistema verifica que el cliente tiene clave de no ofrecer Seguro Club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2.a.1.a.1</text:p>
          </table:table-cell>
          <table:table-cell table:style-name="Tabla8.A2" office:value-type="string">
            <text:p text:style-name="P20">El sistema muestra mensaje informativo para activar Seguro Club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2.a.1.a.2</text:p>
          </table:table-cell>
          <table:table-cell table:style-name="Tabla8.A2" office:value-type="string">
            <text:p text:style-name="P20">La cajera selecciona una opción del mensaj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2.a.1.a.2.a</text:p>
          </table:table-cell>
          <table:table-cell table:style-name="Tabla8.A2" office:value-type="string">
            <text:p text:style-name="P20">La cajera acepta mensaje correspondient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AE.3.a.2.a.2.a.1.a.2.a.1</text:p>
          </table:table-cell>
          <table:table-cell table:style-name="Tabla8.A2" office:value-type="string">
            <text:p text:style-name="P20">El sistema despliega cuenta para afiliar al Seguro Club y el flujo continua en el paso 4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4</text:p>
          </table:table-cell>
          <table:table-cell table:style-name="Tabla8.A2" office:value-type="string">
            <text:p text:style-name="P20">Fin del caso de us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0">
          <table:table-cell table:style-name="Tabla8.A2" office:value-type="string">
            <text:p text:style-name="P4">Estado el Caso de Prueba </text:p>
          </table:table-cell>
          <table:table-cell table:style-name="Tabla8.A2" office:value-type="string">
            <text:p text:style-name="P20">En preparación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6"/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">Juego de Prueba:</text:p>
          </table:table-cell>
          <table:table-cell table:style-name="Tabla9.B1" table:number-columns-spanned="3" office:value-type="string">
            <text:p text:style-name="P30">CP-0012-03</text:p>
          </table:table-cell>
          <table:covered-table-cell/>
          <table:covered-table-cell/>
        </table:table-row>
        <text:soft-page-break/>
        <table:table-row table:style-name="Tabla9.1">
          <table:table-cell table:style-name="Tabla9.A2" office:value-type="string">
            <text:p text:style-name="P4">Paso</text:p>
          </table:table-cell>
          <table:table-cell table:style-name="Tabla9.A2" office:value-type="string">
            <text:p text:style-name="P4">Descripción</text:p>
          </table:table-cell>
          <table:table-cell table:style-name="Tabla9.A2" office:value-type="string">
            <text:p text:style-name="P4">Resultado</text:p>
          </table:table-cell>
          <table:table-cell table:style-name="Tabla9.D2" office:value-type="string">
            <text:p text:style-name="P4">ID Problema</text:p>
          </table:table-cell>
        </table:table-row>
        <table:table-row table:style-name="Tabla9.3">
          <table:table-cell table:style-name="Tabla9.A2" office:value-type="string">
            <text:p text:style-name="P32">A1</text:p>
          </table:table-cell>
          <table:table-cell table:style-name="Tabla9.A2" office:value-type="string">
            <text:p text:style-name="P20">El caso de uso inicia cuando la cajera selecciona el menú de Club Protección Coppel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2</text:p>
          </table:table-cell>
          <table:table-cell table:style-name="Tabla9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3</text:p>
          </table:table-cell>
          <table:table-cell table:style-name="Tabla9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</text:p>
          </table:table-cell>
          <table:table-cell table:style-name="Tabla9.A2" office:value-type="string">
            <text:p text:style-name="P20">La cajera selecciona la opción de Activar Club de Protección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1</text:p>
          </table:table-cell>
          <table:table-cell table:style-name="Tabla9.A2" office:value-type="string">
            <text:p text:style-name="P20">El sistema muestra la opciones del submenú Club Protección Coppel. <text:s text:c="39"/></text:p>
            <text:p text:style-name="P20">-Club Individual. <text:s text:c="39"/></text:p>
            <text:p text:style-name="P20">-Salir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2</text:p>
          </table:table-cell>
          <table:table-cell table:style-name="Tabla9.A2" office:value-type="string">
            <text:p text:style-name="P20">La cajera selecciona una de las opcione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2.a</text:p>
          </table:table-cell>
          <table:table-cell table:style-name="Tabla9.A2" office:value-type="string">
            <text:p text:style-name="P20">La cajera selecciona la opcion de Club Individual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2.a.1</text:p>
          </table:table-cell>
          <table:table-cell table:style-name="Tabla9.A2" office:value-type="string">
            <text:p text:style-name="P20">El sistema valida que el cliente es mayor a 18 o menor a 60 años de edad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2.a.2</text:p>
          </table:table-cell>
          <table:table-cell table:style-name="Tabla9.A2" office:value-type="string">
            <text:p text:style-name="P20">El sistema verifica el seguro club del cli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2.a.2.a</text:p>
          </table:table-cell>
          <table:table-cell table:style-name="Tabla9.A2" office:value-type="string">
            <text:p text:style-name="P20">El sistema verifica que el cliente no tiene seguro club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2.a.2.a.1</text:p>
          </table:table-cell>
          <table:table-cell table:style-name="Tabla9.A2" office:value-type="string">
            <text:p text:style-name="P20">El sistema verifica al cliente para poder ofrecerle el segur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2.a.2.a.1.a</text:p>
          </table:table-cell>
          <table:table-cell table:style-name="Tabla9.A2" office:value-type="string">
            <text:p text:style-name="P20">El sistema verifica que el cliente tiene clave de no ofrecer Seguro Club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2.a.2.a.1.a.1</text:p>
          </table:table-cell>
          <table:table-cell table:style-name="Tabla9.A2" office:value-type="string">
            <text:p text:style-name="P20">El sistema muestra mensaje informativo para activar Seguro Club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2.a.2.a.1.a.2</text:p>
          </table:table-cell>
          <table:table-cell table:style-name="Tabla9.A2" office:value-type="string">
            <text:p text:style-name="P20">La cajera selecciona una opcion del mensaj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ext:soft-page-break/>
        <table:table-row table:style-name="Tabla9.3">
          <table:table-cell table:style-name="Tabla9.A2" office:value-type="string">
            <text:p text:style-name="P32">AE.3.a.2.a.2.a.1.a.2.a</text:p>
          </table:table-cell>
          <table:table-cell table:style-name="Tabla9.A2" office:value-type="string">
            <text:p text:style-name="P20">La cajera acepta mensaje correspondi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2.a.2.a.1.a.2.b</text:p>
          </table:table-cell>
          <table:table-cell table:style-name="Tabla9.A2" office:value-type="string">
            <text:p text:style-name="P20">La cajera cancela mensaje correspondi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E.3.a.2.a.2.a.1.a.2.b.1</text:p>
          </table:table-cell>
          <table:table-cell table:style-name="Tabla9.A2" office:value-type="string">
            <text:p text:style-name="P20">El flujo continua en el paso 2 del flujo básic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2</text:p>
          </table:table-cell>
          <table:table-cell table:style-name="Tabla9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A3</text:p>
          </table:table-cell>
          <table:table-cell table:style-name="Tabla9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4</text:p>
          </table:table-cell>
          <table:table-cell table:style-name="Tabla9.A2" office:value-type="string">
            <text:p text:style-name="P20">Fin del caso de us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23">
          <table:table-cell table:style-name="Tabla9.A2" office:value-type="string">
            <text:p text:style-name="P4">Estado el Caso de Prueba </text:p>
          </table:table-cell>
          <table:table-cell table:style-name="Tabla9.A2" office:value-type="string">
            <text:p text:style-name="P20">En preparación</text:p>
          </table:table-cell>
          <table:table-cell table:style-name="Tabla9.A2" office:value-type="string">
            <text:p text:style-name="P5"/>
          </table:table-cell>
          <table:table-cell table:style-name="Tabla9.D2" office:value-type="string">
            <text:p text:style-name="P6"/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4">Juego de Prueba:</text:p>
          </table:table-cell>
          <table:table-cell table:style-name="Tabla10.B1" table:number-columns-spanned="3" office:value-type="string">
            <text:p text:style-name="P30">CP-0012-04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">Paso</text:p>
          </table:table-cell>
          <table:table-cell table:style-name="Tabla10.A2" office:value-type="string">
            <text:p text:style-name="P4">Descripción</text:p>
          </table:table-cell>
          <table:table-cell table:style-name="Tabla10.A2" office:value-type="string">
            <text:p text:style-name="P4">Resultado</text:p>
          </table:table-cell>
          <table:table-cell table:style-name="Tabla10.D2" office:value-type="string">
            <text:p text:style-name="P4">ID Problema</text:p>
          </table:table-cell>
        </table:table-row>
        <table:table-row table:style-name="Tabla10.3">
          <table:table-cell table:style-name="Tabla10.A2" office:value-type="string">
            <text:p text:style-name="P32">A1</text:p>
          </table:table-cell>
          <table:table-cell table:style-name="Tabla10.A2" office:value-type="string">
            <text:p text:style-name="P20">El caso de uso inicia cuando la cajera selecciona el menú de Club Protección Coppe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2</text:p>
          </table:table-cell>
          <table:table-cell table:style-name="Tabla10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3</text:p>
          </table:table-cell>
          <table:table-cell table:style-name="Tabla10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<text:soft-page-break/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</text:p>
          </table:table-cell>
          <table:table-cell table:style-name="Tabla10.A2" office:value-type="string">
            <text:p text:style-name="P20">La cajera selecciona la opción de Activar Club de Protección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.1</text:p>
          </table:table-cell>
          <table:table-cell table:style-name="Tabla10.A2" office:value-type="string">
            <text:p text:style-name="P20">El sistema muestra la opciones del submenú Club Protección Coppel. <text:s text:c="39"/></text:p>
            <text:p text:style-name="P20">-Club Individual. <text:s text:c="39"/></text:p>
            <text:p text:style-name="P20">-Salir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.2</text:p>
          </table:table-cell>
          <table:table-cell table:style-name="Tabla10.A2" office:value-type="string">
            <text:p text:style-name="P20">La cajera selecciona una de las opcione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.2.a</text:p>
          </table:table-cell>
          <table:table-cell table:style-name="Tabla10.A2" office:value-type="string">
            <text:p text:style-name="P20">La cajera selecciona la opcion de Club Individu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.2.a.1</text:p>
          </table:table-cell>
          <table:table-cell table:style-name="Tabla10.A2" office:value-type="string">
            <text:p text:style-name="P20">El sistema valida que el cliente es mayor a 18 o menor a 60 años de edad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.2.a.2</text:p>
          </table:table-cell>
          <table:table-cell table:style-name="Tabla10.A2" office:value-type="string">
            <text:p text:style-name="P20">El sistema verifica el seguro club del client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.2.a.2.a</text:p>
          </table:table-cell>
          <table:table-cell table:style-name="Tabla10.A2" office:value-type="string">
            <text:p text:style-name="P20">El sistema verifica que el cliente no tiene seguro club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.2.a.2.a.1</text:p>
          </table:table-cell>
          <table:table-cell table:style-name="Tabla10.A2" office:value-type="string">
            <text:p text:style-name="P20">El sistema verifica al cliente para poder ofrecerle el segur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.2.a.2.a.1.a</text:p>
          </table:table-cell>
          <table:table-cell table:style-name="Tabla10.A2" office:value-type="string">
            <text:p text:style-name="P20">El sistema verifica que el cliente tiene clave de no ofrecer Seguro Club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.2.a.2.a.1.b</text:p>
          </table:table-cell>
          <table:table-cell table:style-name="Tabla10.A2" office:value-type="string">
            <text:p text:style-name="P20">El sistema verifica que el cliente no esta afiliado al Club Proteccion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.2.a.2.a.1.b.1</text:p>
          </table:table-cell>
          <table:table-cell table:style-name="Tabla10.A2" office:value-type="string">
            <text:p text:style-name="P20">El sistema muestra mensaje correspondient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E.3.a.2.a.2.a.1.b.2</text:p>
          </table:table-cell>
          <table:table-cell table:style-name="Tabla10.A2" office:value-type="string">
            <text:p text:style-name="P20">La cajera acepta mensaje y el flujo continua en el paso 2 del flujo básic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2</text:p>
          </table:table-cell>
          <table:table-cell table:style-name="Tabla10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A3</text:p>
          </table:table-cell>
          <table:table-cell table:style-name="Tabla10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<text:soft-page-break/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4</text:p>
          </table:table-cell>
          <table:table-cell table:style-name="Tabla10.A2" office:value-type="string">
            <text:p text:style-name="P20">Fin del caso de us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21">
          <table:table-cell table:style-name="Tabla10.A2" office:value-type="string">
            <text:p text:style-name="P4">Estado el Caso de Prueba </text:p>
          </table:table-cell>
          <table:table-cell table:style-name="Tabla10.A2" office:value-type="string">
            <text:p text:style-name="P20">En preparación</text:p>
          </table:table-cell>
          <table:table-cell table:style-name="Tabla10.A2" office:value-type="string">
            <text:p text:style-name="P5"/>
          </table:table-cell>
          <table:table-cell table:style-name="Tabla10.D2" office:value-type="string">
            <text:p text:style-name="P6"/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4">Juego de Prueba:</text:p>
          </table:table-cell>
          <table:table-cell table:style-name="Tabla11.B1" table:number-columns-spanned="3" office:value-type="string">
            <text:p text:style-name="P30">CP-0012-05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4">Paso</text:p>
          </table:table-cell>
          <table:table-cell table:style-name="Tabla11.A2" office:value-type="string">
            <text:p text:style-name="P4">Descripción</text:p>
          </table:table-cell>
          <table:table-cell table:style-name="Tabla11.A2" office:value-type="string">
            <text:p text:style-name="P4">Resultado</text:p>
          </table:table-cell>
          <table:table-cell table:style-name="Tabla11.D2" office:value-type="string">
            <text:p text:style-name="P4">ID Problema</text:p>
          </table:table-cell>
        </table:table-row>
        <table:table-row table:style-name="Tabla11.3">
          <table:table-cell table:style-name="Tabla11.A2" office:value-type="string">
            <text:p text:style-name="P32">A1</text:p>
          </table:table-cell>
          <table:table-cell table:style-name="Tabla11.A2" office:value-type="string">
            <text:p text:style-name="P20">El caso de uso inicia cuando la cajera selecciona el menú de Club Protección Coppel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2</text:p>
          </table:table-cell>
          <table:table-cell table:style-name="Tabla11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3</text:p>
          </table:table-cell>
          <table:table-cell table:style-name="Tabla11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</text:p>
          </table:table-cell>
          <table:table-cell table:style-name="Tabla11.A2" office:value-type="string">
            <text:p text:style-name="P20">La cajera selecciona la opción de Activar Club de Protección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1</text:p>
          </table:table-cell>
          <table:table-cell table:style-name="Tabla11.A2" office:value-type="string">
            <text:p text:style-name="P20">El sistema muestra la opciones del submenú Club Protección Coppel. <text:s text:c="39"/></text:p>
            <text:p text:style-name="P20">-Club Individual. <text:s text:c="39"/></text:p>
            <text:p text:style-name="P20">-Salir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</text:p>
          </table:table-cell>
          <table:table-cell table:style-name="Tabla11.A2" office:value-type="string">
            <text:p text:style-name="P20">La cajera selecciona una de las opcione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.a</text:p>
          </table:table-cell>
          <table:table-cell table:style-name="Tabla11.A2" office:value-type="string">
            <text:p text:style-name="P20">La cajera selecciona la opcion de Club Individual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.a.1</text:p>
          </table:table-cell>
          <table:table-cell table:style-name="Tabla11.A2" office:value-type="string">
            <text:p text:style-name="P20">El sistema valida que el cliente es mayor a 18 o menor a 60 años de edad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ext:soft-page-break/>
        <table:table-row table:style-name="Tabla11.3">
          <table:table-cell table:style-name="Tabla11.A2" office:value-type="string">
            <text:p text:style-name="P32">AE.3.a.2.a.2</text:p>
          </table:table-cell>
          <table:table-cell table:style-name="Tabla11.A2" office:value-type="string">
            <text:p text:style-name="P20">El sistema verifica el seguro club del client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.a.2.a</text:p>
          </table:table-cell>
          <table:table-cell table:style-name="Tabla11.A2" office:value-type="string">
            <text:p text:style-name="P20">El sistema verifica que el cliente no tiene seguro club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.a.2.a.1</text:p>
          </table:table-cell>
          <table:table-cell table:style-name="Tabla11.A2" office:value-type="string">
            <text:p text:style-name="P20">El sistema verifica al cliente para poder ofrecerle el segur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.a.2.a.1.a</text:p>
          </table:table-cell>
          <table:table-cell table:style-name="Tabla11.A2" office:value-type="string">
            <text:p text:style-name="P20">El sistema verifica que el cliente tiene clave de no ofrecer Seguro Club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.a.2.a.1.b</text:p>
          </table:table-cell>
          <table:table-cell table:style-name="Tabla11.A2" office:value-type="string">
            <text:p text:style-name="P20">El sistema verifica que el cliente no esta afiliado al Club Proteccion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.a.2.a.1.c</text:p>
          </table:table-cell>
          <table:table-cell table:style-name="Tabla11.A2" office:value-type="string">
            <text:p text:style-name="P20">El sistema verifica que el cliente tiene clave de cancelad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.a.2.a.1.c.1</text:p>
          </table:table-cell>
          <table:table-cell table:style-name="Tabla11.A2" office:value-type="string">
            <text:p text:style-name="P20">El sistema muestra mensaje informativo para activar segur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.a.2.a.1.c.2</text:p>
          </table:table-cell>
          <table:table-cell table:style-name="Tabla11.A2" office:value-type="string">
            <text:p text:style-name="P20">La cajera selecciona una opcion del mensaj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.a.2.a.1.c.2.a</text:p>
          </table:table-cell>
          <table:table-cell table:style-name="Tabla11.A2" office:value-type="string">
            <text:p text:style-name="P20">La cajera acepta mensaje correspondient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AE.3.a.2.a.2.a.1.c.2.a.1</text:p>
          </table:table-cell>
          <table:table-cell table:style-name="Tabla11.A2" office:value-type="string">
            <text:p text:style-name="P20">El sistema despliega cuenta para afiliar al Seguro Club y el flujo continua en el paso 4 del flujo básic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4</text:p>
          </table:table-cell>
          <table:table-cell table:style-name="Tabla11.A2" office:value-type="string">
            <text:p text:style-name="P20">Fin del caso de us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22">
          <table:table-cell table:style-name="Tabla11.A2" office:value-type="string">
            <text:p text:style-name="P4">Estado el Caso de Prueba </text:p>
          </table:table-cell>
          <table:table-cell table:style-name="Tabla11.A2" office:value-type="string">
            <text:p text:style-name="P20">En preparación</text:p>
          </table:table-cell>
          <table:table-cell table:style-name="Tabla11.A2" office:value-type="string">
            <text:p text:style-name="P5"/>
          </table:table-cell>
          <table:table-cell table:style-name="Tabla11.D2" office:value-type="string">
            <text:p text:style-name="P6"/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4">Juego de Prueba:</text:p>
          </table:table-cell>
          <table:table-cell table:style-name="Tabla12.B1" table:number-columns-spanned="3" office:value-type="string">
            <text:p text:style-name="P30">CP-0012-06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4">Paso</text:p>
          </table:table-cell>
          <table:table-cell table:style-name="Tabla12.A2" office:value-type="string">
            <text:p text:style-name="P4">Descripción</text:p>
          </table:table-cell>
          <table:table-cell table:style-name="Tabla12.A2" office:value-type="string">
            <text:p text:style-name="P4">Resultado</text:p>
          </table:table-cell>
          <table:table-cell table:style-name="Tabla12.D2" office:value-type="string">
            <text:p text:style-name="P4">ID Problema</text:p>
          </table:table-cell>
        </table:table-row>
        <table:table-row table:style-name="Tabla12.3">
          <table:table-cell table:style-name="Tabla12.A2" office:value-type="string">
            <text:p text:style-name="P32">A1</text:p>
          </table:table-cell>
          <table:table-cell table:style-name="Tabla12.A2" office:value-type="string">
            <text:p text:style-name="P20">El caso de uso inicia cuando la cajera selecciona el menú de Club Protección Coppe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2</text:p>
          </table:table-cell>
          <table:table-cell table:style-name="Tabla12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3</text:p>
          </table:table-cell>
          <table:table-cell table:style-name="Tabla12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<text:soft-page-break/>Activar Club Adiciona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</text:p>
          </table:table-cell>
          <table:table-cell table:style-name="Tabla12.A2" office:value-type="string">
            <text:p text:style-name="P20">La cajera selecciona la opción de Activar Club de Protección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1</text:p>
          </table:table-cell>
          <table:table-cell table:style-name="Tabla12.A2" office:value-type="string">
            <text:p text:style-name="P20">El sistema muestra la opciones del submenú Club Protección Coppel. <text:s text:c="39"/></text:p>
            <text:p text:style-name="P20">-Club Individual. <text:s text:c="39"/></text:p>
            <text:p text:style-name="P20">-Salir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</text:p>
          </table:table-cell>
          <table:table-cell table:style-name="Tabla12.A2" office:value-type="string">
            <text:p text:style-name="P20">La cajera selecciona una de las opcion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</text:p>
          </table:table-cell>
          <table:table-cell table:style-name="Tabla12.A2" office:value-type="string">
            <text:p text:style-name="P20">La cajera selecciona la opcion de Club Individua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.1</text:p>
          </table:table-cell>
          <table:table-cell table:style-name="Tabla12.A2" office:value-type="string">
            <text:p text:style-name="P20">El sistema valida que el cliente es mayor a 18 o menor a 60 años de edad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.2</text:p>
          </table:table-cell>
          <table:table-cell table:style-name="Tabla12.A2" office:value-type="string">
            <text:p text:style-name="P20">El sistema verifica el seguro club del cli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.2.a</text:p>
          </table:table-cell>
          <table:table-cell table:style-name="Tabla12.A2" office:value-type="string">
            <text:p text:style-name="P20">El sistema verifica que el cliente no tiene seguro club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.2.a.1</text:p>
          </table:table-cell>
          <table:table-cell table:style-name="Tabla12.A2" office:value-type="string">
            <text:p text:style-name="P20">El sistema verifica al cliente para poder ofrecerle el segur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.2.a.1.a</text:p>
          </table:table-cell>
          <table:table-cell table:style-name="Tabla12.A2" office:value-type="string">
            <text:p text:style-name="P20">El sistema verifica que el cliente tiene clave de no ofrecer Seguro Club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.2.a.1.b</text:p>
          </table:table-cell>
          <table:table-cell table:style-name="Tabla12.A2" office:value-type="string">
            <text:p text:style-name="P20">El sistema verifica que el cliente no esta afiliado al Club Proteccion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.2.a.1.c</text:p>
          </table:table-cell>
          <table:table-cell table:style-name="Tabla12.A2" office:value-type="string">
            <text:p text:style-name="P20">El sistema verifica que el cliente tiene clave de cancela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.2.a.1.c.1</text:p>
          </table:table-cell>
          <table:table-cell table:style-name="Tabla12.A2" office:value-type="string">
            <text:p text:style-name="P20">El sistema muestra mensaje informativo para activar segur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.2.a.1.c.2</text:p>
          </table:table-cell>
          <table:table-cell table:style-name="Tabla12.A2" office:value-type="string">
            <text:p text:style-name="P20">La cajera selecciona una opcion del mensaj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.2.a.1.c.2.a</text:p>
          </table:table-cell>
          <table:table-cell table:style-name="Tabla12.A2" office:value-type="string">
            <text:p text:style-name="P20">La cajera acepta mensaje correspondi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E.3.a.2.a.2.a.1.c.2.b.1</text:p>
          </table:table-cell>
          <table:table-cell table:style-name="Tabla12.A2" office:value-type="string">
            <text:p text:style-name="P20">El sistema continua en el paso 2 del flujo bá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2</text:p>
          </table:table-cell>
          <table:table-cell table:style-name="Tabla12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A3</text:p>
          </table:table-cell>
          <table:table-cell table:style-name="Tabla12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<text:soft-page-break/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4</text:p>
          </table:table-cell>
          <table:table-cell table:style-name="Tabla12.A2" office:value-type="string">
            <text:p text:style-name="P20">Fin del caso de us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24">
          <table:table-cell table:style-name="Tabla12.A2" office:value-type="string">
            <text:p text:style-name="P4">Estado el Caso de Prueba </text:p>
          </table:table-cell>
          <table:table-cell table:style-name="Tabla12.A2" office:value-type="string">
            <text:p text:style-name="P20">En preparación</text:p>
          </table:table-cell>
          <table:table-cell table:style-name="Tabla12.A2" office:value-type="string">
            <text:p text:style-name="P5"/>
          </table:table-cell>
          <table:table-cell table:style-name="Tabla12.D2" office:value-type="string">
            <text:p text:style-name="P6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4">Juego de Prueba:</text:p>
          </table:table-cell>
          <table:table-cell table:style-name="Tabla13.B1" table:number-columns-spanned="3" office:value-type="string">
            <text:p text:style-name="P30">CP-0012-07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4">Paso</text:p>
          </table:table-cell>
          <table:table-cell table:style-name="Tabla13.A2" office:value-type="string">
            <text:p text:style-name="P4">Descripción</text:p>
          </table:table-cell>
          <table:table-cell table:style-name="Tabla13.A2" office:value-type="string">
            <text:p text:style-name="P4">Resultado</text:p>
          </table:table-cell>
          <table:table-cell table:style-name="Tabla13.D2" office:value-type="string">
            <text:p text:style-name="P4">ID Problema</text:p>
          </table:table-cell>
        </table:table-row>
        <table:table-row table:style-name="Tabla13.3">
          <table:table-cell table:style-name="Tabla13.A2" office:value-type="string">
            <text:p text:style-name="P32">A1</text:p>
          </table:table-cell>
          <table:table-cell table:style-name="Tabla13.A2" office:value-type="string">
            <text:p text:style-name="P20">El caso de uso inicia cuando la cajera selecciona el menú de Club Protección Coppe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2</text:p>
          </table:table-cell>
          <table:table-cell table:style-name="Tabla13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3</text:p>
          </table:table-cell>
          <table:table-cell table:style-name="Tabla13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</text:p>
          </table:table-cell>
          <table:table-cell table:style-name="Tabla13.A2" office:value-type="string">
            <text:p text:style-name="P20">La cajera selecciona la opción de Activar Club de Protección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1</text:p>
          </table:table-cell>
          <table:table-cell table:style-name="Tabla13.A2" office:value-type="string">
            <text:p text:style-name="P20">El sistema muestra la opciones del submenú Club Protección Coppel. <text:s text:c="39"/></text:p>
            <text:p text:style-name="P20">-Club Individual. <text:s text:c="39"/></text:p>
            <text:p text:style-name="P20">-Salir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2</text:p>
          </table:table-cell>
          <table:table-cell table:style-name="Tabla13.A2" office:value-type="string">
            <text:p text:style-name="P20">La cajera selecciona una de las opcion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2.a</text:p>
          </table:table-cell>
          <table:table-cell table:style-name="Tabla13.A2" office:value-type="string">
            <text:p text:style-name="P20">La cajera selecciona la opcion de Club Individua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2.a.1</text:p>
          </table:table-cell>
          <table:table-cell table:style-name="Tabla13.A2" office:value-type="string">
            <text:p text:style-name="P20">El sistema valida que el cliente es mayor a 18 o menor a 60 años de edad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2.a.2</text:p>
          </table:table-cell>
          <table:table-cell table:style-name="Tabla13.A2" office:value-type="string">
            <text:p text:style-name="P20">El sistema verifica el seguro club del cli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ext:soft-page-break/>
        <table:table-row table:style-name="Tabla13.3">
          <table:table-cell table:style-name="Tabla13.A2" office:value-type="string">
            <text:p text:style-name="P32">AE.3.a.2.a.2.a</text:p>
          </table:table-cell>
          <table:table-cell table:style-name="Tabla13.A2" office:value-type="string">
            <text:p text:style-name="P20">El sistema verifica que el cliente no tiene seguro club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2.a.2.a.1</text:p>
          </table:table-cell>
          <table:table-cell table:style-name="Tabla13.A2" office:value-type="string">
            <text:p text:style-name="P20">El sistema verifica al cliente para poder ofrecerle el segur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2.a.2.a.1.a</text:p>
          </table:table-cell>
          <table:table-cell table:style-name="Tabla13.A2" office:value-type="string">
            <text:p text:style-name="P20">El sistema verifica que el cliente tiene clave de no ofrecer Seguro Club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2.a.2.a.1.b</text:p>
          </table:table-cell>
          <table:table-cell table:style-name="Tabla13.A2" office:value-type="string">
            <text:p text:style-name="P20">El sistema verifica que el cliente no esta afiliado al Club Proteccion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2.a.2.a.1.c</text:p>
          </table:table-cell>
          <table:table-cell table:style-name="Tabla13.A2" office:value-type="string">
            <text:p text:style-name="P20">El sistema verifica que el cliente tiene clave de cancelad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2.a.2.a.1.d</text:p>
          </table:table-cell>
          <table:table-cell table:style-name="Tabla13.A2" office:value-type="string">
            <text:p text:style-name="P20">El sistema verifica que el cliente tiene clave de no ofrecer reactivar seguro club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2.a.2.a.1.d.1</text:p>
          </table:table-cell>
          <table:table-cell table:style-name="Tabla13.A2" office:value-type="string">
            <text:p text:style-name="P20">El sistema muestra mensaje correspondi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E.3.a.2.a.2.a.1.d.2</text:p>
          </table:table-cell>
          <table:table-cell table:style-name="Tabla13.A2" office:value-type="string">
            <text:p text:style-name="P20">La cajera acepta mensaje y el flujo continua en el paso 2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2</text:p>
          </table:table-cell>
          <table:table-cell table:style-name="Tabla13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A3</text:p>
          </table:table-cell>
          <table:table-cell table:style-name="Tabla13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4</text:p>
          </table:table-cell>
          <table:table-cell table:style-name="Tabla13.A2" office:value-type="string">
            <text:p text:style-name="P20">Fin del caso de us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23">
          <table:table-cell table:style-name="Tabla13.A2" office:value-type="string">
            <text:p text:style-name="P4">Estado el Caso de Prueba </text:p>
          </table:table-cell>
          <table:table-cell table:style-name="Tabla13.A2" office:value-type="string">
            <text:p text:style-name="P20">En preparación</text:p>
          </table:table-cell>
          <table:table-cell table:style-name="Tabla13.A2" office:value-type="string">
            <text:p text:style-name="P5"/>
          </table:table-cell>
          <table:table-cell table:style-name="Tabla13.D2" office:value-type="string">
            <text:p text:style-name="P6"/>
          </table:table-cell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4">Juego de Prueba:</text:p>
          </table:table-cell>
          <table:table-cell table:style-name="Tabla14.B1" table:number-columns-spanned="3" office:value-type="string">
            <text:p text:style-name="P30">CP-0012-08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4">Paso</text:p>
          </table:table-cell>
          <table:table-cell table:style-name="Tabla14.A2" office:value-type="string">
            <text:p text:style-name="P4">Descripción</text:p>
          </table:table-cell>
          <table:table-cell table:style-name="Tabla14.A2" office:value-type="string">
            <text:p text:style-name="P4">Resultado</text:p>
          </table:table-cell>
          <table:table-cell table:style-name="Tabla14.D2" office:value-type="string">
            <text:p text:style-name="P4">ID Problema</text:p>
          </table:table-cell>
        </table:table-row>
        <table:table-row table:style-name="Tabla14.3">
          <table:table-cell table:style-name="Tabla14.A2" office:value-type="string">
            <text:p text:style-name="P32">A1</text:p>
          </table:table-cell>
          <table:table-cell table:style-name="Tabla14.A2" office:value-type="string">
            <text:p text:style-name="P20">El caso de uso inicia cuando la cajera selecciona el menú de Club Protección Coppe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2</text:p>
          </table:table-cell>
          <table:table-cell table:style-name="Tabla14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oft-page-break/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3</text:p>
          </table:table-cell>
          <table:table-cell table:style-name="Tabla14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</text:p>
          </table:table-cell>
          <table:table-cell table:style-name="Tabla14.A2" office:value-type="string">
            <text:p text:style-name="P20">La cajera selecciona la opción de Activar Club de Protección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1</text:p>
          </table:table-cell>
          <table:table-cell table:style-name="Tabla14.A2" office:value-type="string">
            <text:p text:style-name="P20">El sistema muestra la opciones del submenú Club Protección Coppel. <text:s text:c="39"/></text:p>
            <text:p text:style-name="P20">-Club Individual. <text:s text:c="39"/></text:p>
            <text:p text:style-name="P20">-Salir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</text:p>
          </table:table-cell>
          <table:table-cell table:style-name="Tabla14.A2" office:value-type="string">
            <text:p text:style-name="P20">La cajera selecciona una de las opcione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.a</text:p>
          </table:table-cell>
          <table:table-cell table:style-name="Tabla14.A2" office:value-type="string">
            <text:p text:style-name="P20">La cajera selecciona la opcion de Club Individua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.a.1</text:p>
          </table:table-cell>
          <table:table-cell table:style-name="Tabla14.A2" office:value-type="string">
            <text:p text:style-name="P20">El sistema valida que el cliente es mayor a 18 o menor a 60 años de edad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.a.2</text:p>
          </table:table-cell>
          <table:table-cell table:style-name="Tabla14.A2" office:value-type="string">
            <text:p text:style-name="P20">El sistema verifica el seguro club del cli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.a.2.a</text:p>
          </table:table-cell>
          <table:table-cell table:style-name="Tabla14.A2" office:value-type="string">
            <text:p text:style-name="P20">El sistema verifica que el cliente no tiene seguro club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.a.2.a.1</text:p>
          </table:table-cell>
          <table:table-cell table:style-name="Tabla14.A2" office:value-type="string">
            <text:p text:style-name="P20">El sistema verifica al cliente para poder ofrecerle el segur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.a.2.a.1.a</text:p>
          </table:table-cell>
          <table:table-cell table:style-name="Tabla14.A2" office:value-type="string">
            <text:p text:style-name="P20">El sistema verifica que el cliente tiene clave de no ofrecer Seguro Club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.a.2.a.1.b</text:p>
          </table:table-cell>
          <table:table-cell table:style-name="Tabla14.A2" office:value-type="string">
            <text:p text:style-name="P20">El sistema verifica que el cliente no esta afiliado al Club Proteccion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.a.2.a.1.c</text:p>
          </table:table-cell>
          <table:table-cell table:style-name="Tabla14.A2" office:value-type="string">
            <text:p text:style-name="P20">El sistema verifica que el cliente tiene clave de cancelad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.a.2.a.1.d</text:p>
          </table:table-cell>
          <table:table-cell table:style-name="Tabla14.A2" office:value-type="string">
            <text:p text:style-name="P20">El sistema verifica que el cliente tiene clave de no ofrecer reactivar seguro club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.a.2.a.1.e</text:p>
          </table:table-cell>
          <table:table-cell table:style-name="Tabla14.A2" office:value-type="string">
            <text:p text:style-name="P20">El sistema valida que el cliente tiene seguro club activ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E.3.a.2.a.2.a.1.e.1</text:p>
          </table:table-cell>
          <table:table-cell table:style-name="Tabla14.A2" office:value-type="string">
            <text:p text:style-name="P20">El sistema muestra mensaje correspondi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ext:soft-page-break/>
        <table:table-row table:style-name="Tabla14.3">
          <table:table-cell table:style-name="Tabla14.A2" office:value-type="string">
            <text:p text:style-name="P32">AE.3.a.2.a.2.a.1.e.2</text:p>
          </table:table-cell>
          <table:table-cell table:style-name="Tabla14.A2" office:value-type="string">
            <text:p text:style-name="P20">La cajera acepta el mensaje y el flujo continua en el paso 2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2</text:p>
          </table:table-cell>
          <table:table-cell table:style-name="Tabla14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A3</text:p>
          </table:table-cell>
          <table:table-cell table:style-name="Tabla14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4</text:p>
          </table:table-cell>
          <table:table-cell table:style-name="Tabla14.A2" office:value-type="string">
            <text:p text:style-name="P20">Fin del caso de us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24">
          <table:table-cell table:style-name="Tabla14.A2" office:value-type="string">
            <text:p text:style-name="P4">Estado el Caso de Prueba </text:p>
          </table:table-cell>
          <table:table-cell table:style-name="Tabla14.A2" office:value-type="string">
            <text:p text:style-name="P20">En preparación</text:p>
          </table:table-cell>
          <table:table-cell table:style-name="Tabla14.A2" office:value-type="string">
            <text:p text:style-name="P5"/>
          </table:table-cell>
          <table:table-cell table:style-name="Tabla14.D2" office:value-type="string">
            <text:p text:style-name="P6"/>
          </table:table-cell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4">Juego de Prueba:</text:p>
          </table:table-cell>
          <table:table-cell table:style-name="Tabla15.B1" table:number-columns-spanned="3" office:value-type="string">
            <text:p text:style-name="P30">CP-0012-09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4">Paso</text:p>
          </table:table-cell>
          <table:table-cell table:style-name="Tabla15.A2" office:value-type="string">
            <text:p text:style-name="P4">Descripción</text:p>
          </table:table-cell>
          <table:table-cell table:style-name="Tabla15.A2" office:value-type="string">
            <text:p text:style-name="P4">Resultado</text:p>
          </table:table-cell>
          <table:table-cell table:style-name="Tabla15.D2" office:value-type="string">
            <text:p text:style-name="P4">ID Problema</text:p>
          </table:table-cell>
        </table:table-row>
        <table:table-row table:style-name="Tabla15.3">
          <table:table-cell table:style-name="Tabla15.A2" office:value-type="string">
            <text:p text:style-name="P32">A1</text:p>
          </table:table-cell>
          <table:table-cell table:style-name="Tabla15.A2" office:value-type="string">
            <text:p text:style-name="P20">El caso de uso inicia cuando la cajera selecciona el menú de Club Protección Coppe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2</text:p>
          </table:table-cell>
          <table:table-cell table:style-name="Tabla1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3</text:p>
          </table:table-cell>
          <table:table-cell table:style-name="Tabla1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<text:soft-page-break/>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</text:p>
          </table:table-cell>
          <table:table-cell table:style-name="Tabla15.A2" office:value-type="string">
            <text:p text:style-name="P20">La cajera selecciona la opción de Activar Club de Protección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1</text:p>
          </table:table-cell>
          <table:table-cell table:style-name="Tabla15.A2" office:value-type="string">
            <text:p text:style-name="P20">El sistema muestra la opciones del submenú Club Protección Coppel. <text:s text:c="39"/></text:p>
            <text:p text:style-name="P20">-Club Individual. <text:s text:c="39"/></text:p>
            <text:p text:style-name="P20">-Salir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</text:p>
          </table:table-cell>
          <table:table-cell table:style-name="Tabla15.A2" office:value-type="string">
            <text:p text:style-name="P20">La cajera selecciona una de las opcione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</text:p>
          </table:table-cell>
          <table:table-cell table:style-name="Tabla15.A2" office:value-type="string">
            <text:p text:style-name="P20">La cajera selecciona la opcion de Club Individua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.1</text:p>
          </table:table-cell>
          <table:table-cell table:style-name="Tabla15.A2" office:value-type="string">
            <text:p text:style-name="P20">El sistema valida que el cliente es mayor a 18 o menor a 60 años de edad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.2</text:p>
          </table:table-cell>
          <table:table-cell table:style-name="Tabla15.A2" office:value-type="string">
            <text:p text:style-name="P20">El sistema verifica el seguro club del cli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.2.a</text:p>
          </table:table-cell>
          <table:table-cell table:style-name="Tabla15.A2" office:value-type="string">
            <text:p text:style-name="P20">El sistema verifica que el cliente no tiene seguro club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.2.a.1</text:p>
          </table:table-cell>
          <table:table-cell table:style-name="Tabla15.A2" office:value-type="string">
            <text:p text:style-name="P20">El sistema verifica al cliente para poder ofrecerle el segur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.2.a.1.a</text:p>
          </table:table-cell>
          <table:table-cell table:style-name="Tabla15.A2" office:value-type="string">
            <text:p text:style-name="P20">El sistema verifica que el cliente tiene clave de no ofrecer Seguro Club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.2.a.1.b</text:p>
          </table:table-cell>
          <table:table-cell table:style-name="Tabla15.A2" office:value-type="string">
            <text:p text:style-name="P20">El sistema verifica que el cliente no esta afiliado al Club Proteccion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.2.a.1.c</text:p>
          </table:table-cell>
          <table:table-cell table:style-name="Tabla15.A2" office:value-type="string">
            <text:p text:style-name="P20">El sistema verifica que el cliente tiene clave de cancelad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.2.a.1.d</text:p>
          </table:table-cell>
          <table:table-cell table:style-name="Tabla15.A2" office:value-type="string">
            <text:p text:style-name="P20">El sistema verifica que el cliente tiene clave de no ofrecer reactivar seguro club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.2.a.1.e</text:p>
          </table:table-cell>
          <table:table-cell table:style-name="Tabla15.A2" office:value-type="string">
            <text:p text:style-name="P20">El sistema valida que el cliente tiene seguro club activ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.2.a.1.f</text:p>
          </table:table-cell>
          <table:table-cell table:style-name="Tabla15.A2" office:value-type="string">
            <text:p text:style-name="P20">El sistema manda llamar el CU-0001-CapturarVentaSeguroClub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E.3.a.2.a.2.a.1.f.1</text:p>
          </table:table-cell>
          <table:table-cell table:style-name="Tabla15.A2" office:value-type="string">
            <text:p text:style-name="P20">El flujo continua en el paso 2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2</text:p>
          </table:table-cell>
          <table:table-cell table:style-name="Tabla1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A3</text:p>
          </table:table-cell>
          <table:table-cell table:style-name="Tabla1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<text:soft-page-break/>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4</text:p>
          </table:table-cell>
          <table:table-cell table:style-name="Tabla15.A2" office:value-type="string">
            <text:p text:style-name="P20">Fin del caso de us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24">
          <table:table-cell table:style-name="Tabla15.A2" office:value-type="string">
            <text:p text:style-name="P4">Estado el Caso de Prueba </text:p>
          </table:table-cell>
          <table:table-cell table:style-name="Tabla15.A2" office:value-type="string">
            <text:p text:style-name="P20">En preparación</text:p>
          </table:table-cell>
          <table:table-cell table:style-name="Tabla15.A2" office:value-type="string">
            <text:p text:style-name="P5"/>
          </table:table-cell>
          <table:table-cell table:style-name="Tabla15.D2" office:value-type="string">
            <text:p text:style-name="P6"/>
          </table:table-cell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4">Juego de Prueba:</text:p>
          </table:table-cell>
          <table:table-cell table:style-name="Tabla16.B1" table:number-columns-spanned="3" office:value-type="string">
            <text:p text:style-name="P30">CP-0012-10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4">Paso</text:p>
          </table:table-cell>
          <table:table-cell table:style-name="Tabla16.A2" office:value-type="string">
            <text:p text:style-name="P4">Descripción</text:p>
          </table:table-cell>
          <table:table-cell table:style-name="Tabla16.A2" office:value-type="string">
            <text:p text:style-name="P4">Resultado</text:p>
          </table:table-cell>
          <table:table-cell table:style-name="Tabla16.D2" office:value-type="string">
            <text:p text:style-name="P4">ID Problema</text:p>
          </table:table-cell>
        </table:table-row>
        <table:table-row table:style-name="Tabla16.3">
          <table:table-cell table:style-name="Tabla16.A2" office:value-type="string">
            <text:p text:style-name="P32">A1</text:p>
          </table:table-cell>
          <table:table-cell table:style-name="Tabla16.A2" office:value-type="string">
            <text:p text:style-name="P20">El caso de uso inicia cuando la cajera selecciona el menú de Club Protección Coppel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2</text:p>
          </table:table-cell>
          <table:table-cell table:style-name="Tabla1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A3</text:p>
          </table:table-cell>
          <table:table-cell table:style-name="Tabla1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AE.3.a</text:p>
          </table:table-cell>
          <table:table-cell table:style-name="Tabla16.A2" office:value-type="string">
            <text:p text:style-name="P20">La cajera selecciona la opción de Activar Club de Protección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AE.3.a.1</text:p>
          </table:table-cell>
          <table:table-cell table:style-name="Tabla16.A2" office:value-type="string">
            <text:p text:style-name="P20">El sistema muestra la opciones del submenú Club Protección Coppel. <text:s text:c="39"/></text:p>
            <text:p text:style-name="P20">-Club Individual. <text:s text:c="39"/></text:p>
            <text:p text:style-name="P20">-Salir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AE.3.a.2</text:p>
          </table:table-cell>
          <table:table-cell table:style-name="Tabla16.A2" office:value-type="string">
            <text:p text:style-name="P20">La cajera selecciona una de las opcione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AE.3.a.2.a</text:p>
          </table:table-cell>
          <table:table-cell table:style-name="Tabla16.A2" office:value-type="string">
            <text:p text:style-name="P20">La cajera selecciona la opcion de Club Individual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ext:soft-page-break/>
        <table:table-row table:style-name="Tabla16.3">
          <table:table-cell table:style-name="Tabla16.A2" office:value-type="string">
            <text:p text:style-name="P32">AE.3.a.2.a.1</text:p>
          </table:table-cell>
          <table:table-cell table:style-name="Tabla16.A2" office:value-type="string">
            <text:p text:style-name="P20">El sistema valida que el cliente es mayor a 18 o menor a 60 años de edad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AE.3.a.2.a.2</text:p>
          </table:table-cell>
          <table:table-cell table:style-name="Tabla16.A2" office:value-type="string">
            <text:p text:style-name="P20">El sistema verifica el seguro club del client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AE.3.a.2.a.2.a</text:p>
          </table:table-cell>
          <table:table-cell table:style-name="Tabla16.A2" office:value-type="string">
            <text:p text:style-name="P20">El sistema verifica que el cliente no tiene seguro club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AE.3.a.2.a.2.b</text:p>
          </table:table-cell>
          <table:table-cell table:style-name="Tabla16.A2" office:value-type="string">
            <text:p text:style-name="P20">El sistema verifica que el cliente tiene seguro club Individual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AE.3.a.2.a.2.b.1</text:p>
          </table:table-cell>
          <table:table-cell table:style-name="Tabla16.A2" office:value-type="string">
            <text:p text:style-name="P20">El sistema muestra mensaje correspondient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AE.3.a.2.a.2.b.2</text:p>
          </table:table-cell>
          <table:table-cell table:style-name="Tabla16.A2" office:value-type="string">
            <text:p text:style-name="P20">La cajera acepta el mensaje y el sistema continua en el paso 2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2</text:p>
          </table:table-cell>
          <table:table-cell table:style-name="Tabla1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A3</text:p>
          </table:table-cell>
          <table:table-cell table:style-name="Tabla1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4</text:p>
          </table:table-cell>
          <table:table-cell table:style-name="Tabla16.A2" office:value-type="string">
            <text:p text:style-name="P20">Fin del caso de us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9">
          <table:table-cell table:style-name="Tabla16.A2" office:value-type="string">
            <text:p text:style-name="P4">Estado el Caso de Prueba </text:p>
          </table:table-cell>
          <table:table-cell table:style-name="Tabla16.A2" office:value-type="string">
            <text:p text:style-name="P20">En preparación</text:p>
          </table:table-cell>
          <table:table-cell table:style-name="Tabla16.A2" office:value-type="string">
            <text:p text:style-name="P5"/>
          </table:table-cell>
          <table:table-cell table:style-name="Tabla16.D2" office:value-type="string">
            <text:p text:style-name="P6"/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4">Juego de Prueba:</text:p>
          </table:table-cell>
          <table:table-cell table:style-name="Tabla17.B1" table:number-columns-spanned="3" office:value-type="string">
            <text:p text:style-name="P30">CP-0012-11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4">Paso</text:p>
          </table:table-cell>
          <table:table-cell table:style-name="Tabla17.A2" office:value-type="string">
            <text:p text:style-name="P4">Descripción</text:p>
          </table:table-cell>
          <table:table-cell table:style-name="Tabla17.A2" office:value-type="string">
            <text:p text:style-name="P4">Resultado</text:p>
          </table:table-cell>
          <table:table-cell table:style-name="Tabla17.D2" office:value-type="string">
            <text:p text:style-name="P4">ID Problema</text:p>
          </table:table-cell>
        </table:table-row>
        <table:table-row table:style-name="Tabla17.3">
          <table:table-cell table:style-name="Tabla17.A2" office:value-type="string">
            <text:p text:style-name="P32">A1</text:p>
          </table:table-cell>
          <table:table-cell table:style-name="Tabla17.A2" office:value-type="string">
            <text:p text:style-name="P20">El caso de uso inicia cuando la cajera selecciona el menú de Club Protección Coppe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2</text:p>
          </table:table-cell>
          <table:table-cell table:style-name="Tabla1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<text:soft-page-break/>-Salir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A3</text:p>
          </table:table-cell>
          <table:table-cell table:style-name="Tabla1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AE.3.a</text:p>
          </table:table-cell>
          <table:table-cell table:style-name="Tabla17.A2" office:value-type="string">
            <text:p text:style-name="P20">La cajera selecciona la opción de Activar Club de Protección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AE.3.a.1</text:p>
          </table:table-cell>
          <table:table-cell table:style-name="Tabla17.A2" office:value-type="string">
            <text:p text:style-name="P20">El sistema muestra la opciones del submenú Club Protección Coppel. <text:s text:c="39"/></text:p>
            <text:p text:style-name="P20">-Club Individual. <text:s text:c="39"/></text:p>
            <text:p text:style-name="P20">-Salir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AE.3.a.2</text:p>
          </table:table-cell>
          <table:table-cell table:style-name="Tabla17.A2" office:value-type="string">
            <text:p text:style-name="P20">La cajera selecciona una de las opcione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AE.3.a.2.a</text:p>
          </table:table-cell>
          <table:table-cell table:style-name="Tabla17.A2" office:value-type="string">
            <text:p text:style-name="P20">La cajera selecciona la opcion de Club Individua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AE.3.a.2.b</text:p>
          </table:table-cell>
          <table:table-cell table:style-name="Tabla17.A2" office:value-type="string">
            <text:p text:style-name="P20">La cajera selecciona la opcion Salir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AE.3.a.2.b.1</text:p>
          </table:table-cell>
          <table:table-cell table:style-name="Tabla17.A2" office:value-type="string">
            <text:p text:style-name="P20">El sistema continua en el paso 2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2</text:p>
          </table:table-cell>
          <table:table-cell table:style-name="Tabla1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A3</text:p>
          </table:table-cell>
          <table:table-cell table:style-name="Tabla1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ext:soft-page-break/>
        <table:table-row table:style-name="Tabla17.3">
          <table:table-cell table:style-name="Tabla17.A2" office:value-type="string">
            <text:p text:style-name="P32">S4</text:p>
          </table:table-cell>
          <table:table-cell table:style-name="Tabla17.A2" office:value-type="string">
            <text:p text:style-name="P20">Fin del caso de us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5">
          <table:table-cell table:style-name="Tabla17.A2" office:value-type="string">
            <text:p text:style-name="P4">Estado el Caso de Prueba </text:p>
          </table:table-cell>
          <table:table-cell table:style-name="Tabla17.A2" office:value-type="string">
            <text:p text:style-name="P20">En preparación</text:p>
          </table:table-cell>
          <table:table-cell table:style-name="Tabla17.A2" office:value-type="string">
            <text:p text:style-name="P5"/>
          </table:table-cell>
          <table:table-cell table:style-name="Tabla17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4">Juego de Prueba:</text:p>
          </table:table-cell>
          <table:table-cell table:style-name="Tabla18.B1" table:number-columns-spanned="3" office:value-type="string">
            <text:p text:style-name="P30">CP-0012-12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4">Paso</text:p>
          </table:table-cell>
          <table:table-cell table:style-name="Tabla18.A2" office:value-type="string">
            <text:p text:style-name="P4">Descripción</text:p>
          </table:table-cell>
          <table:table-cell table:style-name="Tabla18.A2" office:value-type="string">
            <text:p text:style-name="P4">Resultado</text:p>
          </table:table-cell>
          <table:table-cell table:style-name="Tabla18.D2" office:value-type="string">
            <text:p text:style-name="P4">ID Problema</text:p>
          </table:table-cell>
        </table:table-row>
        <table:table-row table:style-name="Tabla18.3">
          <table:table-cell table:style-name="Tabla18.A2" office:value-type="string">
            <text:p text:style-name="P32">A1</text:p>
          </table:table-cell>
          <table:table-cell table:style-name="Tabla18.A2" office:value-type="string">
            <text:p text:style-name="P20">El caso de uso inicia cuando la cajera selecciona el menú de Club Protección Coppel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S2</text:p>
          </table:table-cell>
          <table:table-cell table:style-name="Tabla18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3</text:p>
          </table:table-cell>
          <table:table-cell table:style-name="Tabla18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E.3.b</text:p>
          </table:table-cell>
          <table:table-cell table:style-name="Tabla18.A2" office:value-type="string">
            <text:p text:style-name="P20">La cajera selecciona la opción de Beneficiari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7">
          <table:table-cell table:style-name="Tabla18.A2" office:value-type="string">
            <text:p text:style-name="P32">AE.3.b.1</text:p>
          </table:table-cell>
          <table:table-cell table:style-name="Tabla18.A2" office:value-type="string">
            <text:p text:style-name="P20">El sistema muestra la opciones del submenú Club Protección Coppel. <text:s text:c="38"/></text:p>
            <text:p text:style-name="P20">-Club Individual. <text:s text:c="39"/></text:p>
            <text:p text:style-name="P20">-Club Adicional. <text:s text:c="39"/></text:p>
            <text:p text:style-name="P20">-Salir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E.3.b.2</text:p>
          </table:table-cell>
          <table:table-cell table:style-name="Tabla18.A2" office:value-type="string">
            <text:p text:style-name="P20">La cajera selecciona una de las opcione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E.3.b.2.a</text:p>
          </table:table-cell>
          <table:table-cell table:style-name="Tabla18.A2" office:value-type="string">
            <text:p text:style-name="P20">La cajera selecciona la opcion de Club Individual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E.3.b.2.a.1</text:p>
          </table:table-cell>
          <table:table-cell table:style-name="Tabla18.A2" office:value-type="string">
            <text:p text:style-name="P20">El sistema verifica el seguro club del cliente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E.3.b.2.a.1.a</text:p>
          </table:table-cell>
          <table:table-cell table:style-name="Tabla18.A2" office:value-type="string">
            <text:p text:style-name="P20">El sistema verifica que el cliente cuenta con Club de Proteccion Coppel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E.3.b.2.a.1.a.1</text:p>
          </table:table-cell>
          <table:table-cell table:style-name="Tabla18.A2" office:value-type="string">
            <text:p text:style-name="P20">El sistema solicita la huella del cliente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E.3.b.2.a.1.a.2</text:p>
          </table:table-cell>
          <table:table-cell table:style-name="Tabla18.A2" office:value-type="string">
            <text:p text:style-name="P20">El cliente ingresa la huella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ext:soft-page-break/>
        <table:table-row table:style-name="Tabla18.3">
          <table:table-cell table:style-name="Tabla18.A2" office:value-type="string">
            <text:p text:style-name="P32">AE.3.b.2.a.1.a.3</text:p>
          </table:table-cell>
          <table:table-cell table:style-name="Tabla18.A2" office:value-type="string">
            <text:p text:style-name="P20">El sistema verifica la huella del cliente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E.3.b.2.a.1.a.3.a</text:p>
          </table:table-cell>
          <table:table-cell table:style-name="Tabla18.A2" office:value-type="string">
            <text:p text:style-name="P20">El sistema verifica que la huella del cliente fue reconocida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E.3.b.2.a.1.a.3.a.1</text:p>
          </table:table-cell>
          <table:table-cell table:style-name="Tabla18.A2" office:value-type="string">
            <text:p text:style-name="P20">El sistema manda llamar al CU-0001-CapturarBeneficiari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E.3.b.2.a.1.a.3.a.2</text:p>
          </table:table-cell>
          <table:table-cell table:style-name="Tabla18.A2" office:value-type="string">
            <text:p text:style-name="P20">El sistema continua en el paso 2 del flujo básic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S2</text:p>
          </table:table-cell>
          <table:table-cell table:style-name="Tabla18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A3</text:p>
          </table:table-cell>
          <table:table-cell table:style-name="Tabla18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S4</text:p>
          </table:table-cell>
          <table:table-cell table:style-name="Tabla18.A2" office:value-type="string">
            <text:p text:style-name="P20">Fin del caso de us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21">
          <table:table-cell table:style-name="Tabla18.A2" office:value-type="string">
            <text:p text:style-name="P4">Estado el Caso de Prueba </text:p>
          </table:table-cell>
          <table:table-cell table:style-name="Tabla18.A2" office:value-type="string">
            <text:p text:style-name="P20">En preparación</text:p>
          </table:table-cell>
          <table:table-cell table:style-name="Tabla18.A2" office:value-type="string">
            <text:p text:style-name="P5"/>
          </table:table-cell>
          <table:table-cell table:style-name="Tabla18.D2" office:value-type="string">
            <text:p text:style-name="P6"/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4">Juego de Prueba:</text:p>
          </table:table-cell>
          <table:table-cell table:style-name="Tabla19.B1" table:number-columns-spanned="3" office:value-type="string">
            <text:p text:style-name="P30">CP-0012-13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4">Paso</text:p>
          </table:table-cell>
          <table:table-cell table:style-name="Tabla19.A2" office:value-type="string">
            <text:p text:style-name="P4">Descripción</text:p>
          </table:table-cell>
          <table:table-cell table:style-name="Tabla19.A2" office:value-type="string">
            <text:p text:style-name="P4">Resultado</text:p>
          </table:table-cell>
          <table:table-cell table:style-name="Tabla19.D2" office:value-type="string">
            <text:p text:style-name="P4">ID Problema</text:p>
          </table:table-cell>
        </table:table-row>
        <table:table-row table:style-name="Tabla19.3">
          <table:table-cell table:style-name="Tabla19.A2" office:value-type="string">
            <text:p text:style-name="P32">A1</text:p>
          </table:table-cell>
          <table:table-cell table:style-name="Tabla19.A2" office:value-type="string">
            <text:p text:style-name="P20">El caso de uso inicia cuando la cajera selecciona el menú de Club Protección Coppel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2</text:p>
          </table:table-cell>
          <table:table-cell table:style-name="Tabla19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3</text:p>
          </table:table-cell>
          <table:table-cell table:style-name="Tabla19.A2" office:value-type="string">
            <text:p text:style-name="P20">La cajera selecciono la opción de Salir. <text:s text:c="23"/></text:p>
            <text:p text:style-name="P20">3.a.-La cajera selecciona la opción de <text:soft-page-break/>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</text:p>
          </table:table-cell>
          <table:table-cell table:style-name="Tabla19.A2" office:value-type="string">
            <text:p text:style-name="P20">La cajera selecciona la opción de Beneficiarios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1</text:p>
          </table:table-cell>
          <table:table-cell table:style-name="Tabla19.A2" office:value-type="string">
            <text:p text:style-name="P20">El sistema muestra la opciones del submenú Club Protección Coppel. <text:s text:c="38"/></text:p>
            <text:p text:style-name="P20">-Club Individual. <text:s text:c="39"/></text:p>
            <text:p text:style-name="P20">-Club Adicional. <text:s text:c="39"/></text:p>
            <text:p text:style-name="P20">-Salir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</text:p>
          </table:table-cell>
          <table:table-cell table:style-name="Tabla19.A2" office:value-type="string">
            <text:p text:style-name="P20">La cajera selecciona una de las opciones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</text:p>
          </table:table-cell>
          <table:table-cell table:style-name="Tabla19.A2" office:value-type="string">
            <text:p text:style-name="P20">La cajera selecciona la opcion de Club Individual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</text:p>
          </table:table-cell>
          <table:table-cell table:style-name="Tabla19.A2" office:value-type="string">
            <text:p text:style-name="P20">El sistema verifica el seguro club del cli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</text:p>
          </table:table-cell>
          <table:table-cell table:style-name="Tabla19.A2" office:value-type="string">
            <text:p text:style-name="P20">El sistema verifica que el cliente cuenta con Club de Proteccion Coppel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1</text:p>
          </table:table-cell>
          <table:table-cell table:style-name="Tabla19.A2" office:value-type="string">
            <text:p text:style-name="P20">El sistema solicita la huella del cli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2</text:p>
          </table:table-cell>
          <table:table-cell table:style-name="Tabla19.A2" office:value-type="string">
            <text:p text:style-name="P20">El cliente ingresa la huell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3</text:p>
          </table:table-cell>
          <table:table-cell table:style-name="Tabla19.A2" office:value-type="string">
            <text:p text:style-name="P20">El sistema verifica la huella del cli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3.a</text:p>
          </table:table-cell>
          <table:table-cell table:style-name="Tabla19.A2" office:value-type="string">
            <text:p text:style-name="P20">El sistema verifica que la huella del cliente fue reconocid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3.b</text:p>
          </table:table-cell>
          <table:table-cell table:style-name="Tabla19.A2" office:value-type="string">
            <text:p text:style-name="P20">El sistema verifica que la huella no fue reconocid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3.b.1</text:p>
          </table:table-cell>
          <table:table-cell table:style-name="Tabla19.A2" office:value-type="string">
            <text:p text:style-name="P20">El sistema muestra mensaje para pedir autorizacion por ger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3.b.1.a</text:p>
          </table:table-cell>
          <table:table-cell table:style-name="Tabla19.A2" office:value-type="string">
            <text:p text:style-name="P20">La cajera acepta el mensaj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3.b.1.a.1</text:p>
          </table:table-cell>
          <table:table-cell table:style-name="Tabla19.A2" office:value-type="string">
            <text:p text:style-name="P20">El sistema pide huella de ger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3.b.1.a.2</text:p>
          </table:table-cell>
          <table:table-cell table:style-name="Tabla19.A2" office:value-type="string">
            <text:p text:style-name="P20">El gerente ingresa la huell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3.b.1.a.3</text:p>
          </table:table-cell>
          <table:table-cell table:style-name="Tabla19.A2" office:value-type="string">
            <text:p text:style-name="P20">El sistema valida que la huella es correct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3.b.1.a.3.a</text:p>
          </table:table-cell>
          <table:table-cell table:style-name="Tabla19.A2" office:value-type="string">
            <text:p text:style-name="P20">El sistema valida que la huella es incorrect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3.b.1.a.3.a.1</text:p>
          </table:table-cell>
          <table:table-cell table:style-name="Tabla19.A2" office:value-type="string">
            <text:p text:style-name="P20">El sistema muestra mensaje de avis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E.3.b.2.a.1.a.3.b.1.a.3.a.2</text:p>
          </table:table-cell>
          <table:table-cell table:style-name="Tabla19.A2" office:value-type="string">
            <text:p text:style-name="P20">La cajera acepta el mensaje y el flujo continua en el paso 2 del flujo basic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2</text:p>
          </table:table-cell>
          <table:table-cell table:style-name="Tabla19.A2" office:value-type="string">
            <text:p text:style-name="P20">El sistema muestra las opciones del menú <text:soft-page-break/>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A3</text:p>
          </table:table-cell>
          <table:table-cell table:style-name="Tabla19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4</text:p>
          </table:table-cell>
          <table:table-cell table:style-name="Tabla19.A2" office:value-type="string">
            <text:p text:style-name="P20">Fin del caso de us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28">
          <table:table-cell table:style-name="Tabla19.A2" office:value-type="string">
            <text:p text:style-name="P4">Estado el Caso de Prueba </text:p>
          </table:table-cell>
          <table:table-cell table:style-name="Tabla19.A2" office:value-type="string">
            <text:p text:style-name="P20">En preparación</text:p>
          </table:table-cell>
          <table:table-cell table:style-name="Tabla19.A2" office:value-type="string">
            <text:p text:style-name="P5"/>
          </table:table-cell>
          <table:table-cell table:style-name="Tabla19.D2" office:value-type="string">
            <text:p text:style-name="P6"/>
          </table:table-cell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office:value-type="string">
            <text:p text:style-name="P4">Juego de Prueba:</text:p>
          </table:table-cell>
          <table:table-cell table:style-name="Tabla20.B1" table:number-columns-spanned="3" office:value-type="string">
            <text:p text:style-name="P30">CP-0012-14</text:p>
          </table:table-cell>
          <table:covered-table-cell/>
          <table:covered-table-cell/>
        </table:table-row>
        <table:table-row table:style-name="Tabla20.1">
          <table:table-cell table:style-name="Tabla20.A2" office:value-type="string">
            <text:p text:style-name="P4">Paso</text:p>
          </table:table-cell>
          <table:table-cell table:style-name="Tabla20.A2" office:value-type="string">
            <text:p text:style-name="P4">Descripción</text:p>
          </table:table-cell>
          <table:table-cell table:style-name="Tabla20.A2" office:value-type="string">
            <text:p text:style-name="P4">Resultado</text:p>
          </table:table-cell>
          <table:table-cell table:style-name="Tabla20.D2" office:value-type="string">
            <text:p text:style-name="P4">ID Problema</text:p>
          </table:table-cell>
        </table:table-row>
        <table:table-row table:style-name="Tabla20.3">
          <table:table-cell table:style-name="Tabla20.A2" office:value-type="string">
            <text:p text:style-name="P32">A1</text:p>
          </table:table-cell>
          <table:table-cell table:style-name="Tabla20.A2" office:value-type="string">
            <text:p text:style-name="P20">El caso de uso inicia cuando la cajera selecciona el menú de Club Protección Coppel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2</text:p>
          </table:table-cell>
          <table:table-cell table:style-name="Tabla20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3</text:p>
          </table:table-cell>
          <table:table-cell table:style-name="Tabla20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<text:soft-page-break/>Ofrecer Club de Protección. <text:s text:c="23"/></text:p>
            <text:p text:style-name="P20">3.f.-La cajera selecciona la opción de Activar Club Adicional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</text:p>
          </table:table-cell>
          <table:table-cell table:style-name="Tabla20.A2" office:value-type="string">
            <text:p text:style-name="P20">La cajera selecciona la opción de Beneficiario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1</text:p>
          </table:table-cell>
          <table:table-cell table:style-name="Tabla20.A2" office:value-type="string">
            <text:p text:style-name="P20">El sistema muestra la opciones del submenú Club Protección Coppel. <text:s text:c="38"/></text:p>
            <text:p text:style-name="P20">-Club Individual. <text:s text:c="39"/></text:p>
            <text:p text:style-name="P20">-Club Adicional. <text:s text:c="39"/></text:p>
            <text:p text:style-name="P20">-Salir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</text:p>
          </table:table-cell>
          <table:table-cell table:style-name="Tabla20.A2" office:value-type="string">
            <text:p text:style-name="P20">La cajera selecciona una de las opcione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</text:p>
          </table:table-cell>
          <table:table-cell table:style-name="Tabla20.A2" office:value-type="string">
            <text:p text:style-name="P20">La cajera selecciona la opcion de Club Individual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</text:p>
          </table:table-cell>
          <table:table-cell table:style-name="Tabla20.A2" office:value-type="string">
            <text:p text:style-name="P20">El sistema verifica el seguro club del client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</text:p>
          </table:table-cell>
          <table:table-cell table:style-name="Tabla20.A2" office:value-type="string">
            <text:p text:style-name="P20">El sistema verifica que el cliente cuenta con Club de Proteccion Coppel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1</text:p>
          </table:table-cell>
          <table:table-cell table:style-name="Tabla20.A2" office:value-type="string">
            <text:p text:style-name="P20">El sistema solicita la huella del client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2</text:p>
          </table:table-cell>
          <table:table-cell table:style-name="Tabla20.A2" office:value-type="string">
            <text:p text:style-name="P20">El cliente ingresa la huella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3</text:p>
          </table:table-cell>
          <table:table-cell table:style-name="Tabla20.A2" office:value-type="string">
            <text:p text:style-name="P20">El sistema verifica la huella del client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3.a</text:p>
          </table:table-cell>
          <table:table-cell table:style-name="Tabla20.A2" office:value-type="string">
            <text:p text:style-name="P20">El sistema verifica que la huella del cliente fue reconocida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3.b</text:p>
          </table:table-cell>
          <table:table-cell table:style-name="Tabla20.A2" office:value-type="string">
            <text:p text:style-name="P20">El sistema verifica que la huella no fue reconocida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3.b.1</text:p>
          </table:table-cell>
          <table:table-cell table:style-name="Tabla20.A2" office:value-type="string">
            <text:p text:style-name="P20">El sistema muestra mensaje para pedir autorizacion por gerent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3.b.1.a</text:p>
          </table:table-cell>
          <table:table-cell table:style-name="Tabla20.A2" office:value-type="string">
            <text:p text:style-name="P20">La cajera acepta el mensaj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3.b.1.a.1</text:p>
          </table:table-cell>
          <table:table-cell table:style-name="Tabla20.A2" office:value-type="string">
            <text:p text:style-name="P20">El sistema pide huella de gerent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3.b.1.a.2</text:p>
          </table:table-cell>
          <table:table-cell table:style-name="Tabla20.A2" office:value-type="string">
            <text:p text:style-name="P20">El gerente ingresa la huella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3.b.1.a.3</text:p>
          </table:table-cell>
          <table:table-cell table:style-name="Tabla20.A2" office:value-type="string">
            <text:p text:style-name="P20">El sistema valida que la huella es correcta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3.b.1.a.4</text:p>
          </table:table-cell>
          <table:table-cell table:style-name="Tabla20.A2" office:value-type="string">
            <text:p text:style-name="P20">El sistema manda llamar al CU-0001-CapturarBeneficiari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E.3.b.2.a.1.a.3.b.1.a.5</text:p>
          </table:table-cell>
          <table:table-cell table:style-name="Tabla20.A2" office:value-type="string">
            <text:p text:style-name="P20">El sistema continua en el paso 2 del flujo básic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2</text:p>
          </table:table-cell>
          <table:table-cell table:style-name="Tabla20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A3</text:p>
          </table:table-cell>
          <table:table-cell table:style-name="Tabla20.A2" office:value-type="string">
            <text:p text:style-name="P20">La cajera selecciono la opción de Salir. <text:s text:c="23"/></text:p>
            <text:p text:style-name="P20">3.a.-La cajera selecciona la opción de <text:soft-page-break/>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4</text:p>
          </table:table-cell>
          <table:table-cell table:style-name="Tabla20.A2" office:value-type="string">
            <text:p text:style-name="P20">Fin del caso de us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27">
          <table:table-cell table:style-name="Tabla20.A2" office:value-type="string">
            <text:p text:style-name="P4">Estado el Caso de Prueba </text:p>
          </table:table-cell>
          <table:table-cell table:style-name="Tabla20.A2" office:value-type="string">
            <text:p text:style-name="P20">En preparación</text:p>
          </table:table-cell>
          <table:table-cell table:style-name="Tabla20.A2" office:value-type="string">
            <text:p text:style-name="P5"/>
          </table:table-cell>
          <table:table-cell table:style-name="Tabla20.D2" office:value-type="string">
            <text:p text:style-name="P6"/>
          </table:table-cell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4">Juego de Prueba:</text:p>
          </table:table-cell>
          <table:table-cell table:style-name="Tabla21.B1" table:number-columns-spanned="3" office:value-type="string">
            <text:p text:style-name="P30">CP-0012-15</text:p>
          </table:table-cell>
          <table:covered-table-cell/>
          <table:covered-table-cell/>
        </table:table-row>
        <table:table-row table:style-name="Tabla21.1">
          <table:table-cell table:style-name="Tabla21.A2" office:value-type="string">
            <text:p text:style-name="P4">Paso</text:p>
          </table:table-cell>
          <table:table-cell table:style-name="Tabla21.A2" office:value-type="string">
            <text:p text:style-name="P4">Descripción</text:p>
          </table:table-cell>
          <table:table-cell table:style-name="Tabla21.A2" office:value-type="string">
            <text:p text:style-name="P4">Resultado</text:p>
          </table:table-cell>
          <table:table-cell table:style-name="Tabla21.D2" office:value-type="string">
            <text:p text:style-name="P4">ID Problema</text:p>
          </table:table-cell>
        </table:table-row>
        <table:table-row table:style-name="Tabla21.3">
          <table:table-cell table:style-name="Tabla21.A2" office:value-type="string">
            <text:p text:style-name="P32">A1</text:p>
          </table:table-cell>
          <table:table-cell table:style-name="Tabla21.A2" office:value-type="string">
            <text:p text:style-name="P20">El caso de uso inicia cuando la cajera selecciona el menú de Club Protección Coppel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2</text:p>
          </table:table-cell>
          <table:table-cell table:style-name="Tabla21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3</text:p>
          </table:table-cell>
          <table:table-cell table:style-name="Tabla21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</text:p>
          </table:table-cell>
          <table:table-cell table:style-name="Tabla21.A2" office:value-type="string">
            <text:p text:style-name="P20">La cajera selecciona la opción de Beneficiarios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1</text:p>
          </table:table-cell>
          <table:table-cell table:style-name="Tabla21.A2" office:value-type="string">
            <text:p text:style-name="P20">El sistema muestra la opciones del submenú Club Protección Coppel. <text:s text:c="38"/></text:p>
            <text:p text:style-name="P20">-Club Individual. <text:s text:c="39"/></text:p>
            <text:p text:style-name="P20">-Club Adicional. <text:s text:c="39"/></text:p>
            <text:p text:style-name="P20">-Salir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ext:soft-page-break/>
        <table:table-row table:style-name="Tabla21.3">
          <table:table-cell table:style-name="Tabla21.A2" office:value-type="string">
            <text:p text:style-name="P32">AE.3.b.2</text:p>
          </table:table-cell>
          <table:table-cell table:style-name="Tabla21.A2" office:value-type="string">
            <text:p text:style-name="P20">La cajera selecciona una de las opciones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</text:p>
          </table:table-cell>
          <table:table-cell table:style-name="Tabla21.A2" office:value-type="string">
            <text:p text:style-name="P20">La cajera selecciona la opcion de Club Individual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.1</text:p>
          </table:table-cell>
          <table:table-cell table:style-name="Tabla21.A2" office:value-type="string">
            <text:p text:style-name="P20">El sistema verifica el seguro club del client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.1.a</text:p>
          </table:table-cell>
          <table:table-cell table:style-name="Tabla21.A2" office:value-type="string">
            <text:p text:style-name="P20">El sistema verifica que el cliente cuenta con Club de Proteccion Coppel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.1.a.1</text:p>
          </table:table-cell>
          <table:table-cell table:style-name="Tabla21.A2" office:value-type="string">
            <text:p text:style-name="P20">El sistema solicita la huella del client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.1.a.2</text:p>
          </table:table-cell>
          <table:table-cell table:style-name="Tabla21.A2" office:value-type="string">
            <text:p text:style-name="P20">El cliente ingresa la huell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.1.a.3</text:p>
          </table:table-cell>
          <table:table-cell table:style-name="Tabla21.A2" office:value-type="string">
            <text:p text:style-name="P20">El sistema verifica la huella del client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.1.a.3.a</text:p>
          </table:table-cell>
          <table:table-cell table:style-name="Tabla21.A2" office:value-type="string">
            <text:p text:style-name="P20">El sistema verifica que la huella del cliente fue reconocid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.1.a.3.b</text:p>
          </table:table-cell>
          <table:table-cell table:style-name="Tabla21.A2" office:value-type="string">
            <text:p text:style-name="P20">El sistema verifica que la huella no fue reconocid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.1.a.3.b.1</text:p>
          </table:table-cell>
          <table:table-cell table:style-name="Tabla21.A2" office:value-type="string">
            <text:p text:style-name="P20">El sistema muestra mensaje para pedir autorizacion por gerent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.1.a.3.b.1.a</text:p>
          </table:table-cell>
          <table:table-cell table:style-name="Tabla21.A2" office:value-type="string">
            <text:p text:style-name="P20">La cajera acepta el mensaj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.1.a.3.b.1.b</text:p>
          </table:table-cell>
          <table:table-cell table:style-name="Tabla21.A2" office:value-type="string">
            <text:p text:style-name="P20">La cajera cancela el mensaj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E.3.b.2.a.1.a.3.b.1.b.1</text:p>
          </table:table-cell>
          <table:table-cell table:style-name="Tabla21.A2" office:value-type="string">
            <text:p text:style-name="P20">El sistema continua en el paso 2 del flujo básic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2</text:p>
          </table:table-cell>
          <table:table-cell table:style-name="Tabla21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A3</text:p>
          </table:table-cell>
          <table:table-cell table:style-name="Tabla21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4</text:p>
          </table:table-cell>
          <table:table-cell table:style-name="Tabla21.A2" office:value-type="string">
            <text:p text:style-name="P20">Fin del caso de us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24">
          <table:table-cell table:style-name="Tabla21.A2" office:value-type="string">
            <text:p text:style-name="P4">Estado el Caso de Prueba </text:p>
          </table:table-cell>
          <table:table-cell table:style-name="Tabla21.A2" office:value-type="string">
            <text:p text:style-name="P20">En preparación</text:p>
          </table:table-cell>
          <table:table-cell table:style-name="Tabla21.A2" office:value-type="string">
            <text:p text:style-name="P5"/>
          </table:table-cell>
          <table:table-cell table:style-name="Tabla21.D2" office:value-type="string">
            <text:p text:style-name="P6"/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office:value-type="string">
            <text:p text:style-name="P4">Juego de Prueba:</text:p>
          </table:table-cell>
          <table:table-cell table:style-name="Tabla22.B1" table:number-columns-spanned="3" office:value-type="string">
            <text:p text:style-name="P30">CP-0012-16</text:p>
          </table:table-cell>
          <table:covered-table-cell/>
          <table:covered-table-cell/>
        </table:table-row>
        <table:table-row table:style-name="Tabla22.1">
          <table:table-cell table:style-name="Tabla22.A2" office:value-type="string">
            <text:p text:style-name="P4">Paso</text:p>
          </table:table-cell>
          <table:table-cell table:style-name="Tabla22.A2" office:value-type="string">
            <text:p text:style-name="P4">Descripción</text:p>
          </table:table-cell>
          <table:table-cell table:style-name="Tabla22.A2" office:value-type="string">
            <text:p text:style-name="P4">Resultado</text:p>
          </table:table-cell>
          <table:table-cell table:style-name="Tabla22.D2" office:value-type="string">
            <text:p text:style-name="P4">ID Problema</text:p>
          </table:table-cell>
        </table:table-row>
        <text:soft-page-break/>
        <table:table-row table:style-name="Tabla22.3">
          <table:table-cell table:style-name="Tabla22.A2" office:value-type="string">
            <text:p text:style-name="P32">A1</text:p>
          </table:table-cell>
          <table:table-cell table:style-name="Tabla22.A2" office:value-type="string">
            <text:p text:style-name="P20">El caso de uso inicia cuando la cajera selecciona el menú de Club Protección Coppel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2</text:p>
          </table:table-cell>
          <table:table-cell table:style-name="Tabla22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A3</text:p>
          </table:table-cell>
          <table:table-cell table:style-name="Tabla22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AE.3.b</text:p>
          </table:table-cell>
          <table:table-cell table:style-name="Tabla22.A2" office:value-type="string">
            <text:p text:style-name="P20">La cajera selecciona la opción de Beneficiarios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AE.3.b.1</text:p>
          </table:table-cell>
          <table:table-cell table:style-name="Tabla22.A2" office:value-type="string">
            <text:p text:style-name="P20">El sistema muestra la opciones del submenú Club Protección Coppel. <text:s text:c="38"/></text:p>
            <text:p text:style-name="P20">-Club Individual. <text:s text:c="39"/></text:p>
            <text:p text:style-name="P20">-Club Adicional. <text:s text:c="39"/></text:p>
            <text:p text:style-name="P20">-Salir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AE.3.b.2</text:p>
          </table:table-cell>
          <table:table-cell table:style-name="Tabla22.A2" office:value-type="string">
            <text:p text:style-name="P20">La cajera selecciona una de las opciones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AE.3.b.2.a</text:p>
          </table:table-cell>
          <table:table-cell table:style-name="Tabla22.A2" office:value-type="string">
            <text:p text:style-name="P20">La cajera selecciona la opcion de Club Individual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AE.3.b.2.a.1</text:p>
          </table:table-cell>
          <table:table-cell table:style-name="Tabla22.A2" office:value-type="string">
            <text:p text:style-name="P20">El sistema verifica el seguro club del cliente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AE.3.b.2.a.1.a</text:p>
          </table:table-cell>
          <table:table-cell table:style-name="Tabla22.A2" office:value-type="string">
            <text:p text:style-name="P20">El sistema verifica que el cliente cuenta con Club de Proteccion Coppel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AE.3.b.2.a.1.b</text:p>
          </table:table-cell>
          <table:table-cell table:style-name="Tabla22.A2" office:value-type="string">
            <text:p text:style-name="P20">El sistema verifica que el cliente no cuenta con Club de Proteccion Coppel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AE.3.b.2.a.1.b.1</text:p>
          </table:table-cell>
          <table:table-cell table:style-name="Tabla22.A2" office:value-type="string">
            <text:p text:style-name="P20">El sistema muestra mensaje correspondiente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AE.3.b.2.a.1.b.2</text:p>
          </table:table-cell>
          <table:table-cell table:style-name="Tabla22.A2" office:value-type="string">
            <text:p text:style-name="P20">La cajera acepta el mensaje y el sistema continua en el paso 2 del flujo básic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2</text:p>
          </table:table-cell>
          <table:table-cell table:style-name="Tabla22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<text:soft-page-break/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A3</text:p>
          </table:table-cell>
          <table:table-cell table:style-name="Tabla22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4</text:p>
          </table:table-cell>
          <table:table-cell table:style-name="Tabla22.A2" office:value-type="string">
            <text:p text:style-name="P20">Fin del caso de us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18">
          <table:table-cell table:style-name="Tabla22.A2" office:value-type="string">
            <text:p text:style-name="P4">Estado el Caso de Prueba </text:p>
          </table:table-cell>
          <table:table-cell table:style-name="Tabla22.A2" office:value-type="string">
            <text:p text:style-name="P20">En preparación</text:p>
          </table:table-cell>
          <table:table-cell table:style-name="Tabla22.A2" office:value-type="string">
            <text:p text:style-name="P5"/>
          </table:table-cell>
          <table:table-cell table:style-name="Tabla22.D2" office:value-type="string">
            <text:p text:style-name="P6"/>
          </table:table-cell>
        </table:table-row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4">Juego de Prueba:</text:p>
          </table:table-cell>
          <table:table-cell table:style-name="Tabla23.B1" table:number-columns-spanned="3" office:value-type="string">
            <text:p text:style-name="P30">CP-0012-17</text:p>
          </table:table-cell>
          <table:covered-table-cell/>
          <table:covered-table-cell/>
        </table:table-row>
        <table:table-row table:style-name="Tabla23.1">
          <table:table-cell table:style-name="Tabla23.A2" office:value-type="string">
            <text:p text:style-name="P4">Paso</text:p>
          </table:table-cell>
          <table:table-cell table:style-name="Tabla23.A2" office:value-type="string">
            <text:p text:style-name="P4">Descripción</text:p>
          </table:table-cell>
          <table:table-cell table:style-name="Tabla23.A2" office:value-type="string">
            <text:p text:style-name="P4">Resultado</text:p>
          </table:table-cell>
          <table:table-cell table:style-name="Tabla23.D2" office:value-type="string">
            <text:p text:style-name="P4">ID Problema</text:p>
          </table:table-cell>
        </table:table-row>
        <table:table-row table:style-name="Tabla23.3">
          <table:table-cell table:style-name="Tabla23.A2" office:value-type="string">
            <text:p text:style-name="P32">A1</text:p>
          </table:table-cell>
          <table:table-cell table:style-name="Tabla23.A2" office:value-type="string">
            <text:p text:style-name="P20">El caso de uso inicia cuando la cajera selecciona el menú de Club Protección Coppel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S2</text:p>
          </table:table-cell>
          <table:table-cell table:style-name="Tabla23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A3</text:p>
          </table:table-cell>
          <table:table-cell table:style-name="Tabla23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AE.3.b</text:p>
          </table:table-cell>
          <table:table-cell table:style-name="Tabla23.A2" office:value-type="string">
            <text:p text:style-name="P20">La cajera selecciona la opción de Beneficiarios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ext:soft-page-break/>
        <table:table-row table:style-name="Tabla23.3">
          <table:table-cell table:style-name="Tabla23.A2" office:value-type="string">
            <text:p text:style-name="P32">AE.3.b.1</text:p>
          </table:table-cell>
          <table:table-cell table:style-name="Tabla23.A2" office:value-type="string">
            <text:p text:style-name="P20">El sistema muestra la opciones del submenú Club Protección Coppel. <text:s text:c="38"/></text:p>
            <text:p text:style-name="P20">-Club Individual. <text:s text:c="39"/></text:p>
            <text:p text:style-name="P20">-Club Adicional. <text:s text:c="39"/></text:p>
            <text:p text:style-name="P20">-Salir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AE.3.b.2</text:p>
          </table:table-cell>
          <table:table-cell table:style-name="Tabla23.A2" office:value-type="string">
            <text:p text:style-name="P20">La cajera selecciona una de las opciones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AE.3.b.2.a</text:p>
          </table:table-cell>
          <table:table-cell table:style-name="Tabla23.A2" office:value-type="string">
            <text:p text:style-name="P20">La cajera selecciona la opcion de Club Individual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AE.3.b.2.b</text:p>
          </table:table-cell>
          <table:table-cell table:style-name="Tabla23.A2" office:value-type="string">
            <text:p text:style-name="P20">La cajera selecciona la opcion de Club Adicional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AE.3.b.2.b.1</text:p>
          </table:table-cell>
          <table:table-cell table:style-name="Tabla23.A2" office:value-type="string">
            <text:p text:style-name="P20">El sistema verifica que el cliente tiene club adicional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AE.3.b.2.b.1.a</text:p>
          </table:table-cell>
          <table:table-cell table:style-name="Tabla23.A2" office:value-type="string">
            <text:p text:style-name="P20">El sistema verifica que el cliente no tiene club adicional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AE.3.b.2.b.1.a.1</text:p>
          </table:table-cell>
          <table:table-cell table:style-name="Tabla23.A2" office:value-type="string">
            <text:p text:style-name="P20"><text:s/>El sistema muestra mensaje de avis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AE.3.b.2.b.1.a.2</text:p>
          </table:table-cell>
          <table:table-cell table:style-name="Tabla23.A2" office:value-type="string">
            <text:p text:style-name="P20">La cajera acepta el mensaje y el sistema continua en el paso 2 del flujo básic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S2</text:p>
          </table:table-cell>
          <table:table-cell table:style-name="Tabla23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A3</text:p>
          </table:table-cell>
          <table:table-cell table:style-name="Tabla23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S4</text:p>
          </table:table-cell>
          <table:table-cell table:style-name="Tabla23.A2" office:value-type="string">
            <text:p text:style-name="P20">Fin del caso de us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18">
          <table:table-cell table:style-name="Tabla23.A2" office:value-type="string">
            <text:p text:style-name="P4">Estado el Caso de Prueba </text:p>
          </table:table-cell>
          <table:table-cell table:style-name="Tabla23.A2" office:value-type="string">
            <text:p text:style-name="P20">En preparación</text:p>
          </table:table-cell>
          <table:table-cell table:style-name="Tabla23.A2" office:value-type="string">
            <text:p text:style-name="P5"/>
          </table:table-cell>
          <table:table-cell table:style-name="Tabla23.D2" office:value-type="string">
            <text:p text:style-name="P6"/>
          </table:table-cell>
        </table:table-row>
      </table:table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office:value-type="string">
            <text:p text:style-name="P4">Juego de Prueba:</text:p>
          </table:table-cell>
          <table:table-cell table:style-name="Tabla24.B1" table:number-columns-spanned="3" office:value-type="string">
            <text:p text:style-name="P30">CP-0012-18</text:p>
          </table:table-cell>
          <table:covered-table-cell/>
          <table:covered-table-cell/>
        </table:table-row>
        <table:table-row table:style-name="Tabla24.1">
          <table:table-cell table:style-name="Tabla24.A2" office:value-type="string">
            <text:p text:style-name="P4">Paso</text:p>
          </table:table-cell>
          <table:table-cell table:style-name="Tabla24.A2" office:value-type="string">
            <text:p text:style-name="P4">Descripción</text:p>
          </table:table-cell>
          <table:table-cell table:style-name="Tabla24.A2" office:value-type="string">
            <text:p text:style-name="P4">Resultado</text:p>
          </table:table-cell>
          <table:table-cell table:style-name="Tabla24.D2" office:value-type="string">
            <text:p text:style-name="P4">ID Problema</text:p>
          </table:table-cell>
        </table:table-row>
        <table:table-row table:style-name="Tabla24.3">
          <table:table-cell table:style-name="Tabla24.A2" office:value-type="string">
            <text:p text:style-name="P32">A1</text:p>
          </table:table-cell>
          <table:table-cell table:style-name="Tabla24.A2" office:value-type="string">
            <text:p text:style-name="P20">El caso de uso inicia cuando la cajera selecciona el menú de Club Protección Coppel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2</text:p>
          </table:table-cell>
          <table:table-cell table:style-name="Tabla24.A2" office:value-type="string">
            <text:p text:style-name="P20">El sistema muestra las opciones del menú de <text:soft-page-break/>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3</text:p>
          </table:table-cell>
          <table:table-cell table:style-name="Tabla24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</text:p>
          </table:table-cell>
          <table:table-cell table:style-name="Tabla24.A2" office:value-type="string">
            <text:p text:style-name="P20">La cajera selecciona la opción de Beneficiarios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1</text:p>
          </table:table-cell>
          <table:table-cell table:style-name="Tabla24.A2" office:value-type="string">
            <text:p text:style-name="P20">El sistema muestra la opciones del submenú Club Protección Coppel. <text:s text:c="38"/></text:p>
            <text:p text:style-name="P20">-Club Individual. <text:s text:c="39"/></text:p>
            <text:p text:style-name="P20">-Club Adicional. <text:s text:c="39"/></text:p>
            <text:p text:style-name="P20">-Salir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2</text:p>
          </table:table-cell>
          <table:table-cell table:style-name="Tabla24.A2" office:value-type="string">
            <text:p text:style-name="P20">La cajera selecciona una de las opciones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2.a</text:p>
          </table:table-cell>
          <table:table-cell table:style-name="Tabla24.A2" office:value-type="string">
            <text:p text:style-name="P20">La cajera selecciona la opcion de Club Individual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2.b</text:p>
          </table:table-cell>
          <table:table-cell table:style-name="Tabla24.A2" office:value-type="string">
            <text:p text:style-name="P20">La cajera selecciona la opcion de Club Adicional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2.b.1</text:p>
          </table:table-cell>
          <table:table-cell table:style-name="Tabla24.A2" office:value-type="string">
            <text:p text:style-name="P20">El sistema verifica que el cliente tiene club adicional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2.b.2</text:p>
          </table:table-cell>
          <table:table-cell table:style-name="Tabla24.A2" office:value-type="string">
            <text:p text:style-name="P20">El sistema solicita la huella del cliente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2.b.3</text:p>
          </table:table-cell>
          <table:table-cell table:style-name="Tabla24.A2" office:value-type="string">
            <text:p text:style-name="P20">El cliente ingresa la huella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2.b.4</text:p>
          </table:table-cell>
          <table:table-cell table:style-name="Tabla24.A2" office:value-type="string">
            <text:p text:style-name="P20">El sistema verifica que la huella del cliente fue reconocida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2.b.4.a</text:p>
          </table:table-cell>
          <table:table-cell table:style-name="Tabla24.A2" office:value-type="string">
            <text:p text:style-name="P20">El sistema verifica que la huella del cliente no fue reconocida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2.b.4.a.1</text:p>
          </table:table-cell>
          <table:table-cell table:style-name="Tabla24.A2" office:value-type="string">
            <text:p text:style-name="P20">El sistema muestra mensaje para pedir autorizacion por gerente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2.b.4.a.2</text:p>
          </table:table-cell>
          <table:table-cell table:style-name="Tabla24.A2" office:value-type="string">
            <text:p text:style-name="P20">La cajera selecciona que si desea autorizacion de gerente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E.3.b.2.b.4.a.2.a</text:p>
          </table:table-cell>
          <table:table-cell table:style-name="Tabla24.A2" office:value-type="string">
            <text:p text:style-name="P20">La cajera selecciona que no desea autorizacion de gerente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ext:soft-page-break/>
        <table:table-row table:style-name="Tabla24.3">
          <table:table-cell table:style-name="Tabla24.A2" office:value-type="string">
            <text:p text:style-name="P32">AE.3.b.2.b.4.a.2.a.1</text:p>
          </table:table-cell>
          <table:table-cell table:style-name="Tabla24.A2" office:value-type="string">
            <text:p text:style-name="P20">El sistema continua en el paso 2 del flujo básic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2</text:p>
          </table:table-cell>
          <table:table-cell table:style-name="Tabla24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A3</text:p>
          </table:table-cell>
          <table:table-cell table:style-name="Tabla24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4</text:p>
          </table:table-cell>
          <table:table-cell table:style-name="Tabla24.A2" office:value-type="string">
            <text:p text:style-name="P20">Fin del caso de us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23">
          <table:table-cell table:style-name="Tabla24.A2" office:value-type="string">
            <text:p text:style-name="P4">Estado el Caso de Prueba </text:p>
          </table:table-cell>
          <table:table-cell table:style-name="Tabla24.A2" office:value-type="string">
            <text:p text:style-name="P20">En preparación</text:p>
          </table:table-cell>
          <table:table-cell table:style-name="Tabla24.A2" office:value-type="string">
            <text:p text:style-name="P5"/>
          </table:table-cell>
          <table:table-cell table:style-name="Tabla24.D2" office:value-type="string">
            <text:p text:style-name="P6"/>
          </table:table-cell>
        </table:table-row>
      </table:table>
      <text:p text:style-name="Standard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office:value-type="string">
            <text:p text:style-name="P4">Juego de Prueba:</text:p>
          </table:table-cell>
          <table:table-cell table:style-name="Tabla25.B1" table:number-columns-spanned="3" office:value-type="string">
            <text:p text:style-name="P30">CP-0012-19</text:p>
          </table:table-cell>
          <table:covered-table-cell/>
          <table:covered-table-cell/>
        </table:table-row>
        <table:table-row table:style-name="Tabla25.1">
          <table:table-cell table:style-name="Tabla25.A2" office:value-type="string">
            <text:p text:style-name="P4">Paso</text:p>
          </table:table-cell>
          <table:table-cell table:style-name="Tabla25.A2" office:value-type="string">
            <text:p text:style-name="P4">Descripción</text:p>
          </table:table-cell>
          <table:table-cell table:style-name="Tabla25.A2" office:value-type="string">
            <text:p text:style-name="P4">Resultado</text:p>
          </table:table-cell>
          <table:table-cell table:style-name="Tabla25.D2" office:value-type="string">
            <text:p text:style-name="P4">ID Problema</text:p>
          </table:table-cell>
        </table:table-row>
        <table:table-row table:style-name="Tabla25.3">
          <table:table-cell table:style-name="Tabla25.A2" office:value-type="string">
            <text:p text:style-name="P32">A1</text:p>
          </table:table-cell>
          <table:table-cell table:style-name="Tabla25.A2" office:value-type="string">
            <text:p text:style-name="P20">El caso de uso inicia cuando la cajera selecciona el menú de Club Protección Coppel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2</text:p>
          </table:table-cell>
          <table:table-cell table:style-name="Tabla2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3</text:p>
          </table:table-cell>
          <table:table-cell table:style-name="Tabla2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<text:soft-page-break/>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</text:p>
          </table:table-cell>
          <table:table-cell table:style-name="Tabla25.A2" office:value-type="string">
            <text:p text:style-name="P20">La cajera selecciona la opción de Beneficiarios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1</text:p>
          </table:table-cell>
          <table:table-cell table:style-name="Tabla25.A2" office:value-type="string">
            <text:p text:style-name="P20">El sistema muestra la opciones del submenú Club Protección Coppel. <text:s text:c="38"/></text:p>
            <text:p text:style-name="P20">-Club Individual. <text:s text:c="39"/></text:p>
            <text:p text:style-name="P20">-Club Adicional. <text:s text:c="39"/></text:p>
            <text:p text:style-name="P20">-Salir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</text:p>
          </table:table-cell>
          <table:table-cell table:style-name="Tabla25.A2" office:value-type="string">
            <text:p text:style-name="P20">La cajera selecciona una de las opciones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a</text:p>
          </table:table-cell>
          <table:table-cell table:style-name="Tabla25.A2" office:value-type="string">
            <text:p text:style-name="P20">La cajera selecciona la opcion de Club Individual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</text:p>
          </table:table-cell>
          <table:table-cell table:style-name="Tabla25.A2" office:value-type="string">
            <text:p text:style-name="P20">La cajera selecciona la opcion de Club Adicional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1</text:p>
          </table:table-cell>
          <table:table-cell table:style-name="Tabla25.A2" office:value-type="string">
            <text:p text:style-name="P20">El sistema verifica que el cliente tiene club adicional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2</text:p>
          </table:table-cell>
          <table:table-cell table:style-name="Tabla25.A2" office:value-type="string">
            <text:p text:style-name="P20">El sistema solicita la huella del cli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3</text:p>
          </table:table-cell>
          <table:table-cell table:style-name="Tabla25.A2" office:value-type="string">
            <text:p text:style-name="P20">El cliente ingresa la huella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4</text:p>
          </table:table-cell>
          <table:table-cell table:style-name="Tabla25.A2" office:value-type="string">
            <text:p text:style-name="P20">El sistema verifica que la huella del cliente fue reconocida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4.a</text:p>
          </table:table-cell>
          <table:table-cell table:style-name="Tabla25.A2" office:value-type="string">
            <text:p text:style-name="P20">El sistema verifica que la huella del cliente no fue reconocida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4.a.1</text:p>
          </table:table-cell>
          <table:table-cell table:style-name="Tabla25.A2" office:value-type="string">
            <text:p text:style-name="P20">El sistema muestra mensaje para pedir autorizacion por ger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4.a.2</text:p>
          </table:table-cell>
          <table:table-cell table:style-name="Tabla25.A2" office:value-type="string">
            <text:p text:style-name="P20">La cajera selecciona que si desea autorizacion de ger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4.a.3</text:p>
          </table:table-cell>
          <table:table-cell table:style-name="Tabla25.A2" office:value-type="string">
            <text:p text:style-name="P20">El sistema pide huella de ger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4.a.4</text:p>
          </table:table-cell>
          <table:table-cell table:style-name="Tabla25.A2" office:value-type="string">
            <text:p text:style-name="P20">El gerente ingresa la huella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4.a.5</text:p>
          </table:table-cell>
          <table:table-cell table:style-name="Tabla25.A2" office:value-type="string">
            <text:p text:style-name="P20">El sistema valida que la huella es correcta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4.a.5.a</text:p>
          </table:table-cell>
          <table:table-cell table:style-name="Tabla25.A2" office:value-type="string">
            <text:p text:style-name="P20">El sistema valida que la huella es incorrecta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4.a.5.a.1</text:p>
          </table:table-cell>
          <table:table-cell table:style-name="Tabla25.A2" office:value-type="string">
            <text:p text:style-name="P20">El sistema muestra mensaje de avis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E.3.b.2.b.4.a.5.a.2</text:p>
          </table:table-cell>
          <table:table-cell table:style-name="Tabla25.A2" office:value-type="string">
            <text:p text:style-name="P20"><text:s/>La cajera acepta el mensaje y el flujo continua en el paso 2 del flujo basic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2</text:p>
          </table:table-cell>
          <table:table-cell table:style-name="Tabla2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A3</text:p>
          </table:table-cell>
          <table:table-cell table:style-name="Tabla25.A2" office:value-type="string">
            <text:p text:style-name="P20">La cajera selecciono la opción de Salir. <text:s text:c="23"/></text:p>
            <text:p text:style-name="P20"><text:soft-page-break/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4</text:p>
          </table:table-cell>
          <table:table-cell table:style-name="Tabla25.A2" office:value-type="string">
            <text:p text:style-name="P20">Fin del caso de us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27">
          <table:table-cell table:style-name="Tabla25.A2" office:value-type="string">
            <text:p text:style-name="P4">Estado el Caso de Prueba </text:p>
          </table:table-cell>
          <table:table-cell table:style-name="Tabla25.A2" office:value-type="string">
            <text:p text:style-name="P20">En preparación</text:p>
          </table:table-cell>
          <table:table-cell table:style-name="Tabla25.A2" office:value-type="string">
            <text:p text:style-name="P5"/>
          </table:table-cell>
          <table:table-cell table:style-name="Tabla25.D2" office:value-type="string">
            <text:p text:style-name="P6"/>
          </table:table-cell>
        </table:table-row>
      </table:table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 table:style-name="Tabla26.1">
          <table:table-cell table:style-name="Tabla26.A1" office:value-type="string">
            <text:p text:style-name="P4">Juego de Prueba:</text:p>
          </table:table-cell>
          <table:table-cell table:style-name="Tabla26.B1" table:number-columns-spanned="3" office:value-type="string">
            <text:p text:style-name="P30">CP-0012-20</text:p>
          </table:table-cell>
          <table:covered-table-cell/>
          <table:covered-table-cell/>
        </table:table-row>
        <table:table-row table:style-name="Tabla26.1">
          <table:table-cell table:style-name="Tabla26.A2" office:value-type="string">
            <text:p text:style-name="P4">Paso</text:p>
          </table:table-cell>
          <table:table-cell table:style-name="Tabla26.A2" office:value-type="string">
            <text:p text:style-name="P4">Descripción</text:p>
          </table:table-cell>
          <table:table-cell table:style-name="Tabla26.A2" office:value-type="string">
            <text:p text:style-name="P4">Resultado</text:p>
          </table:table-cell>
          <table:table-cell table:style-name="Tabla26.D2" office:value-type="string">
            <text:p text:style-name="P4">ID Problema</text:p>
          </table:table-cell>
        </table:table-row>
        <table:table-row table:style-name="Tabla26.3">
          <table:table-cell table:style-name="Tabla26.A2" office:value-type="string">
            <text:p text:style-name="P32">A1</text:p>
          </table:table-cell>
          <table:table-cell table:style-name="Tabla26.A2" office:value-type="string">
            <text:p text:style-name="P20">El caso de uso inicia cuando la cajera selecciona el menú de Club Protección Coppel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2</text:p>
          </table:table-cell>
          <table:table-cell table:style-name="Tabla2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3</text:p>
          </table:table-cell>
          <table:table-cell table:style-name="Tabla2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</text:p>
          </table:table-cell>
          <table:table-cell table:style-name="Tabla26.A2" office:value-type="string">
            <text:p text:style-name="P20">La cajera selecciona la opción de Beneficiarios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1</text:p>
          </table:table-cell>
          <table:table-cell table:style-name="Tabla26.A2" office:value-type="string">
            <text:p text:style-name="P20">El sistema muestra la opciones del submenú Club Protección Coppel. <text:s text:c="38"/></text:p>
            <text:p text:style-name="P20">-Club Individual. <text:s text:c="39"/></text:p>
            <text:p text:style-name="P20">-Club Adicional. <text:s text:c="39"/></text:p>
            <text:p text:style-name="P20">-Salir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ext:soft-page-break/>
        <table:table-row table:style-name="Tabla26.3">
          <table:table-cell table:style-name="Tabla26.A2" office:value-type="string">
            <text:p text:style-name="P32">AE.3.b.2</text:p>
          </table:table-cell>
          <table:table-cell table:style-name="Tabla26.A2" office:value-type="string">
            <text:p text:style-name="P20">La cajera selecciona una de las opciones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a</text:p>
          </table:table-cell>
          <table:table-cell table:style-name="Tabla26.A2" office:value-type="string">
            <text:p text:style-name="P20">La cajera selecciona la opcion de Club Individual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</text:p>
          </table:table-cell>
          <table:table-cell table:style-name="Tabla26.A2" office:value-type="string">
            <text:p text:style-name="P20">La cajera selecciona la opcion de Club Adicional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1</text:p>
          </table:table-cell>
          <table:table-cell table:style-name="Tabla26.A2" office:value-type="string">
            <text:p text:style-name="P20">El sistema verifica que el cliente tiene club adicional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2</text:p>
          </table:table-cell>
          <table:table-cell table:style-name="Tabla26.A2" office:value-type="string">
            <text:p text:style-name="P20">El sistema solicita la huella del cli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3</text:p>
          </table:table-cell>
          <table:table-cell table:style-name="Tabla26.A2" office:value-type="string">
            <text:p text:style-name="P20">El cliente ingresa la huella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4</text:p>
          </table:table-cell>
          <table:table-cell table:style-name="Tabla26.A2" office:value-type="string">
            <text:p text:style-name="P20">El sistema verifica que la huella del cliente fue reconocida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4.a</text:p>
          </table:table-cell>
          <table:table-cell table:style-name="Tabla26.A2" office:value-type="string">
            <text:p text:style-name="P20">El sistema verifica que la huella del cliente no fue reconocida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4.a.1</text:p>
          </table:table-cell>
          <table:table-cell table:style-name="Tabla26.A2" office:value-type="string">
            <text:p text:style-name="P20">El sistema muestra mensaje para pedir autorizacion por ger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4.a.2</text:p>
          </table:table-cell>
          <table:table-cell table:style-name="Tabla26.A2" office:value-type="string">
            <text:p text:style-name="P20">La cajera selecciona que si desea autorizacion de ger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4.a.3</text:p>
          </table:table-cell>
          <table:table-cell table:style-name="Tabla26.A2" office:value-type="string">
            <text:p text:style-name="P20">El sistema pide huella de ger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4.a.4</text:p>
          </table:table-cell>
          <table:table-cell table:style-name="Tabla26.A2" office:value-type="string">
            <text:p text:style-name="P20">El gerente ingresa la huella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4.a.5</text:p>
          </table:table-cell>
          <table:table-cell table:style-name="Tabla26.A2" office:value-type="string">
            <text:p text:style-name="P20">El sistema valida que la huella es correcta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4.a.6</text:p>
          </table:table-cell>
          <table:table-cell table:style-name="Tabla26.A2" office:value-type="string">
            <text:p text:style-name="P20">El sistema continua en el paso 3.b.2.b.5 del flujo alternativ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5</text:p>
          </table:table-cell>
          <table:table-cell table:style-name="Tabla26.A2" office:value-type="string">
            <text:p text:style-name="P20">El sistema manda llamar al CU-0003-SeleccionarAdicional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E.3.b.2.b.6</text:p>
          </table:table-cell>
          <table:table-cell table:style-name="Tabla26.A2" office:value-type="string">
            <text:p text:style-name="P20">El flujo continua en el paso 2 del flujo basic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2</text:p>
          </table:table-cell>
          <table:table-cell table:style-name="Tabla2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A3</text:p>
          </table:table-cell>
          <table:table-cell table:style-name="Tabla2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<text:soft-page-break/>Club Adicional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4</text:p>
          </table:table-cell>
          <table:table-cell table:style-name="Tabla26.A2" office:value-type="string">
            <text:p text:style-name="P20">Fin del caso de us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27">
          <table:table-cell table:style-name="Tabla26.A2" office:value-type="string">
            <text:p text:style-name="P4">Estado el Caso de Prueba </text:p>
          </table:table-cell>
          <table:table-cell table:style-name="Tabla26.A2" office:value-type="string">
            <text:p text:style-name="P20">En preparación</text:p>
          </table:table-cell>
          <table:table-cell table:style-name="Tabla26.A2" office:value-type="string">
            <text:p text:style-name="P5"/>
          </table:table-cell>
          <table:table-cell table:style-name="Tabla26.D2" office:value-type="string">
            <text:p text:style-name="P6"/>
          </table:table-cell>
        </table:table-row>
      </table:table>
      <text:p text:style-name="Standard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office:value-type="string">
            <text:p text:style-name="P4">Juego de Prueba:</text:p>
          </table:table-cell>
          <table:table-cell table:style-name="Tabla27.B1" table:number-columns-spanned="3" office:value-type="string">
            <text:p text:style-name="P30">CP-0012-21</text:p>
          </table:table-cell>
          <table:covered-table-cell/>
          <table:covered-table-cell/>
        </table:table-row>
        <table:table-row table:style-name="Tabla27.1">
          <table:table-cell table:style-name="Tabla27.A2" office:value-type="string">
            <text:p text:style-name="P4">Paso</text:p>
          </table:table-cell>
          <table:table-cell table:style-name="Tabla27.A2" office:value-type="string">
            <text:p text:style-name="P4">Descripción</text:p>
          </table:table-cell>
          <table:table-cell table:style-name="Tabla27.A2" office:value-type="string">
            <text:p text:style-name="P4">Resultado</text:p>
          </table:table-cell>
          <table:table-cell table:style-name="Tabla27.D2" office:value-type="string">
            <text:p text:style-name="P4">ID Problema</text:p>
          </table:table-cell>
        </table:table-row>
        <table:table-row table:style-name="Tabla27.3">
          <table:table-cell table:style-name="Tabla27.A2" office:value-type="string">
            <text:p text:style-name="P32">A1</text:p>
          </table:table-cell>
          <table:table-cell table:style-name="Tabla27.A2" office:value-type="string">
            <text:p text:style-name="P20">El caso de uso inicia cuando la cajera selecciona el menú de Club Protección Coppel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S2</text:p>
          </table:table-cell>
          <table:table-cell table:style-name="Tabla2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A3</text:p>
          </table:table-cell>
          <table:table-cell table:style-name="Tabla2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AE.3.b</text:p>
          </table:table-cell>
          <table:table-cell table:style-name="Tabla27.A2" office:value-type="string">
            <text:p text:style-name="P20">La cajera selecciona la opción de Beneficiarios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AE.3.b.1</text:p>
          </table:table-cell>
          <table:table-cell table:style-name="Tabla27.A2" office:value-type="string">
            <text:p text:style-name="P20">El sistema muestra la opciones del submenú Club Protección Coppel. <text:s text:c="38"/></text:p>
            <text:p text:style-name="P20">-Club Individual. <text:s text:c="39"/></text:p>
            <text:p text:style-name="P20">-Club Adicional. <text:s text:c="39"/></text:p>
            <text:p text:style-name="P20">-Salir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AE.3.b.2</text:p>
          </table:table-cell>
          <table:table-cell table:style-name="Tabla27.A2" office:value-type="string">
            <text:p text:style-name="P20">La cajera selecciona una de las opciones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AE.3.b.2.a</text:p>
          </table:table-cell>
          <table:table-cell table:style-name="Tabla27.A2" office:value-type="string">
            <text:p text:style-name="P20">La cajera selecciona la opcion de Club Individual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AE.3.b.2.b</text:p>
          </table:table-cell>
          <table:table-cell table:style-name="Tabla27.A2" office:value-type="string">
            <text:p text:style-name="P20">La cajera selecciona la opcion de Club Adicional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AE.3.b.2.c</text:p>
          </table:table-cell>
          <table:table-cell table:style-name="Tabla27.A2" office:value-type="string">
            <text:p text:style-name="P20">La cajera selecciona la opcion de Salir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AE.3.b.2.c.1</text:p>
          </table:table-cell>
          <table:table-cell table:style-name="Tabla27.A2" office:value-type="string">
            <text:p text:style-name="P20"><text:s/>El sistema continua en el paso 2 del flujo básic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S2</text:p>
          </table:table-cell>
          <table:table-cell table:style-name="Tabla2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oft-page-break/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A3</text:p>
          </table:table-cell>
          <table:table-cell table:style-name="Tabla2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S4</text:p>
          </table:table-cell>
          <table:table-cell table:style-name="Tabla27.A2" office:value-type="string">
            <text:p text:style-name="P20">Fin del caso de us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16">
          <table:table-cell table:style-name="Tabla27.A2" office:value-type="string">
            <text:p text:style-name="P4">Estado el Caso de Prueba </text:p>
          </table:table-cell>
          <table:table-cell table:style-name="Tabla27.A2" office:value-type="string">
            <text:p text:style-name="P20">En preparación</text:p>
          </table:table-cell>
          <table:table-cell table:style-name="Tabla27.A2" office:value-type="string">
            <text:p text:style-name="P5"/>
          </table:table-cell>
          <table:table-cell table:style-name="Tabla27.D2" office:value-type="string">
            <text:p text:style-name="P6"/>
          </table:table-cell>
        </table:table-row>
      </table:table>
      <text:p text:style-name="Standard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row table:style-name="Tabla28.1">
          <table:table-cell table:style-name="Tabla28.A1" office:value-type="string">
            <text:p text:style-name="P4">Juego de Prueba:</text:p>
          </table:table-cell>
          <table:table-cell table:style-name="Tabla28.B1" table:number-columns-spanned="3" office:value-type="string">
            <text:p text:style-name="P30">CP-0012-22</text:p>
          </table:table-cell>
          <table:covered-table-cell/>
          <table:covered-table-cell/>
        </table:table-row>
        <table:table-row table:style-name="Tabla28.1">
          <table:table-cell table:style-name="Tabla28.A2" office:value-type="string">
            <text:p text:style-name="P4">Paso</text:p>
          </table:table-cell>
          <table:table-cell table:style-name="Tabla28.A2" office:value-type="string">
            <text:p text:style-name="P4">Descripción</text:p>
          </table:table-cell>
          <table:table-cell table:style-name="Tabla28.A2" office:value-type="string">
            <text:p text:style-name="P4">Resultado</text:p>
          </table:table-cell>
          <table:table-cell table:style-name="Tabla28.D2" office:value-type="string">
            <text:p text:style-name="P4">ID Problema</text:p>
          </table:table-cell>
        </table:table-row>
        <table:table-row table:style-name="Tabla28.3">
          <table:table-cell table:style-name="Tabla28.A2" office:value-type="string">
            <text:p text:style-name="P32">A1</text:p>
          </table:table-cell>
          <table:table-cell table:style-name="Tabla28.A2" office:value-type="string">
            <text:p text:style-name="P20">El caso de uso inicia cuando la cajera selecciona el menú de Club Protección Coppel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S2</text:p>
          </table:table-cell>
          <table:table-cell table:style-name="Tabla28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3</text:p>
          </table:table-cell>
          <table:table-cell table:style-name="Tabla28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ext:soft-page-break/>
        <table:table-row table:style-name="Tabla28.3">
          <table:table-cell table:style-name="Tabla28.A2" office:value-type="string">
            <text:p text:style-name="P32">AE.3.c</text:p>
          </table:table-cell>
          <table:table-cell table:style-name="Tabla28.A2" office:value-type="string">
            <text:p text:style-name="P20">La cajera selecciona la opción de Documentación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E.3.c.1</text:p>
          </table:table-cell>
          <table:table-cell table:style-name="Tabla28.A2" office:value-type="string">
            <text:p text:style-name="P20">El sistema muestra las opciones del submenú Club Protección Coppel. <text:s text:c="38"/></text:p>
            <text:p text:style-name="P20"><text:s text:c="10"/>-Club Individual. <text:s text:c="38"/></text:p>
            <text:p text:style-name="P20"><text:s text:c="10"/>-Salir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E.3.c.2</text:p>
          </table:table-cell>
          <table:table-cell table:style-name="Tabla28.A2" office:value-type="string">
            <text:p text:style-name="P20">La cajera selecciona una de las opciones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E.3.c.2.a</text:p>
          </table:table-cell>
          <table:table-cell table:style-name="Tabla28.A2" office:value-type="string">
            <text:p text:style-name="P20">La cajera selecciona la opcion de Club Individual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E.3.c.2.a.1</text:p>
          </table:table-cell>
          <table:table-cell table:style-name="Tabla28.A2" office:value-type="string">
            <text:p text:style-name="P20">El sistema verifica el seguro club del cliente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E.3.c.2.a.1.a</text:p>
          </table:table-cell>
          <table:table-cell table:style-name="Tabla28.A2" office:value-type="string">
            <text:p text:style-name="P20">El sistema verifica que el cliente esta afiliado al club de proteccion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E.3.c.2.a.1.a.1</text:p>
          </table:table-cell>
          <table:table-cell table:style-name="Tabla28.A2" office:value-type="string">
            <text:p text:style-name="P20">El sistema muestra mensaje para imprimir documentacion de club de proteccion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E.3.c.2.a.1.a.1.a</text:p>
          </table:table-cell>
          <table:table-cell table:style-name="Tabla28.A2" office:value-type="string">
            <text:p text:style-name="P20"><text:s/>La cajera acepta el mensaje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E.3.c.2.a.1.a.1.a.1</text:p>
          </table:table-cell>
          <table:table-cell table:style-name="Tabla28.A2" office:value-type="string">
            <text:p text:style-name="P20"><text:s/>Se imprime el reporte CADOCPRO.TXT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E.3.c.2.a.1.a.1.a.2</text:p>
          </table:table-cell>
          <table:table-cell table:style-name="Tabla28.A2" office:value-type="string">
            <text:p text:style-name="P20">El sistema muestra mensaje correspondiente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E.3.c.2.a.1.a.1.a.3</text:p>
          </table:table-cell>
          <table:table-cell table:style-name="Tabla28.A2" office:value-type="string">
            <text:p text:style-name="P20">La cajera acepta el mensaje y el sistema continua en el paso 2 del flujo básic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S2</text:p>
          </table:table-cell>
          <table:table-cell table:style-name="Tabla28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A3</text:p>
          </table:table-cell>
          <table:table-cell table:style-name="Tabla28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2">S4</text:p>
          </table:table-cell>
          <table:table-cell table:style-name="Tabla28.A2" office:value-type="string">
            <text:p text:style-name="P20">Fin del caso de us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20">
          <table:table-cell table:style-name="Tabla28.A2" office:value-type="string">
            <text:p text:style-name="P4">Estado el Caso de Prueba </text:p>
          </table:table-cell>
          <table:table-cell table:style-name="Tabla28.A2" office:value-type="string">
            <text:p text:style-name="P20">En preparación</text:p>
          </table:table-cell>
          <table:table-cell table:style-name="Tabla28.A2" office:value-type="string">
            <text:p text:style-name="P5"/>
          </table:table-cell>
          <table:table-cell table:style-name="Tabla28.D2" office:value-type="string">
            <text:p text:style-name="P6"/>
          </table:table-cell>
        </table:table-row>
      </table:table>
      <text:p text:style-name="Standard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 table:style-name="Tabla29.1">
          <table:table-cell table:style-name="Tabla29.A1" office:value-type="string">
            <text:p text:style-name="P4">Juego de Prueba:</text:p>
          </table:table-cell>
          <table:table-cell table:style-name="Tabla29.B1" table:number-columns-spanned="3" office:value-type="string">
            <text:p text:style-name="P30">CP-0012-23</text:p>
          </table:table-cell>
          <table:covered-table-cell/>
          <table:covered-table-cell/>
        </table:table-row>
        <table:table-row table:style-name="Tabla29.1">
          <table:table-cell table:style-name="Tabla29.A2" office:value-type="string">
            <text:p text:style-name="P4">Paso</text:p>
          </table:table-cell>
          <table:table-cell table:style-name="Tabla29.A2" office:value-type="string">
            <text:p text:style-name="P4">Descripción</text:p>
          </table:table-cell>
          <table:table-cell table:style-name="Tabla29.A2" office:value-type="string">
            <text:p text:style-name="P4">Resultado</text:p>
          </table:table-cell>
          <table:table-cell table:style-name="Tabla29.D2" office:value-type="string">
            <text:p text:style-name="P4">ID Problema</text:p>
          </table:table-cell>
        </table:table-row>
        <text:soft-page-break/>
        <table:table-row table:style-name="Tabla29.3">
          <table:table-cell table:style-name="Tabla29.A2" office:value-type="string">
            <text:p text:style-name="P32">A1</text:p>
          </table:table-cell>
          <table:table-cell table:style-name="Tabla29.A2" office:value-type="string">
            <text:p text:style-name="P20">El caso de uso inicia cuando la cajera selecciona el menú de Club Protección Coppel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S2</text:p>
          </table:table-cell>
          <table:table-cell table:style-name="Tabla29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3</text:p>
          </table:table-cell>
          <table:table-cell table:style-name="Tabla29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E.3.c</text:p>
          </table:table-cell>
          <table:table-cell table:style-name="Tabla29.A2" office:value-type="string">
            <text:p text:style-name="P20">La cajera selecciona la opción de Documentación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E.3.c.1</text:p>
          </table:table-cell>
          <table:table-cell table:style-name="Tabla29.A2" office:value-type="string">
            <text:p text:style-name="P20">El sistema muestra las opciones del submenú Club Protección Coppel. <text:s text:c="38"/></text:p>
            <text:p text:style-name="P20"><text:s text:c="10"/>-Club Individual. <text:s text:c="38"/></text:p>
            <text:p text:style-name="P20"><text:s text:c="10"/>-Salir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E.3.c.2</text:p>
          </table:table-cell>
          <table:table-cell table:style-name="Tabla29.A2" office:value-type="string">
            <text:p text:style-name="P20">La cajera selecciona una de las opciones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E.3.c.2.a</text:p>
          </table:table-cell>
          <table:table-cell table:style-name="Tabla29.A2" office:value-type="string">
            <text:p text:style-name="P20">La cajera selecciona la opcion de Club Individual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E.3.c.2.a.1</text:p>
          </table:table-cell>
          <table:table-cell table:style-name="Tabla29.A2" office:value-type="string">
            <text:p text:style-name="P20">El sistema verifica el seguro club del cliente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E.3.c.2.a.1.a</text:p>
          </table:table-cell>
          <table:table-cell table:style-name="Tabla29.A2" office:value-type="string">
            <text:p text:style-name="P20">El sistema verifica que el cliente esta afiliado al club de proteccion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E.3.c.2.a.1.a.1</text:p>
          </table:table-cell>
          <table:table-cell table:style-name="Tabla29.A2" office:value-type="string">
            <text:p text:style-name="P20">El sistema muestra mensaje para imprimir documentacion de club de proteccion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E.3.c.2.a.1.a.1.a</text:p>
          </table:table-cell>
          <table:table-cell table:style-name="Tabla29.A2" office:value-type="string">
            <text:p text:style-name="P20">La cajera acepta el mensaje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E.3.c.2.a.1.a.1.b</text:p>
          </table:table-cell>
          <table:table-cell table:style-name="Tabla29.A2" office:value-type="string">
            <text:p text:style-name="P25"><text:span text:style-name="T14">La cajera cancela el mensaje</text:span>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E.3.c.2.a.1.a.1.b.1</text:p>
          </table:table-cell>
          <table:table-cell table:style-name="Tabla29.A2" office:value-type="string">
            <text:p text:style-name="P20">El sistema continua en el paso 2 del flujo básic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S2</text:p>
          </table:table-cell>
          <table:table-cell table:style-name="Tabla29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<text:soft-page-break/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A3</text:p>
          </table:table-cell>
          <table:table-cell table:style-name="Tabla29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2">S4</text:p>
          </table:table-cell>
          <table:table-cell table:style-name="Tabla29.A2" office:value-type="string">
            <text:p text:style-name="P20">Fin del caso de us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19">
          <table:table-cell table:style-name="Tabla29.A2" office:value-type="string">
            <text:p text:style-name="P4">Estado el Caso de Prueba </text:p>
          </table:table-cell>
          <table:table-cell table:style-name="Tabla29.A2" office:value-type="string">
            <text:p text:style-name="P20">En preparación</text:p>
          </table:table-cell>
          <table:table-cell table:style-name="Tabla29.A2" office:value-type="string">
            <text:p text:style-name="P5"/>
          </table:table-cell>
          <table:table-cell table:style-name="Tabla29.D2" office:value-type="string">
            <text:p text:style-name="P6"/>
          </table:table-cell>
        </table:table-row>
      </table:table>
      <text:p text:style-name="Standard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 table:style-name="Tabla30.1">
          <table:table-cell table:style-name="Tabla30.A1" office:value-type="string">
            <text:p text:style-name="P4">Juego de Prueba:</text:p>
          </table:table-cell>
          <table:table-cell table:style-name="Tabla30.B1" table:number-columns-spanned="3" office:value-type="string">
            <text:p text:style-name="P30">CP-0012-24</text:p>
          </table:table-cell>
          <table:covered-table-cell/>
          <table:covered-table-cell/>
        </table:table-row>
        <table:table-row table:style-name="Tabla30.1">
          <table:table-cell table:style-name="Tabla30.A2" office:value-type="string">
            <text:p text:style-name="P4">Paso</text:p>
          </table:table-cell>
          <table:table-cell table:style-name="Tabla30.A2" office:value-type="string">
            <text:p text:style-name="P4">Descripción</text:p>
          </table:table-cell>
          <table:table-cell table:style-name="Tabla30.A2" office:value-type="string">
            <text:p text:style-name="P4">Resultado</text:p>
          </table:table-cell>
          <table:table-cell table:style-name="Tabla30.D2" office:value-type="string">
            <text:p text:style-name="P4">ID Problema</text:p>
          </table:table-cell>
        </table:table-row>
        <table:table-row table:style-name="Tabla30.3">
          <table:table-cell table:style-name="Tabla30.A2" office:value-type="string">
            <text:p text:style-name="P32">A1</text:p>
          </table:table-cell>
          <table:table-cell table:style-name="Tabla30.A2" office:value-type="string">
            <text:p text:style-name="P20">El caso de uso inicia cuando la cajera selecciona el menú de Club Protección Coppel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S2</text:p>
          </table:table-cell>
          <table:table-cell table:style-name="Tabla30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A3</text:p>
          </table:table-cell>
          <table:table-cell table:style-name="Tabla30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AE.3.c</text:p>
          </table:table-cell>
          <table:table-cell table:style-name="Tabla30.A2" office:value-type="string">
            <text:p text:style-name="P20">La cajera selecciona la opción de Documentación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ext:soft-page-break/>
        <table:table-row table:style-name="Tabla30.3">
          <table:table-cell table:style-name="Tabla30.A2" office:value-type="string">
            <text:p text:style-name="P32">AE.3.c.1</text:p>
          </table:table-cell>
          <table:table-cell table:style-name="Tabla30.A2" office:value-type="string">
            <text:p text:style-name="P20">El sistema muestra las opciones del submenú Club Protección Coppel. <text:s text:c="38"/></text:p>
            <text:p text:style-name="P20"><text:s text:c="10"/>-Club Individual. <text:s text:c="38"/></text:p>
            <text:p text:style-name="P20"><text:s text:c="10"/>-Salir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AE.3.c.2</text:p>
          </table:table-cell>
          <table:table-cell table:style-name="Tabla30.A2" office:value-type="string">
            <text:p text:style-name="P20">La cajera selecciona una de las opciones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AE.3.c.2.a</text:p>
          </table:table-cell>
          <table:table-cell table:style-name="Tabla30.A2" office:value-type="string">
            <text:p text:style-name="P20">La cajera selecciona la opcion de Club Individual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AE.3.c.2.a.1</text:p>
          </table:table-cell>
          <table:table-cell table:style-name="Tabla30.A2" office:value-type="string">
            <text:p text:style-name="P20">El sistema verifica el seguro club del cliente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AE.3.c.2.a.1.a</text:p>
          </table:table-cell>
          <table:table-cell table:style-name="Tabla30.A2" office:value-type="string">
            <text:p text:style-name="P20">El sistema verifica que el cliente esta afiliado al club de proteccion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AE.3.c.2.a.1.b</text:p>
          </table:table-cell>
          <table:table-cell table:style-name="Tabla30.A2" office:value-type="string">
            <text:p text:style-name="P20">El sistema verifica que el cliente no esta afiliado al club de proteccion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AE.3.c.2.a.1.b.1</text:p>
          </table:table-cell>
          <table:table-cell table:style-name="Tabla30.A2" office:value-type="string">
            <text:p text:style-name="P20">El sistema muestra mensaje correspondiente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AE.3.c.2.a.1.b.2</text:p>
          </table:table-cell>
          <table:table-cell table:style-name="Tabla30.A2" office:value-type="string">
            <text:p text:style-name="P20">La cajera acepta el mensaje y el sistema continua en el paso 2 del flujo básic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S2</text:p>
          </table:table-cell>
          <table:table-cell table:style-name="Tabla30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A3</text:p>
          </table:table-cell>
          <table:table-cell table:style-name="Tabla30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2">S4</text:p>
          </table:table-cell>
          <table:table-cell table:style-name="Tabla30.A2" office:value-type="string">
            <text:p text:style-name="P20">Fin del caso de us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18">
          <table:table-cell table:style-name="Tabla30.A2" office:value-type="string">
            <text:p text:style-name="P4">Estado el Caso de Prueba </text:p>
          </table:table-cell>
          <table:table-cell table:style-name="Tabla30.A2" office:value-type="string">
            <text:p text:style-name="P20">En preparación</text:p>
          </table:table-cell>
          <table:table-cell table:style-name="Tabla30.A2" office:value-type="string">
            <text:p text:style-name="P5"/>
          </table:table-cell>
          <table:table-cell table:style-name="Tabla30.D2" office:value-type="string">
            <text:p text:style-name="P6"/>
          </table:table-cell>
        </table:table-row>
      </table:table>
      <text:p text:style-name="Standard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 table:style-name="Tabla31.1">
          <table:table-cell table:style-name="Tabla31.A1" office:value-type="string">
            <text:p text:style-name="P4">Juego de Prueba:</text:p>
          </table:table-cell>
          <table:table-cell table:style-name="Tabla31.B1" table:number-columns-spanned="3" office:value-type="string">
            <text:p text:style-name="P30">CP-0012-25</text:p>
          </table:table-cell>
          <table:covered-table-cell/>
          <table:covered-table-cell/>
        </table:table-row>
        <table:table-row table:style-name="Tabla31.1">
          <table:table-cell table:style-name="Tabla31.A2" office:value-type="string">
            <text:p text:style-name="P4">Paso</text:p>
          </table:table-cell>
          <table:table-cell table:style-name="Tabla31.A2" office:value-type="string">
            <text:p text:style-name="P4">Descripción</text:p>
          </table:table-cell>
          <table:table-cell table:style-name="Tabla31.A2" office:value-type="string">
            <text:p text:style-name="P4">Resultado</text:p>
          </table:table-cell>
          <table:table-cell table:style-name="Tabla31.D2" office:value-type="string">
            <text:p text:style-name="P4">ID Problema</text:p>
          </table:table-cell>
        </table:table-row>
        <table:table-row table:style-name="Tabla31.3">
          <table:table-cell table:style-name="Tabla31.A2" office:value-type="string">
            <text:p text:style-name="P32">A1</text:p>
          </table:table-cell>
          <table:table-cell table:style-name="Tabla31.A2" office:value-type="string">
            <text:p text:style-name="P20">El caso de uso inicia cuando la cajera selecciona el menú de Club Protección Coppel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S2</text:p>
          </table:table-cell>
          <table:table-cell table:style-name="Tabla31.A2" office:value-type="string">
            <text:p text:style-name="P20">El sistema muestra las opciones del menú de Club Protección Coppel. <text:s text:c="25"/></text:p>
            <text:p text:style-name="P20"><text:soft-page-break/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3</text:p>
          </table:table-cell>
          <table:table-cell table:style-name="Tabla31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</text:p>
          </table:table-cell>
          <table:table-cell table:style-name="Tabla31.A2" office:value-type="string">
            <text:p text:style-name="P20">La cajera selecciona la opción de Cancelación de Segur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1</text:p>
          </table:table-cell>
          <table:table-cell table:style-name="Tabla31.A2" office:value-type="string">
            <text:p text:style-name="P20">El sistema muestra las opciones del submenú Club Protección Coppel.</text:p>
            <text:p text:style-name="P20"><text:s text:c="15"/>-Club Individual.</text:p>
            <text:p text:style-name="P20"><text:s text:c="15"/>-Salir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</text:p>
          </table:table-cell>
          <table:table-cell table:style-name="Tabla31.A2" office:value-type="string">
            <text:p text:style-name="P20">La cajera selecciona una de las opciones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.a</text:p>
          </table:table-cell>
          <table:table-cell table:style-name="Tabla31.A2" office:value-type="string">
            <text:p text:style-name="P20">La cajera selecciona la opcion de Club Individual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.a.1</text:p>
          </table:table-cell>
          <table:table-cell table:style-name="Tabla31.A2" office:value-type="string">
            <text:p text:style-name="P20">El sistema verifica el seguro club del cliente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.a.1.a</text:p>
          </table:table-cell>
          <table:table-cell table:style-name="Tabla31.A2" office:value-type="string">
            <text:p text:style-name="P20">El sistema verifica que el cliente esta afiliado al club de proteccion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.a.1.a.1</text:p>
          </table:table-cell>
          <table:table-cell table:style-name="Tabla31.A2" office:value-type="string">
            <text:p text:style-name="P20">El sistema verifica el estado del seguro club del cliente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.a.1.a.1.a</text:p>
          </table:table-cell>
          <table:table-cell table:style-name="Tabla31.A2" office:value-type="string">
            <text:p text:style-name="P20">El sistema verifica que el seguro club esta vencid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.a.1.a.1.a.1</text:p>
          </table:table-cell>
          <table:table-cell table:style-name="Tabla31.A2" office:value-type="string">
            <text:p text:style-name="P20">El sistema solicita la huella del cliente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.a.1.a.1.a.2</text:p>
          </table:table-cell>
          <table:table-cell table:style-name="Tabla31.A2" office:value-type="string">
            <text:p text:style-name="P20">El cliente ingresa la huella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.a.1.a.1.a.3</text:p>
          </table:table-cell>
          <table:table-cell table:style-name="Tabla31.A2" office:value-type="string">
            <text:p text:style-name="P20">El sistema verifica la huella del cliente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.a.1.a.1.a.3.a</text:p>
          </table:table-cell>
          <table:table-cell table:style-name="Tabla31.A2" office:value-type="string">
            <text:p text:style-name="P20">El sistema verifica que la huella del cliente fue reconocida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.a.1.a.1.a.3.a.1</text:p>
          </table:table-cell>
          <table:table-cell table:style-name="Tabla31.A2" office:value-type="string">
            <text:p text:style-name="P20">El sistema manda llamar al CU-0001-CancelarSeguroClub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E.3.d.2.a.1.a.1.a.3.a.2</text:p>
          </table:table-cell>
          <table:table-cell table:style-name="Tabla31.A2" office:value-type="string">
            <text:p text:style-name="P20">El sistema continua en el paso 2 del flujo básico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S2</text:p>
          </table:table-cell>
          <table:table-cell table:style-name="Tabla31.A2" office:value-type="string">
            <text:p text:style-name="P20">El sistema muestra las opciones del menú de <text:soft-page-break/>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A3</text:p>
          </table:table-cell>
          <table:table-cell table:style-name="Tabla31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2">S4</text:p>
          </table:table-cell>
          <table:table-cell table:style-name="Tabla31.A2" office:value-type="string">
            <text:p text:style-name="P20">Fin del caso de us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23">
          <table:table-cell table:style-name="Tabla31.A2" office:value-type="string">
            <text:p text:style-name="P4">Estado el Caso de Prueba </text:p>
          </table:table-cell>
          <table:table-cell table:style-name="Tabla31.A2" office:value-type="string">
            <text:p text:style-name="P20">En preparación</text:p>
          </table:table-cell>
          <table:table-cell table:style-name="Tabla31.A2" office:value-type="string">
            <text:p text:style-name="P5"/>
          </table:table-cell>
          <table:table-cell table:style-name="Tabla31.D2" office:value-type="string">
            <text:p text:style-name="P6"/>
          </table:table-cell>
        </table:table-row>
      </table:table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office:value-type="string">
            <text:p text:style-name="P4">Juego de Prueba:</text:p>
          </table:table-cell>
          <table:table-cell table:style-name="Tabla32.B1" table:number-columns-spanned="3" office:value-type="string">
            <text:p text:style-name="P30">CP-0012-26</text:p>
          </table:table-cell>
          <table:covered-table-cell/>
          <table:covered-table-cell/>
        </table:table-row>
        <table:table-row table:style-name="Tabla32.1">
          <table:table-cell table:style-name="Tabla32.A2" office:value-type="string">
            <text:p text:style-name="P4">Paso</text:p>
          </table:table-cell>
          <table:table-cell table:style-name="Tabla32.A2" office:value-type="string">
            <text:p text:style-name="P4">Descripción</text:p>
          </table:table-cell>
          <table:table-cell table:style-name="Tabla32.A2" office:value-type="string">
            <text:p text:style-name="P4">Resultado</text:p>
          </table:table-cell>
          <table:table-cell table:style-name="Tabla32.D2" office:value-type="string">
            <text:p text:style-name="P4">ID Problema</text:p>
          </table:table-cell>
        </table:table-row>
        <table:table-row table:style-name="Tabla32.3">
          <table:table-cell table:style-name="Tabla32.A2" office:value-type="string">
            <text:p text:style-name="P32">A1</text:p>
          </table:table-cell>
          <table:table-cell table:style-name="Tabla32.A2" office:value-type="string">
            <text:p text:style-name="P20">El caso de uso inicia cuando la cajera selecciona el menú de Club Protección Coppel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S2</text:p>
          </table:table-cell>
          <table:table-cell table:style-name="Tabla32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3</text:p>
          </table:table-cell>
          <table:table-cell table:style-name="Tabla32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<text:soft-page-break/>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</text:p>
          </table:table-cell>
          <table:table-cell table:style-name="Tabla32.A2" office:value-type="string">
            <text:p text:style-name="P20">La cajera selecciona la opción de Cancelación de Segur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1</text:p>
          </table:table-cell>
          <table:table-cell table:style-name="Tabla32.A2" office:value-type="string">
            <text:p text:style-name="P20">El sistema muestra las opciones del submenú Club Protección Coppel.</text:p>
            <text:p text:style-name="P20"><text:s text:c="15"/>-Club Individual.</text:p>
            <text:p text:style-name="P20"><text:s text:c="15"/>-Salir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</text:p>
          </table:table-cell>
          <table:table-cell table:style-name="Tabla32.A2" office:value-type="string">
            <text:p text:style-name="P20">La cajera selecciona una de las opciones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</text:p>
          </table:table-cell>
          <table:table-cell table:style-name="Tabla32.A2" office:value-type="string">
            <text:p text:style-name="P20">La cajera selecciona la opcion de Club Individual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</text:p>
          </table:table-cell>
          <table:table-cell table:style-name="Tabla32.A2" office:value-type="string">
            <text:p text:style-name="P20">El sistema verifica el seguro club del client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</text:p>
          </table:table-cell>
          <table:table-cell table:style-name="Tabla32.A2" office:value-type="string">
            <text:p text:style-name="P20">El sistema verifica que el cliente esta afiliado al club de proteccion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</text:p>
          </table:table-cell>
          <table:table-cell table:style-name="Tabla32.A2" office:value-type="string">
            <text:p text:style-name="P20">El sistema verifica el estado del seguro club del client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</text:p>
          </table:table-cell>
          <table:table-cell table:style-name="Tabla32.A2" office:value-type="string">
            <text:p text:style-name="P20">El sistema verifica que el seguro club esta vencid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1</text:p>
          </table:table-cell>
          <table:table-cell table:style-name="Tabla32.A2" office:value-type="string">
            <text:p text:style-name="P20">El sistema solicita la huella del client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2</text:p>
          </table:table-cell>
          <table:table-cell table:style-name="Tabla32.A2" office:value-type="string">
            <text:p text:style-name="P20">El cliente ingresa la huella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3</text:p>
          </table:table-cell>
          <table:table-cell table:style-name="Tabla32.A2" office:value-type="string">
            <text:p text:style-name="P20">El sistema verifica la huella del client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3.a</text:p>
          </table:table-cell>
          <table:table-cell table:style-name="Tabla32.A2" office:value-type="string">
            <text:p text:style-name="P20">El sistema verifica que la huella del cliente fue reconocida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3.b</text:p>
          </table:table-cell>
          <table:table-cell table:style-name="Tabla32.A2" office:value-type="string">
            <text:p text:style-name="P20">El sistema verifica que la huella no fue reconocida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3.b.1</text:p>
          </table:table-cell>
          <table:table-cell table:style-name="Tabla32.A2" office:value-type="string">
            <text:p text:style-name="P20">El sistema muestra mensaje para pedir autorizacion por gerent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3.b.1.a</text:p>
          </table:table-cell>
          <table:table-cell table:style-name="Tabla32.A2" office:value-type="string">
            <text:p text:style-name="P20">La cajera acepta el mensaj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3.b.1.a.1</text:p>
          </table:table-cell>
          <table:table-cell table:style-name="Tabla32.A2" office:value-type="string">
            <text:p text:style-name="P20">El sistema pide huella de gerent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3.b.1.a.2</text:p>
          </table:table-cell>
          <table:table-cell table:style-name="Tabla32.A2" office:value-type="string">
            <text:p text:style-name="P20">El gerente ingresa la huella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3.b.1.a.3</text:p>
          </table:table-cell>
          <table:table-cell table:style-name="Tabla32.A2" office:value-type="string">
            <text:p text:style-name="P20">El sistema valida que la huella es correcta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3.b.1.a.3.a</text:p>
          </table:table-cell>
          <table:table-cell table:style-name="Tabla32.A2" office:value-type="string">
            <text:p text:style-name="P20">El sistema valida que la huella es incorrecta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3.b.1.a.3.a.1</text:p>
          </table:table-cell>
          <table:table-cell table:style-name="Tabla32.A2" office:value-type="string">
            <text:p text:style-name="P20">El sistema muestra mensaje de avis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E.3.d.2.a.1.a.1.a.3.b.1.a.3.a.2</text:p>
          </table:table-cell>
          <table:table-cell table:style-name="Tabla32.A2" office:value-type="string">
            <text:p text:style-name="P20">La cajera acepta el mensaje y el flujo continua en el paso 2 del <text:soft-page-break/>flujo basic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S2</text:p>
          </table:table-cell>
          <table:table-cell table:style-name="Tabla32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A3</text:p>
          </table:table-cell>
          <table:table-cell table:style-name="Tabla32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2">S4</text:p>
          </table:table-cell>
          <table:table-cell table:style-name="Tabla32.A2" office:value-type="string">
            <text:p text:style-name="P20">Fin del caso de us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0">
          <table:table-cell table:style-name="Tabla32.A2" office:value-type="string">
            <text:p text:style-name="P4">Estado el Caso de Prueba </text:p>
          </table:table-cell>
          <table:table-cell table:style-name="Tabla32.A2" office:value-type="string">
            <text:p text:style-name="P20">En preparación</text:p>
          </table:table-cell>
          <table:table-cell table:style-name="Tabla32.A2" office:value-type="string">
            <text:p text:style-name="P5"/>
          </table:table-cell>
          <table:table-cell table:style-name="Tabla32.D2" office:value-type="string">
            <text:p text:style-name="P6"/>
          </table:table-cell>
        </table:table-row>
      </table:table>
      <text:p text:style-name="Standard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 table:style-name="Tabla33.1">
          <table:table-cell table:style-name="Tabla33.A1" office:value-type="string">
            <text:p text:style-name="P4">Juego de Prueba:</text:p>
          </table:table-cell>
          <table:table-cell table:style-name="Tabla33.B1" table:number-columns-spanned="3" office:value-type="string">
            <text:p text:style-name="P30">CP-0012-27</text:p>
          </table:table-cell>
          <table:covered-table-cell/>
          <table:covered-table-cell/>
        </table:table-row>
        <table:table-row table:style-name="Tabla33.1">
          <table:table-cell table:style-name="Tabla33.A2" office:value-type="string">
            <text:p text:style-name="P4">Paso</text:p>
          </table:table-cell>
          <table:table-cell table:style-name="Tabla33.A2" office:value-type="string">
            <text:p text:style-name="P4">Descripción</text:p>
          </table:table-cell>
          <table:table-cell table:style-name="Tabla33.A2" office:value-type="string">
            <text:p text:style-name="P4">Resultado</text:p>
          </table:table-cell>
          <table:table-cell table:style-name="Tabla33.D2" office:value-type="string">
            <text:p text:style-name="P4">ID Problema</text:p>
          </table:table-cell>
        </table:table-row>
        <table:table-row table:style-name="Tabla33.3">
          <table:table-cell table:style-name="Tabla33.A2" office:value-type="string">
            <text:p text:style-name="P32">A1</text:p>
          </table:table-cell>
          <table:table-cell table:style-name="Tabla33.A2" office:value-type="string">
            <text:p text:style-name="P20">El caso de uso inicia cuando la cajera selecciona el menú de Club Protección Coppel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S2</text:p>
          </table:table-cell>
          <table:table-cell table:style-name="Tabla33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3</text:p>
          </table:table-cell>
          <table:table-cell table:style-name="Tabla33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<text:soft-page-break/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</text:p>
          </table:table-cell>
          <table:table-cell table:style-name="Tabla33.A2" office:value-type="string">
            <text:p text:style-name="P20">La cajera selecciona la opción de Cancelación de Segur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1</text:p>
          </table:table-cell>
          <table:table-cell table:style-name="Tabla33.A2" office:value-type="string">
            <text:p text:style-name="P20">El sistema muestra las opciones del submenú Club Protección Coppel.</text:p>
            <text:p text:style-name="P20"><text:s text:c="15"/>-Club Individual.</text:p>
            <text:p text:style-name="P20"><text:s text:c="15"/>-Salir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</text:p>
          </table:table-cell>
          <table:table-cell table:style-name="Tabla33.A2" office:value-type="string">
            <text:p text:style-name="P20">La cajera selecciona una de las opciones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</text:p>
          </table:table-cell>
          <table:table-cell table:style-name="Tabla33.A2" office:value-type="string">
            <text:p text:style-name="P20">La cajera selecciona la opcion de Club Individual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</text:p>
          </table:table-cell>
          <table:table-cell table:style-name="Tabla33.A2" office:value-type="string">
            <text:p text:style-name="P20">El sistema verifica el seguro club del cliente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</text:p>
          </table:table-cell>
          <table:table-cell table:style-name="Tabla33.A2" office:value-type="string">
            <text:p text:style-name="P20">El sistema verifica que el cliente esta afiliado al club de proteccion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</text:p>
          </table:table-cell>
          <table:table-cell table:style-name="Tabla33.A2" office:value-type="string">
            <text:p text:style-name="P20">El sistema verifica el estado del seguro club del cliente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</text:p>
          </table:table-cell>
          <table:table-cell table:style-name="Tabla33.A2" office:value-type="string">
            <text:p text:style-name="P20">El sistema verifica que el seguro club esta vencid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1</text:p>
          </table:table-cell>
          <table:table-cell table:style-name="Tabla33.A2" office:value-type="string">
            <text:p text:style-name="P20">El sistema solicita la huella del cliente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2</text:p>
          </table:table-cell>
          <table:table-cell table:style-name="Tabla33.A2" office:value-type="string">
            <text:p text:style-name="P20">El cliente ingresa la huella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3</text:p>
          </table:table-cell>
          <table:table-cell table:style-name="Tabla33.A2" office:value-type="string">
            <text:p text:style-name="P20">El sistema verifica la huella del cliente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3.a</text:p>
          </table:table-cell>
          <table:table-cell table:style-name="Tabla33.A2" office:value-type="string">
            <text:p text:style-name="P20">El sistema verifica que la huella del cliente fue reconocida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3.b</text:p>
          </table:table-cell>
          <table:table-cell table:style-name="Tabla33.A2" office:value-type="string">
            <text:p text:style-name="P20">El sistema verifica que la huella no fue reconocida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3.b.1</text:p>
          </table:table-cell>
          <table:table-cell table:style-name="Tabla33.A2" office:value-type="string">
            <text:p text:style-name="P20">El sistema muestra mensaje para pedir autorizacion por gerente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3.b.1.a</text:p>
          </table:table-cell>
          <table:table-cell table:style-name="Tabla33.A2" office:value-type="string">
            <text:p text:style-name="P20">La cajera acepta el mensaje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3.b.1.a.1</text:p>
          </table:table-cell>
          <table:table-cell table:style-name="Tabla33.A2" office:value-type="string">
            <text:p text:style-name="P20">El sistema pide huella de gerente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3.b.1.a.2</text:p>
          </table:table-cell>
          <table:table-cell table:style-name="Tabla33.A2" office:value-type="string">
            <text:p text:style-name="P20">El gerente ingresa la huella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3.b.1.a.3</text:p>
          </table:table-cell>
          <table:table-cell table:style-name="Tabla33.A2" office:value-type="string">
            <text:p text:style-name="P20">El sistema valida que la huella es correcta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3.b.1.a.4</text:p>
          </table:table-cell>
          <table:table-cell table:style-name="Tabla33.A2" office:value-type="string">
            <text:p text:style-name="P20">El sistema manda llamar al CU-0001-CancelarSeguroClub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E.3.d.2.a.1.a.1.a.3.b.1.a.5</text:p>
          </table:table-cell>
          <table:table-cell table:style-name="Tabla33.A2" office:value-type="string">
            <text:p text:style-name="P20">El sistema continua en el paso 2 del flujo básic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S2</text:p>
          </table:table-cell>
          <table:table-cell table:style-name="Tabla33.A2" office:value-type="string">
            <text:p text:style-name="P20">El sistema muestra las opciones del menú de Club Protección Coppel. <text:s text:c="25"/></text:p>
            <text:p text:style-name="P20"><text:soft-page-break/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A3</text:p>
          </table:table-cell>
          <table:table-cell table:style-name="Tabla33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2">S4</text:p>
          </table:table-cell>
          <table:table-cell table:style-name="Tabla33.A2" office:value-type="string">
            <text:p text:style-name="P20">Fin del caso de us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29">
          <table:table-cell table:style-name="Tabla33.A2" office:value-type="string">
            <text:p text:style-name="P4">Estado el Caso de Prueba </text:p>
          </table:table-cell>
          <table:table-cell table:style-name="Tabla33.A2" office:value-type="string">
            <text:p text:style-name="P20">En preparación</text:p>
          </table:table-cell>
          <table:table-cell table:style-name="Tabla33.A2" office:value-type="string">
            <text:p text:style-name="P5"/>
          </table:table-cell>
          <table:table-cell table:style-name="Tabla33.D2" office:value-type="string">
            <text:p text:style-name="P6"/>
          </table:table-cell>
        </table:table-row>
      </table:table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office:value-type="string">
            <text:p text:style-name="P4">Juego de Prueba:</text:p>
          </table:table-cell>
          <table:table-cell table:style-name="Tabla34.B1" table:number-columns-spanned="3" office:value-type="string">
            <text:p text:style-name="P30">CP-0012-28</text:p>
          </table:table-cell>
          <table:covered-table-cell/>
          <table:covered-table-cell/>
        </table:table-row>
        <table:table-row table:style-name="Tabla34.1">
          <table:table-cell table:style-name="Tabla34.A2" office:value-type="string">
            <text:p text:style-name="P4">Paso</text:p>
          </table:table-cell>
          <table:table-cell table:style-name="Tabla34.A2" office:value-type="string">
            <text:p text:style-name="P4">Descripción</text:p>
          </table:table-cell>
          <table:table-cell table:style-name="Tabla34.A2" office:value-type="string">
            <text:p text:style-name="P4">Resultado</text:p>
          </table:table-cell>
          <table:table-cell table:style-name="Tabla34.D2" office:value-type="string">
            <text:p text:style-name="P4">ID Problema</text:p>
          </table:table-cell>
        </table:table-row>
        <table:table-row table:style-name="Tabla34.3">
          <table:table-cell table:style-name="Tabla34.A2" office:value-type="string">
            <text:p text:style-name="P32">A1</text:p>
          </table:table-cell>
          <table:table-cell table:style-name="Tabla34.A2" office:value-type="string">
            <text:p text:style-name="P20">El caso de uso inicia cuando la cajera selecciona el menú de Club Protección Coppel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S2</text:p>
          </table:table-cell>
          <table:table-cell table:style-name="Tabla34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3</text:p>
          </table:table-cell>
          <table:table-cell table:style-name="Tabla34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<text:soft-page-break/>3.f.-La cajera selecciona la opción de Activar Club Adicional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</text:p>
          </table:table-cell>
          <table:table-cell table:style-name="Tabla34.A2" office:value-type="string">
            <text:p text:style-name="P20">La cajera selecciona la opción de Cancelación de Segur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1</text:p>
          </table:table-cell>
          <table:table-cell table:style-name="Tabla34.A2" office:value-type="string">
            <text:p text:style-name="P20">El sistema muestra las opciones del submenú Club Protección Coppel.</text:p>
            <text:p text:style-name="P20"><text:s text:c="15"/>-Club Individual.</text:p>
            <text:p text:style-name="P20"><text:s text:c="15"/>-Salir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</text:p>
          </table:table-cell>
          <table:table-cell table:style-name="Tabla34.A2" office:value-type="string">
            <text:p text:style-name="P20">La cajera selecciona una de las opciones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</text:p>
          </table:table-cell>
          <table:table-cell table:style-name="Tabla34.A2" office:value-type="string">
            <text:p text:style-name="P20">La cajera selecciona la opcion de Club Individual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</text:p>
          </table:table-cell>
          <table:table-cell table:style-name="Tabla34.A2" office:value-type="string">
            <text:p text:style-name="P20">El sistema verifica el seguro club del cliente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</text:p>
          </table:table-cell>
          <table:table-cell table:style-name="Tabla34.A2" office:value-type="string">
            <text:p text:style-name="P20">El sistema verifica que el cliente esta afiliado al club de proteccion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.1</text:p>
          </table:table-cell>
          <table:table-cell table:style-name="Tabla34.A2" office:value-type="string">
            <text:p text:style-name="P20">El sistema verifica el estado del seguro club del cliente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.1.a</text:p>
          </table:table-cell>
          <table:table-cell table:style-name="Tabla34.A2" office:value-type="string">
            <text:p text:style-name="P20">El sistema verifica que el seguro club esta vencid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.1.a.1</text:p>
          </table:table-cell>
          <table:table-cell table:style-name="Tabla34.A2" office:value-type="string">
            <text:p text:style-name="P20">El sistema solicita la huella del cliente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.1.a.2</text:p>
          </table:table-cell>
          <table:table-cell table:style-name="Tabla34.A2" office:value-type="string">
            <text:p text:style-name="P20">El cliente ingresa la huella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.1.a.3</text:p>
          </table:table-cell>
          <table:table-cell table:style-name="Tabla34.A2" office:value-type="string">
            <text:p text:style-name="P20">El sistema verifica la huella del cliente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.1.a.3.a</text:p>
          </table:table-cell>
          <table:table-cell table:style-name="Tabla34.A2" office:value-type="string">
            <text:p text:style-name="P20">El sistema verifica que la huella del cliente fue reconocida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.1.a.3.b</text:p>
          </table:table-cell>
          <table:table-cell table:style-name="Tabla34.A2" office:value-type="string">
            <text:p text:style-name="P20">El sistema verifica que la huella no fue reconocida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.1.a.3.b.1</text:p>
          </table:table-cell>
          <table:table-cell table:style-name="Tabla34.A2" office:value-type="string">
            <text:p text:style-name="P20">El sistema muestra mensaje para pedir autorizacion por gerente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.1.a.3.b.1.a</text:p>
          </table:table-cell>
          <table:table-cell table:style-name="Tabla34.A2" office:value-type="string">
            <text:p text:style-name="P20">La cajera acepta el mensaje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.1.a.3.b.1.b</text:p>
          </table:table-cell>
          <table:table-cell table:style-name="Tabla34.A2" office:value-type="string">
            <text:p text:style-name="P20">La cajera cancela el mensaje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E.3.d.2.a.1.a.1.a.3.b.1.b.1</text:p>
          </table:table-cell>
          <table:table-cell table:style-name="Tabla34.A2" office:value-type="string">
            <text:p text:style-name="P20">El sistema continua en el paso 2 del flujo básic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S2</text:p>
          </table:table-cell>
          <table:table-cell table:style-name="Tabla34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A3</text:p>
          </table:table-cell>
          <table:table-cell table:style-name="Tabla34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<text:soft-page-break/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2">S4</text:p>
          </table:table-cell>
          <table:table-cell table:style-name="Tabla34.A2" office:value-type="string">
            <text:p text:style-name="P20">Fin del caso de us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26">
          <table:table-cell table:style-name="Tabla34.A2" office:value-type="string">
            <text:p text:style-name="P4">Estado el Caso de Prueba </text:p>
          </table:table-cell>
          <table:table-cell table:style-name="Tabla34.A2" office:value-type="string">
            <text:p text:style-name="P20">En preparación</text:p>
          </table:table-cell>
          <table:table-cell table:style-name="Tabla34.A2" office:value-type="string">
            <text:p text:style-name="P5"/>
          </table:table-cell>
          <table:table-cell table:style-name="Tabla34.D2" office:value-type="string">
            <text:p text:style-name="P6"/>
          </table:table-cell>
        </table:table-row>
      </table:table>
      <text:p text:style-name="Standard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 table:style-name="Tabla35.1">
          <table:table-cell table:style-name="Tabla35.A1" office:value-type="string">
            <text:p text:style-name="P4">Juego de Prueba:</text:p>
          </table:table-cell>
          <table:table-cell table:style-name="Tabla35.B1" table:number-columns-spanned="3" office:value-type="string">
            <text:p text:style-name="P30">CP-0012-29</text:p>
          </table:table-cell>
          <table:covered-table-cell/>
          <table:covered-table-cell/>
        </table:table-row>
        <table:table-row table:style-name="Tabla35.1">
          <table:table-cell table:style-name="Tabla35.A2" office:value-type="string">
            <text:p text:style-name="P4">Paso</text:p>
          </table:table-cell>
          <table:table-cell table:style-name="Tabla35.A2" office:value-type="string">
            <text:p text:style-name="P4">Descripción</text:p>
          </table:table-cell>
          <table:table-cell table:style-name="Tabla35.A2" office:value-type="string">
            <text:p text:style-name="P4">Resultado</text:p>
          </table:table-cell>
          <table:table-cell table:style-name="Tabla35.D2" office:value-type="string">
            <text:p text:style-name="P4">ID Problema</text:p>
          </table:table-cell>
        </table:table-row>
        <table:table-row table:style-name="Tabla35.3">
          <table:table-cell table:style-name="Tabla35.A2" office:value-type="string">
            <text:p text:style-name="P32">A1</text:p>
          </table:table-cell>
          <table:table-cell table:style-name="Tabla35.A2" office:value-type="string">
            <text:p text:style-name="P20">El caso de uso inicia cuando la cajera selecciona el menú de Club Protección Coppel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S2</text:p>
          </table:table-cell>
          <table:table-cell table:style-name="Tabla3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3</text:p>
          </table:table-cell>
          <table:table-cell table:style-name="Tabla3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E.3.d</text:p>
          </table:table-cell>
          <table:table-cell table:style-name="Tabla35.A2" office:value-type="string">
            <text:p text:style-name="P20">La cajera selecciona la opción de Cancelación de Segur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E.3.d.1</text:p>
          </table:table-cell>
          <table:table-cell table:style-name="Tabla35.A2" office:value-type="string">
            <text:p text:style-name="P20">El sistema muestra las opciones del submenú Club Protección Coppel.</text:p>
            <text:p text:style-name="P20"><text:s text:c="15"/>-Club Individual.</text:p>
            <text:p text:style-name="P20"><text:s text:c="15"/>-Salir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E.3.d.2</text:p>
          </table:table-cell>
          <table:table-cell table:style-name="Tabla35.A2" office:value-type="string">
            <text:p text:style-name="P20">La cajera selecciona una de las opciones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E.3.d.2.a</text:p>
          </table:table-cell>
          <table:table-cell table:style-name="Tabla35.A2" office:value-type="string">
            <text:p text:style-name="P20">La cajera selecciona la opcion de Club Individual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E.3.d.2.a.1</text:p>
          </table:table-cell>
          <table:table-cell table:style-name="Tabla35.A2" office:value-type="string">
            <text:p text:style-name="P20">El sistema verifica el seguro club del cliente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ext:soft-page-break/>
        <table:table-row table:style-name="Tabla35.3">
          <table:table-cell table:style-name="Tabla35.A2" office:value-type="string">
            <text:p text:style-name="P32">AE.3.d.2.a.1.a</text:p>
          </table:table-cell>
          <table:table-cell table:style-name="Tabla35.A2" office:value-type="string">
            <text:p text:style-name="P20">El sistema verifica que el cliente esta afiliado al club de proteccion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E.3.d.2.a.1.a.1</text:p>
          </table:table-cell>
          <table:table-cell table:style-name="Tabla35.A2" office:value-type="string">
            <text:p text:style-name="P20">El sistema verifica el estado del seguro club del cliente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E.3.d.2.a.1.a.1.a</text:p>
          </table:table-cell>
          <table:table-cell table:style-name="Tabla35.A2" office:value-type="string">
            <text:p text:style-name="P20">El sistema verifica que el seguro club esta vencid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E.3.d.2.a.1.a.1.b</text:p>
          </table:table-cell>
          <table:table-cell table:style-name="Tabla35.A2" office:value-type="string">
            <text:p text:style-name="P20">El sistema verifica que el seguro club esta Activ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E.3.d.2.a.1.a.1.b.1</text:p>
          </table:table-cell>
          <table:table-cell table:style-name="Tabla35.A2" office:value-type="string">
            <text:p text:style-name="P20">El sistema muestra mensaje de que no puede cancelar el seguro club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E.3.d.2.a.1.a.1.b.2</text:p>
          </table:table-cell>
          <table:table-cell table:style-name="Tabla35.A2" office:value-type="string">
            <text:p text:style-name="P20">La cajera acepta el mensaje y el sistema continua en el paso 2 del flujo básic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S2</text:p>
          </table:table-cell>
          <table:table-cell table:style-name="Tabla3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A3</text:p>
          </table:table-cell>
          <table:table-cell table:style-name="Tabla3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2">S4</text:p>
          </table:table-cell>
          <table:table-cell table:style-name="Tabla35.A2" office:value-type="string">
            <text:p text:style-name="P20">Fin del caso de us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20">
          <table:table-cell table:style-name="Tabla35.A2" office:value-type="string">
            <text:p text:style-name="P4">Estado el Caso de Prueba </text:p>
          </table:table-cell>
          <table:table-cell table:style-name="Tabla35.A2" office:value-type="string">
            <text:p text:style-name="P20">En preparación</text:p>
          </table:table-cell>
          <table:table-cell table:style-name="Tabla35.A2" office:value-type="string">
            <text:p text:style-name="P5"/>
          </table:table-cell>
          <table:table-cell table:style-name="Tabla35.D2" office:value-type="string">
            <text:p text:style-name="P6"/>
          </table:table-cell>
        </table:table-row>
      </table:table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 table:style-name="Tabla36.1">
          <table:table-cell table:style-name="Tabla36.A1" office:value-type="string">
            <text:p text:style-name="P4">Juego de Prueba:</text:p>
          </table:table-cell>
          <table:table-cell table:style-name="Tabla36.B1" table:number-columns-spanned="3" office:value-type="string">
            <text:p text:style-name="P30">CP-0012-30</text:p>
          </table:table-cell>
          <table:covered-table-cell/>
          <table:covered-table-cell/>
        </table:table-row>
        <table:table-row table:style-name="Tabla36.1">
          <table:table-cell table:style-name="Tabla36.A2" office:value-type="string">
            <text:p text:style-name="P4">Paso</text:p>
          </table:table-cell>
          <table:table-cell table:style-name="Tabla36.A2" office:value-type="string">
            <text:p text:style-name="P4">Descripción</text:p>
          </table:table-cell>
          <table:table-cell table:style-name="Tabla36.A2" office:value-type="string">
            <text:p text:style-name="P4">Resultado</text:p>
          </table:table-cell>
          <table:table-cell table:style-name="Tabla36.D2" office:value-type="string">
            <text:p text:style-name="P4">ID Problema</text:p>
          </table:table-cell>
        </table:table-row>
        <table:table-row table:style-name="Tabla36.3">
          <table:table-cell table:style-name="Tabla36.A2" office:value-type="string">
            <text:p text:style-name="P32">A1</text:p>
          </table:table-cell>
          <table:table-cell table:style-name="Tabla36.A2" office:value-type="string">
            <text:p text:style-name="P20">El caso de uso inicia cuando la cajera selecciona el menú de Club Protección Coppel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S2</text:p>
          </table:table-cell>
          <table:table-cell table:style-name="Tabla3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oft-page-break/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A3</text:p>
          </table:table-cell>
          <table:table-cell table:style-name="Tabla3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AE.3.d</text:p>
          </table:table-cell>
          <table:table-cell table:style-name="Tabla36.A2" office:value-type="string">
            <text:p text:style-name="P20">La cajera selecciona la opción de Cancelación de Segur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AE.3.d.1</text:p>
          </table:table-cell>
          <table:table-cell table:style-name="Tabla36.A2" office:value-type="string">
            <text:p text:style-name="P20">El sistema muestra las opciones del submenú Club Protección Coppel.</text:p>
            <text:p text:style-name="P20"><text:s text:c="15"/>-Club Individual.</text:p>
            <text:p text:style-name="P20"><text:s text:c="15"/>-Salir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AE.3.d.2</text:p>
          </table:table-cell>
          <table:table-cell table:style-name="Tabla36.A2" office:value-type="string">
            <text:p text:style-name="P20">La cajera selecciona una de las opciones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AE.3.d.2.a</text:p>
          </table:table-cell>
          <table:table-cell table:style-name="Tabla36.A2" office:value-type="string">
            <text:p text:style-name="P20">La cajera selecciona la opcion de Club Individual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AE.3.d.2.a.1</text:p>
          </table:table-cell>
          <table:table-cell table:style-name="Tabla36.A2" office:value-type="string">
            <text:p text:style-name="P20">El sistema verifica el seguro club del cliente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AE.3.d.2.a.1.a</text:p>
          </table:table-cell>
          <table:table-cell table:style-name="Tabla36.A2" office:value-type="string">
            <text:p text:style-name="P20">El sistema verifica que el cliente esta afiliado al club de proteccion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AE.3.d.2.a.1.b</text:p>
          </table:table-cell>
          <table:table-cell table:style-name="Tabla36.A2" office:value-type="string">
            <text:p text:style-name="P20">El sistema verifica que el cliente no esta afiliado al club de proteccion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AE.3.d.2.a.1.b.1</text:p>
          </table:table-cell>
          <table:table-cell table:style-name="Tabla36.A2" office:value-type="string">
            <text:p text:style-name="P20"><text:s/>El sistema muestra mensaje correspondiente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AE.3.d.2.a.1.b.2</text:p>
          </table:table-cell>
          <table:table-cell table:style-name="Tabla36.A2" office:value-type="string">
            <text:p text:style-name="P20">La cajera acepta el mensaje y el sistema continua en el paso 2 del flujo básic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S2</text:p>
          </table:table-cell>
          <table:table-cell table:style-name="Tabla3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A3</text:p>
          </table:table-cell>
          <table:table-cell table:style-name="Tabla3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<text:soft-page-break/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2">S4</text:p>
          </table:table-cell>
          <table:table-cell table:style-name="Tabla36.A2" office:value-type="string">
            <text:p text:style-name="P20">Fin del caso de us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18">
          <table:table-cell table:style-name="Tabla36.A2" office:value-type="string">
            <text:p text:style-name="P4">Estado el Caso de Prueba </text:p>
          </table:table-cell>
          <table:table-cell table:style-name="Tabla36.A2" office:value-type="string">
            <text:p text:style-name="P20">En preparación</text:p>
          </table:table-cell>
          <table:table-cell table:style-name="Tabla36.A2" office:value-type="string">
            <text:p text:style-name="P5"/>
          </table:table-cell>
          <table:table-cell table:style-name="Tabla36.D2" office:value-type="string">
            <text:p text:style-name="P6"/>
          </table:table-cell>
        </table:table-row>
      </table:table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 table:style-name="Tabla37.1">
          <table:table-cell table:style-name="Tabla37.A1" office:value-type="string">
            <text:p text:style-name="P4">Juego de Prueba:</text:p>
          </table:table-cell>
          <table:table-cell table:style-name="Tabla37.B1" table:number-columns-spanned="3" office:value-type="string">
            <text:p text:style-name="P30">CP-0012-31</text:p>
          </table:table-cell>
          <table:covered-table-cell/>
          <table:covered-table-cell/>
        </table:table-row>
        <table:table-row table:style-name="Tabla37.1">
          <table:table-cell table:style-name="Tabla37.A2" office:value-type="string">
            <text:p text:style-name="P4">Paso</text:p>
          </table:table-cell>
          <table:table-cell table:style-name="Tabla37.A2" office:value-type="string">
            <text:p text:style-name="P4">Descripción</text:p>
          </table:table-cell>
          <table:table-cell table:style-name="Tabla37.A2" office:value-type="string">
            <text:p text:style-name="P4">Resultado</text:p>
          </table:table-cell>
          <table:table-cell table:style-name="Tabla37.D2" office:value-type="string">
            <text:p text:style-name="P4">ID Problema</text:p>
          </table:table-cell>
        </table:table-row>
        <table:table-row table:style-name="Tabla37.3">
          <table:table-cell table:style-name="Tabla37.A2" office:value-type="string">
            <text:p text:style-name="P32">A1</text:p>
          </table:table-cell>
          <table:table-cell table:style-name="Tabla37.A2" office:value-type="string">
            <text:p text:style-name="P20">El caso de uso inicia cuando la cajera selecciona el menú de Club Protección Coppel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2">S2</text:p>
          </table:table-cell>
          <table:table-cell table:style-name="Tabla3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2">A3</text:p>
          </table:table-cell>
          <table:table-cell table:style-name="Tabla3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2">AE.3.d</text:p>
          </table:table-cell>
          <table:table-cell table:style-name="Tabla37.A2" office:value-type="string">
            <text:p text:style-name="P20">La cajera selecciona la opción de Cancelación de Segur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2">AE.3.d.1</text:p>
          </table:table-cell>
          <table:table-cell table:style-name="Tabla37.A2" office:value-type="string">
            <text:p text:style-name="P20">El sistema muestra las opciones del submenú Club Protección Coppel.</text:p>
            <text:p text:style-name="P20"><text:s text:c="15"/>-Club Individual.</text:p>
            <text:p text:style-name="P20"><text:s text:c="15"/>-Salir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2">AE.3.d.2</text:p>
          </table:table-cell>
          <table:table-cell table:style-name="Tabla37.A2" office:value-type="string">
            <text:p text:style-name="P20">La cajera selecciona una de las opciones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2">AE.3.d.2.a</text:p>
          </table:table-cell>
          <table:table-cell table:style-name="Tabla37.A2" office:value-type="string">
            <text:p text:style-name="P20">La cajera selecciona la opcion de Club Individual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2">AE.3.d.2.b</text:p>
          </table:table-cell>
          <table:table-cell table:style-name="Tabla37.A2" office:value-type="string">
            <text:p text:style-name="P20">La cajera selecciona la opcion de Salir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ext:soft-page-break/>
        <table:table-row table:style-name="Tabla37.3">
          <table:table-cell table:style-name="Tabla37.A2" office:value-type="string">
            <text:p text:style-name="P32">AE.3.d.2.b.1</text:p>
          </table:table-cell>
          <table:table-cell table:style-name="Tabla37.A2" office:value-type="string">
            <text:p text:style-name="P20">El sistema continua en el paso 2 del flujo básic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2">S2</text:p>
          </table:table-cell>
          <table:table-cell table:style-name="Tabla3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2">A3</text:p>
          </table:table-cell>
          <table:table-cell table:style-name="Tabla3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2">S4</text:p>
          </table:table-cell>
          <table:table-cell table:style-name="Tabla37.A2" office:value-type="string">
            <text:p text:style-name="P20">Fin del caso de us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15">
          <table:table-cell table:style-name="Tabla37.A2" office:value-type="string">
            <text:p text:style-name="P4">Estado el Caso de Prueba </text:p>
          </table:table-cell>
          <table:table-cell table:style-name="Tabla37.A2" office:value-type="string">
            <text:p text:style-name="P20">En preparación</text:p>
          </table:table-cell>
          <table:table-cell table:style-name="Tabla37.A2" office:value-type="string">
            <text:p text:style-name="P5"/>
          </table:table-cell>
          <table:table-cell table:style-name="Tabla37.D2" office:value-type="string">
            <text:p text:style-name="P6"/>
          </table:table-cell>
        </table:table-row>
      </table:table>
      <text:p text:style-name="Standard"/>
      <text:p text:style-name="Standard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 table:style-name="Tabla38.1">
          <table:table-cell table:style-name="Tabla38.A1" office:value-type="string">
            <text:p text:style-name="P4">Juego de Prueba:</text:p>
          </table:table-cell>
          <table:table-cell table:style-name="Tabla38.B1" table:number-columns-spanned="3" office:value-type="string">
            <text:p text:style-name="P30">CP-0012-32</text:p>
          </table:table-cell>
          <table:covered-table-cell/>
          <table:covered-table-cell/>
        </table:table-row>
        <table:table-row table:style-name="Tabla38.1">
          <table:table-cell table:style-name="Tabla38.A2" office:value-type="string">
            <text:p text:style-name="P4">Paso</text:p>
          </table:table-cell>
          <table:table-cell table:style-name="Tabla38.A2" office:value-type="string">
            <text:p text:style-name="P4">Descripción</text:p>
          </table:table-cell>
          <table:table-cell table:style-name="Tabla38.A2" office:value-type="string">
            <text:p text:style-name="P4">Resultado</text:p>
          </table:table-cell>
          <table:table-cell table:style-name="Tabla38.D2" office:value-type="string">
            <text:p text:style-name="P4">ID Problema</text:p>
          </table:table-cell>
        </table:table-row>
        <table:table-row table:style-name="Tabla38.3">
          <table:table-cell table:style-name="Tabla38.A2" office:value-type="string">
            <text:p text:style-name="P32">A1</text:p>
          </table:table-cell>
          <table:table-cell table:style-name="Tabla38.A2" office:value-type="string">
            <text:p text:style-name="P20">El caso de uso inicia cuando la cajera selecciona el menú de Club Protección Coppel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2</text:p>
          </table:table-cell>
          <table:table-cell table:style-name="Tabla38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3</text:p>
          </table:table-cell>
          <table:table-cell table:style-name="Tabla38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<text:soft-page-break/>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</text:p>
          </table:table-cell>
          <table:table-cell table:style-name="Tabla38.A2" office:value-type="string">
            <text:p text:style-name="P20">La cajera selecciona la opción de No Ofrecer Club de Protección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1</text:p>
          </table:table-cell>
          <table:table-cell table:style-name="Tabla38.A2" office:value-type="string">
            <text:p text:style-name="P20">El sistema muestra las opciones del submenú Club Protección Coppel. <text:s text:c="39"/></text:p>
            <text:p text:style-name="P20"><text:s text:c="10"/>-Club Individual. <text:s text:c="39"/></text:p>
            <text:p text:style-name="P20"><text:s text:c="10"/>-Salir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</text:p>
          </table:table-cell>
          <table:table-cell table:style-name="Tabla38.A2" office:value-type="string">
            <text:p text:style-name="P20">La cajera selecciona una de las opciones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</text:p>
          </table:table-cell>
          <table:table-cell table:style-name="Tabla38.A2" office:value-type="string">
            <text:p text:style-name="P20">La cajera selecciona la opcion de Club Individual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</text:p>
          </table:table-cell>
          <table:table-cell table:style-name="Tabla38.A2" office:value-type="string">
            <text:p text:style-name="P20">El sistema verifica el seguro club del 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</text:p>
          </table:table-cell>
          <table:table-cell table:style-name="Tabla38.A2" office:value-type="string">
            <text:p text:style-name="P20">El sistema verifica que el cliente no tenga Seguro Activo o Seguro Nuev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.1</text:p>
          </table:table-cell>
          <table:table-cell table:style-name="Tabla38.A2" office:value-type="string">
            <text:p text:style-name="P20">El sistema solicita la huella del 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.2</text:p>
          </table:table-cell>
          <table:table-cell table:style-name="Tabla38.A2" office:value-type="string">
            <text:p text:style-name="P20">El cliente ingresa la huella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.3</text:p>
          </table:table-cell>
          <table:table-cell table:style-name="Tabla38.A2" office:value-type="string">
            <text:p text:style-name="P20">El sistema verifica la huella del 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.3.a</text:p>
          </table:table-cell>
          <table:table-cell table:style-name="Tabla38.A2" office:value-type="string">
            <text:p text:style-name="P20">El sistema verifica que la huella del cliente fue reconocida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.3.a.1</text:p>
          </table:table-cell>
          <table:table-cell table:style-name="Tabla38.A2" office:value-type="string">
            <text:p text:style-name="P20">El sistema verifica los datos del seguro del 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.3.a.1.a</text:p>
          </table:table-cell>
          <table:table-cell table:style-name="Tabla38.A2" office:value-type="string">
            <text:p text:style-name="P20">El sistema verifica que el cliente no tenga Seguro Activo o Seguro Nuev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.3.a.1.a.1</text:p>
          </table:table-cell>
          <table:table-cell table:style-name="Tabla38.A2" office:value-type="string">
            <text:p text:style-name="P20">El sistema verifica si el estado del segur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.3.a.1.a.1.a</text:p>
          </table:table-cell>
          <table:table-cell table:style-name="Tabla38.A2" office:value-type="string">
            <text:p text:style-name="P20">El sistema verifica si el seguro tiene estado de cancelad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.3.a.1.a.1.a.1</text:p>
          </table:table-cell>
          <table:table-cell table:style-name="Tabla38.A2" office:value-type="string">
            <text:p text:style-name="P20">El sistema le pone estado de no ofrecer seguro al 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.3.a.1.a.1.a.2</text:p>
          </table:table-cell>
          <table:table-cell table:style-name="Tabla38.A2" office:value-type="string">
            <text:p text:style-name="P20">El sistema muestra mensaje informativ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E.3.e.2.a.1.a.3.a.1.a.1.a.3</text:p>
          </table:table-cell>
          <table:table-cell table:style-name="Tabla38.A2" office:value-type="string">
            <text:p text:style-name="P20">La cajera acepta el mensaje y el sistema continua en el paso 2 del flujo básic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2</text:p>
          </table:table-cell>
          <table:table-cell table:style-name="Tabla38.A2" office:value-type="string">
            <text:p text:style-name="P20">El sistema muestra las opciones del menú de Club Protección Coppel. <text:s text:c="25"/></text:p>
            <text:p text:style-name="P20"><text:soft-page-break/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A3</text:p>
          </table:table-cell>
          <table:table-cell table:style-name="Tabla38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4</text:p>
          </table:table-cell>
          <table:table-cell table:style-name="Tabla38.A2" office:value-type="string">
            <text:p text:style-name="P20">Fin del caso de us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26">
          <table:table-cell table:style-name="Tabla38.A2" office:value-type="string">
            <text:p text:style-name="P4">Estado el Caso de Prueba </text:p>
          </table:table-cell>
          <table:table-cell table:style-name="Tabla38.A2" office:value-type="string">
            <text:p text:style-name="P20">En preparación</text:p>
          </table:table-cell>
          <table:table-cell table:style-name="Tabla38.A2" office:value-type="string">
            <text:p text:style-name="P5"/>
          </table:table-cell>
          <table:table-cell table:style-name="Tabla38.D2" office:value-type="string">
            <text:p text:style-name="P6"/>
          </table:table-cell>
        </table:table-row>
      </table:table>
      <text:p text:style-name="Standard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office:value-type="string">
            <text:p text:style-name="P4">Juego de Prueba:</text:p>
          </table:table-cell>
          <table:table-cell table:style-name="Tabla39.B1" table:number-columns-spanned="3" office:value-type="string">
            <text:p text:style-name="P30">CP-0012-33</text:p>
          </table:table-cell>
          <table:covered-table-cell/>
          <table:covered-table-cell/>
        </table:table-row>
        <table:table-row table:style-name="Tabla39.1">
          <table:table-cell table:style-name="Tabla39.A2" office:value-type="string">
            <text:p text:style-name="P4">Paso</text:p>
          </table:table-cell>
          <table:table-cell table:style-name="Tabla39.A2" office:value-type="string">
            <text:p text:style-name="P4">Descripción</text:p>
          </table:table-cell>
          <table:table-cell table:style-name="Tabla39.A2" office:value-type="string">
            <text:p text:style-name="P4">Resultado</text:p>
          </table:table-cell>
          <table:table-cell table:style-name="Tabla39.D2" office:value-type="string">
            <text:p text:style-name="P4">ID Problema</text:p>
          </table:table-cell>
        </table:table-row>
        <table:table-row table:style-name="Tabla39.3">
          <table:table-cell table:style-name="Tabla39.A2" office:value-type="string">
            <text:p text:style-name="P32">A1</text:p>
          </table:table-cell>
          <table:table-cell table:style-name="Tabla39.A2" office:value-type="string">
            <text:p text:style-name="P20">El caso de uso inicia cuando la cajera selecciona el menú de Club Protección Coppel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S2</text:p>
          </table:table-cell>
          <table:table-cell table:style-name="Tabla39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3</text:p>
          </table:table-cell>
          <table:table-cell table:style-name="Tabla39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<text:soft-page-break/>Ofrecer Club de Protección. <text:s text:c="23"/></text:p>
            <text:p text:style-name="P20">3.f.-La cajera selecciona la opción de Activar Club Adicional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</text:p>
          </table:table-cell>
          <table:table-cell table:style-name="Tabla39.A2" office:value-type="string">
            <text:p text:style-name="P20">La cajera selecciona la opción de No Ofrecer Club de Protección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1</text:p>
          </table:table-cell>
          <table:table-cell table:style-name="Tabla39.A2" office:value-type="string">
            <text:p text:style-name="P20">El sistema muestra las opciones del submenú Club Protección Coppel. <text:s text:c="39"/></text:p>
            <text:p text:style-name="P20"><text:s text:c="10"/>-Club Individual. <text:s text:c="39"/></text:p>
            <text:p text:style-name="P20"><text:s text:c="10"/>-Salir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</text:p>
          </table:table-cell>
          <table:table-cell table:style-name="Tabla39.A2" office:value-type="string">
            <text:p text:style-name="P20">La cajera selecciona una de las opcione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</text:p>
          </table:table-cell>
          <table:table-cell table:style-name="Tabla39.A2" office:value-type="string">
            <text:p text:style-name="P20">La cajera selecciona la opcion de Club Individual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</text:p>
          </table:table-cell>
          <table:table-cell table:style-name="Tabla39.A2" office:value-type="string">
            <text:p text:style-name="P20">El sistema verifica el seguro club del cliente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</text:p>
          </table:table-cell>
          <table:table-cell table:style-name="Tabla39.A2" office:value-type="string">
            <text:p text:style-name="P20">El sistema verifica que el cliente no tenga Seguro Activo o Seguro Nuev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.1</text:p>
          </table:table-cell>
          <table:table-cell table:style-name="Tabla39.A2" office:value-type="string">
            <text:p text:style-name="P20">El sistema solicita la huella del cliente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.2</text:p>
          </table:table-cell>
          <table:table-cell table:style-name="Tabla39.A2" office:value-type="string">
            <text:p text:style-name="P20">El cliente ingresa la huella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.3</text:p>
          </table:table-cell>
          <table:table-cell table:style-name="Tabla39.A2" office:value-type="string">
            <text:p text:style-name="P20">El sistema verifica la huella del cliente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.3.a</text:p>
          </table:table-cell>
          <table:table-cell table:style-name="Tabla39.A2" office:value-type="string">
            <text:p text:style-name="P20">El sistema verifica que la huella del cliente fue reconocida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.3.a.1</text:p>
          </table:table-cell>
          <table:table-cell table:style-name="Tabla39.A2" office:value-type="string">
            <text:p text:style-name="P20">El sistema verifica los datos del seguro del cliente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.3.a.1.a</text:p>
          </table:table-cell>
          <table:table-cell table:style-name="Tabla39.A2" office:value-type="string">
            <text:p text:style-name="P20">El sistema verifica que el cliente no tenga Seguro Activo o Seguro Nuev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.3.a.1.b</text:p>
          </table:table-cell>
          <table:table-cell table:style-name="Tabla39.A2" office:value-type="string">
            <text:p text:style-name="P20">El sistema verifica si el seguro no tiene estado de cancelad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.3.a.1.b.1</text:p>
          </table:table-cell>
          <table:table-cell table:style-name="Tabla39.A2" office:value-type="string">
            <text:p text:style-name="P20">El sistema verifica si se le ofrece o no el segur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.3.a.1.b.1.a</text:p>
          </table:table-cell>
          <table:table-cell table:style-name="Tabla39.A2" office:value-type="string">
            <text:p text:style-name="P20">El sistema verifica si el cliente esta marcado como no ofrecer segur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.3.a.1.b.1.a.1</text:p>
          </table:table-cell>
          <table:table-cell table:style-name="Tabla39.A2" office:value-type="string">
            <text:p text:style-name="P20">El sistema muestra mensaje correspondite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E.3.e.2.a.1.a.3.a.1.b.1.a.2</text:p>
          </table:table-cell>
          <table:table-cell table:style-name="Tabla39.A2" office:value-type="string">
            <text:p text:style-name="P20">La cajera acepta el mensaje y el sistema continua en el paso 2 del flujo básic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S2</text:p>
          </table:table-cell>
          <table:table-cell table:style-name="Tabla39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A3</text:p>
          </table:table-cell>
          <table:table-cell table:style-name="Tabla39.A2" office:value-type="string">
            <text:p text:style-name="P20">La cajera selecciono la opción de Salir. <text:s text:c="23"/></text:p>
            <text:p text:style-name="P20">3.a.-La cajera selecciona la opción de <text:soft-page-break/>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2">S4</text:p>
          </table:table-cell>
          <table:table-cell table:style-name="Tabla39.A2" office:value-type="string">
            <text:p text:style-name="P20">Fin del caso de us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26">
          <table:table-cell table:style-name="Tabla39.A2" office:value-type="string">
            <text:p text:style-name="P4">Estado el Caso de Prueba </text:p>
          </table:table-cell>
          <table:table-cell table:style-name="Tabla39.A2" office:value-type="string">
            <text:p text:style-name="P20">En preparación</text:p>
          </table:table-cell>
          <table:table-cell table:style-name="Tabla39.A2" office:value-type="string">
            <text:p text:style-name="P5"/>
          </table:table-cell>
          <table:table-cell table:style-name="Tabla39.D2" office:value-type="string">
            <text:p text:style-name="P6"/>
          </table:table-cell>
        </table:table-row>
      </table:table>
      <text:p text:style-name="Standard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 table:style-name="Tabla40.1">
          <table:table-cell table:style-name="Tabla40.A1" office:value-type="string">
            <text:p text:style-name="P4">Juego de Prueba:</text:p>
          </table:table-cell>
          <table:table-cell table:style-name="Tabla40.B1" table:number-columns-spanned="3" office:value-type="string">
            <text:p text:style-name="P30">CP-0012-34</text:p>
          </table:table-cell>
          <table:covered-table-cell/>
          <table:covered-table-cell/>
        </table:table-row>
        <table:table-row table:style-name="Tabla40.1">
          <table:table-cell table:style-name="Tabla40.A2" office:value-type="string">
            <text:p text:style-name="P4">Paso</text:p>
          </table:table-cell>
          <table:table-cell table:style-name="Tabla40.A2" office:value-type="string">
            <text:p text:style-name="P4">Descripción</text:p>
          </table:table-cell>
          <table:table-cell table:style-name="Tabla40.A2" office:value-type="string">
            <text:p text:style-name="P4">Resultado</text:p>
          </table:table-cell>
          <table:table-cell table:style-name="Tabla40.D2" office:value-type="string">
            <text:p text:style-name="P4">ID Problema</text:p>
          </table:table-cell>
        </table:table-row>
        <table:table-row table:style-name="Tabla40.3">
          <table:table-cell table:style-name="Tabla40.A2" office:value-type="string">
            <text:p text:style-name="P32">A1</text:p>
          </table:table-cell>
          <table:table-cell table:style-name="Tabla40.A2" office:value-type="string">
            <text:p text:style-name="P20">El caso de uso inicia cuando la cajera selecciona el menú de Club Protección Coppel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S2</text:p>
          </table:table-cell>
          <table:table-cell table:style-name="Tabla40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3</text:p>
          </table:table-cell>
          <table:table-cell table:style-name="Tabla40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</text:p>
          </table:table-cell>
          <table:table-cell table:style-name="Tabla40.A2" office:value-type="string">
            <text:p text:style-name="P20">La cajera selecciona la opción de No Ofrecer Club de Protección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1</text:p>
          </table:table-cell>
          <table:table-cell table:style-name="Tabla40.A2" office:value-type="string">
            <text:p text:style-name="P20">El sistema muestra las opciones del submenú Club Protección Coppel. <text:s text:c="39"/></text:p>
            <text:p text:style-name="P20"><text:s text:c="10"/>-Club Individual. <text:s text:c="39"/></text:p>
            <text:p text:style-name="P20"><text:s text:c="10"/>-Salir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ext:soft-page-break/>
        <table:table-row table:style-name="Tabla40.3">
          <table:table-cell table:style-name="Tabla40.A2" office:value-type="string">
            <text:p text:style-name="P32">AE.3.e.2</text:p>
          </table:table-cell>
          <table:table-cell table:style-name="Tabla40.A2" office:value-type="string">
            <text:p text:style-name="P20">La cajera selecciona una de las opciones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</text:p>
          </table:table-cell>
          <table:table-cell table:style-name="Tabla40.A2" office:value-type="string">
            <text:p text:style-name="P20">La cajera selecciona la opcion de Club Individual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.1</text:p>
          </table:table-cell>
          <table:table-cell table:style-name="Tabla40.A2" office:value-type="string">
            <text:p text:style-name="P20">El sistema verifica el seguro club del cliente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.1.a</text:p>
          </table:table-cell>
          <table:table-cell table:style-name="Tabla40.A2" office:value-type="string">
            <text:p text:style-name="P20">El sistema verifica que el cliente no tenga Seguro Activo o Seguro Nuev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.1.a.1</text:p>
          </table:table-cell>
          <table:table-cell table:style-name="Tabla40.A2" office:value-type="string">
            <text:p text:style-name="P20">El sistema solicita la huella del cliente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.1.a.2</text:p>
          </table:table-cell>
          <table:table-cell table:style-name="Tabla40.A2" office:value-type="string">
            <text:p text:style-name="P20">El cliente ingresa la huella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.1.a.3</text:p>
          </table:table-cell>
          <table:table-cell table:style-name="Tabla40.A2" office:value-type="string">
            <text:p text:style-name="P20">El sistema verifica la huella del cliente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.1.a.3.a</text:p>
          </table:table-cell>
          <table:table-cell table:style-name="Tabla40.A2" office:value-type="string">
            <text:p text:style-name="P20">El sistema verifica que la huella del cliente fue reconocida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.1.a.3.a.1</text:p>
          </table:table-cell>
          <table:table-cell table:style-name="Tabla40.A2" office:value-type="string">
            <text:p text:style-name="P20">El sistema verifica los datos del seguro del cliente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.1.a.3.a.1.a</text:p>
          </table:table-cell>
          <table:table-cell table:style-name="Tabla40.A2" office:value-type="string">
            <text:p text:style-name="P20">El sistema verifica que el cliente no tenga Seguro Activo o Seguro Nuev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.1.a.3.a.1.b</text:p>
          </table:table-cell>
          <table:table-cell table:style-name="Tabla40.A2" office:value-type="string">
            <text:p text:style-name="P20">El sistema verifica si el cliente no esta marcado como no ofrecer segur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.1.a.3.a.1.b.1</text:p>
          </table:table-cell>
          <table:table-cell table:style-name="Tabla40.A2" office:value-type="string">
            <text:p text:style-name="P20">El sistema muestra mensaje correspondite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E.3.e.2.a.1.a.3.a.1.b.2</text:p>
          </table:table-cell>
          <table:table-cell table:style-name="Tabla40.A2" office:value-type="string">
            <text:p text:style-name="P20">La cajera acepta el mensaje y el sistema continua en el paso 2 del flujo basic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S2</text:p>
          </table:table-cell>
          <table:table-cell table:style-name="Tabla40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A3</text:p>
          </table:table-cell>
          <table:table-cell table:style-name="Tabla40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2">S4</text:p>
          </table:table-cell>
          <table:table-cell table:style-name="Tabla40.A2" office:value-type="string">
            <text:p text:style-name="P20">Fin del caso de us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24">
          <table:table-cell table:style-name="Tabla40.A2" office:value-type="string">
            <text:p text:style-name="P4">Estado el Caso de Prueba </text:p>
          </table:table-cell>
          <table:table-cell table:style-name="Tabla40.A2" office:value-type="string">
            <text:p text:style-name="P20">En preparación</text:p>
          </table:table-cell>
          <table:table-cell table:style-name="Tabla40.A2" office:value-type="string">
            <text:p text:style-name="P5"/>
          </table:table-cell>
          <table:table-cell table:style-name="Tabla40.D2" office:value-type="string">
            <text:p text:style-name="P6"/>
          </table:table-cell>
        </table:table-row>
      </table:table>
      <text:p text:style-name="Standard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office:value-type="string">
            <text:p text:style-name="P4">Juego de Prueba:</text:p>
          </table:table-cell>
          <table:table-cell table:style-name="Tabla41.B1" table:number-columns-spanned="3" office:value-type="string">
            <text:p text:style-name="P30">CP-0012-35</text:p>
          </table:table-cell>
          <table:covered-table-cell/>
          <table:covered-table-cell/>
        </table:table-row>
        <text:soft-page-break/>
        <table:table-row table:style-name="Tabla41.1">
          <table:table-cell table:style-name="Tabla41.A2" office:value-type="string">
            <text:p text:style-name="P4">Paso</text:p>
          </table:table-cell>
          <table:table-cell table:style-name="Tabla41.A2" office:value-type="string">
            <text:p text:style-name="P4">Descripción</text:p>
          </table:table-cell>
          <table:table-cell table:style-name="Tabla41.A2" office:value-type="string">
            <text:p text:style-name="P4">Resultado</text:p>
          </table:table-cell>
          <table:table-cell table:style-name="Tabla41.D2" office:value-type="string">
            <text:p text:style-name="P4">ID Problema</text:p>
          </table:table-cell>
        </table:table-row>
        <table:table-row table:style-name="Tabla41.3">
          <table:table-cell table:style-name="Tabla41.A2" office:value-type="string">
            <text:p text:style-name="P32">A1</text:p>
          </table:table-cell>
          <table:table-cell table:style-name="Tabla41.A2" office:value-type="string">
            <text:p text:style-name="P20">El caso de uso inicia cuando la cajera selecciona el menú de Club Protección Coppel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S2</text:p>
          </table:table-cell>
          <table:table-cell table:style-name="Tabla41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3</text:p>
          </table:table-cell>
          <table:table-cell table:style-name="Tabla41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</text:p>
          </table:table-cell>
          <table:table-cell table:style-name="Tabla41.A2" office:value-type="string">
            <text:p text:style-name="P20">La cajera selecciona la opción de No Ofrecer Club de Protección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1</text:p>
          </table:table-cell>
          <table:table-cell table:style-name="Tabla41.A2" office:value-type="string">
            <text:p text:style-name="P20">El sistema muestra las opciones del submenú Club Protección Coppel. <text:s text:c="39"/></text:p>
            <text:p text:style-name="P20"><text:s text:c="10"/>-Club Individual. <text:s text:c="39"/></text:p>
            <text:p text:style-name="P20"><text:s text:c="10"/>-Salir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</text:p>
          </table:table-cell>
          <table:table-cell table:style-name="Tabla41.A2" office:value-type="string">
            <text:p text:style-name="P20">La cajera selecciona una de las opciones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.a</text:p>
          </table:table-cell>
          <table:table-cell table:style-name="Tabla41.A2" office:value-type="string">
            <text:p text:style-name="P20">La cajera selecciona la opcion de Club Individual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.a.1</text:p>
          </table:table-cell>
          <table:table-cell table:style-name="Tabla41.A2" office:value-type="string">
            <text:p text:style-name="P20">El sistema verifica el seguro club del cliente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.a.1.a</text:p>
          </table:table-cell>
          <table:table-cell table:style-name="Tabla41.A2" office:value-type="string">
            <text:p text:style-name="P20">El sistema verifica que el cliente no tenga Seguro Activo o Seguro Nuev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.a.1.a.1</text:p>
          </table:table-cell>
          <table:table-cell table:style-name="Tabla41.A2" office:value-type="string">
            <text:p text:style-name="P20">El sistema solicita la huella del cliente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.a.1.a.2</text:p>
          </table:table-cell>
          <table:table-cell table:style-name="Tabla41.A2" office:value-type="string">
            <text:p text:style-name="P20">El cliente ingresa la huella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.a.1.a.3</text:p>
          </table:table-cell>
          <table:table-cell table:style-name="Tabla41.A2" office:value-type="string">
            <text:p text:style-name="P20">El sistema verifica la huella del cliente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.a.1.a.3.a</text:p>
          </table:table-cell>
          <table:table-cell table:style-name="Tabla41.A2" office:value-type="string">
            <text:p text:style-name="P20">El sistema verifica que la huella del cliente fue reconocida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.a.1.a.3.a.1</text:p>
          </table:table-cell>
          <table:table-cell table:style-name="Tabla41.A2" office:value-type="string">
            <text:p text:style-name="P20">El sistema verifica los datos del seguro del cliente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ext:soft-page-break/>
        <table:table-row table:style-name="Tabla41.3">
          <table:table-cell table:style-name="Tabla41.A2" office:value-type="string">
            <text:p text:style-name="P32">AE.3.e.2.a.1.a.3.a.1.a</text:p>
          </table:table-cell>
          <table:table-cell table:style-name="Tabla41.A2" office:value-type="string">
            <text:p text:style-name="P20">El sistema verifica que el cliente no tenga Seguro Activo o Seguro Nuev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.a.1.a.3.a.1.b</text:p>
          </table:table-cell>
          <table:table-cell table:style-name="Tabla41.A2" office:value-type="string">
            <text:p text:style-name="P20">El sistema verifica que el cliente tiene Seguro Activo o Seguro Nuev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.a.1.a.3.a.1.b.1</text:p>
          </table:table-cell>
          <table:table-cell table:style-name="Tabla41.A2" office:value-type="string">
            <text:p text:style-name="P20">El sistema muestra mensaje correspondite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E.3.e.2.a.1..a.3.a.1.b.2</text:p>
          </table:table-cell>
          <table:table-cell table:style-name="Tabla41.A2" office:value-type="string">
            <text:p text:style-name="P20">La cajera acepta el mensaje y el sistema continua en el paso 2 del flujo básic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S2</text:p>
          </table:table-cell>
          <table:table-cell table:style-name="Tabla41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A3</text:p>
          </table:table-cell>
          <table:table-cell table:style-name="Tabla41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2">S4</text:p>
          </table:table-cell>
          <table:table-cell table:style-name="Tabla41.A2" office:value-type="string">
            <text:p text:style-name="P20">Fin del caso de us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24">
          <table:table-cell table:style-name="Tabla41.A2" office:value-type="string">
            <text:p text:style-name="P4">Estado el Caso de Prueba </text:p>
          </table:table-cell>
          <table:table-cell table:style-name="Tabla41.A2" office:value-type="string">
            <text:p text:style-name="P20">En preparación</text:p>
          </table:table-cell>
          <table:table-cell table:style-name="Tabla41.A2" office:value-type="string">
            <text:p text:style-name="P5"/>
          </table:table-cell>
          <table:table-cell table:style-name="Tabla41.D2" office:value-type="string">
            <text:p text:style-name="P6"/>
          </table:table-cell>
        </table:table-row>
      </table:table>
      <text:p text:style-name="Standard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 table:style-name="Tabla42.1">
          <table:table-cell table:style-name="Tabla42.A1" office:value-type="string">
            <text:p text:style-name="P4">Juego de Prueba:</text:p>
          </table:table-cell>
          <table:table-cell table:style-name="Tabla42.B1" table:number-columns-spanned="3" office:value-type="string">
            <text:p text:style-name="P30">CP-0012-36</text:p>
          </table:table-cell>
          <table:covered-table-cell/>
          <table:covered-table-cell/>
        </table:table-row>
        <table:table-row table:style-name="Tabla42.1">
          <table:table-cell table:style-name="Tabla42.A2" office:value-type="string">
            <text:p text:style-name="P4">Paso</text:p>
          </table:table-cell>
          <table:table-cell table:style-name="Tabla42.A2" office:value-type="string">
            <text:p text:style-name="P4">Descripción</text:p>
          </table:table-cell>
          <table:table-cell table:style-name="Tabla42.A2" office:value-type="string">
            <text:p text:style-name="P4">Resultado</text:p>
          </table:table-cell>
          <table:table-cell table:style-name="Tabla42.D2" office:value-type="string">
            <text:p text:style-name="P4">ID Problema</text:p>
          </table:table-cell>
        </table:table-row>
        <table:table-row table:style-name="Tabla42.3">
          <table:table-cell table:style-name="Tabla42.A2" office:value-type="string">
            <text:p text:style-name="P32">A1</text:p>
          </table:table-cell>
          <table:table-cell table:style-name="Tabla42.A2" office:value-type="string">
            <text:p text:style-name="P20">El caso de uso inicia cuando la cajera selecciona el menú de Club Protección Coppel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S2</text:p>
          </table:table-cell>
          <table:table-cell table:style-name="Tabla42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3</text:p>
          </table:table-cell>
          <table:table-cell table:style-name="Tabla42.A2" office:value-type="string">
            <text:p text:style-name="P20">La cajera selecciono la opción de Salir. <text:s text:c="23"/></text:p>
            <text:p text:style-name="P20"><text:soft-page-break/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</text:p>
          </table:table-cell>
          <table:table-cell table:style-name="Tabla42.A2" office:value-type="string">
            <text:p text:style-name="P20">La cajera selecciona la opción de No Ofrecer Club de Protección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1</text:p>
          </table:table-cell>
          <table:table-cell table:style-name="Tabla42.A2" office:value-type="string">
            <text:p text:style-name="P20">El sistema muestra las opciones del submenú Club Protección Coppel. <text:s text:c="39"/></text:p>
            <text:p text:style-name="P20"><text:s text:c="10"/>-Club Individual. <text:s text:c="39"/></text:p>
            <text:p text:style-name="P20"><text:s text:c="10"/>-Salir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</text:p>
          </table:table-cell>
          <table:table-cell table:style-name="Tabla42.A2" office:value-type="string">
            <text:p text:style-name="P20">La cajera selecciona una de las opciones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</text:p>
          </table:table-cell>
          <table:table-cell table:style-name="Tabla42.A2" office:value-type="string">
            <text:p text:style-name="P20">La cajera selecciona la opcion de Club Individual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</text:p>
          </table:table-cell>
          <table:table-cell table:style-name="Tabla42.A2" office:value-type="string">
            <text:p text:style-name="P20">El sistema verifica el seguro club del cliente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</text:p>
          </table:table-cell>
          <table:table-cell table:style-name="Tabla42.A2" office:value-type="string">
            <text:p text:style-name="P20">El sistema verifica que el cliente no tenga Seguro Activo o Seguro Nuev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1</text:p>
          </table:table-cell>
          <table:table-cell table:style-name="Tabla42.A2" office:value-type="string">
            <text:p text:style-name="P20">El sistema solicita la huella del cliente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2</text:p>
          </table:table-cell>
          <table:table-cell table:style-name="Tabla42.A2" office:value-type="string">
            <text:p text:style-name="P20">El cliente ingresa la huella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3</text:p>
          </table:table-cell>
          <table:table-cell table:style-name="Tabla42.A2" office:value-type="string">
            <text:p text:style-name="P20">El sistema verifica la huella del cliente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3.a</text:p>
          </table:table-cell>
          <table:table-cell table:style-name="Tabla42.A2" office:value-type="string">
            <text:p text:style-name="P20">El sistema verifica que la huella del cliente fue reconocida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3.b</text:p>
          </table:table-cell>
          <table:table-cell table:style-name="Tabla42.A2" office:value-type="string">
            <text:p text:style-name="P20">El sistema verifica que la huella no fue reconocida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3.b.1</text:p>
          </table:table-cell>
          <table:table-cell table:style-name="Tabla42.A2" office:value-type="string">
            <text:p text:style-name="P20">El sistema muestra mensaje para pedir autorizacion por gerente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3.b.1.a</text:p>
          </table:table-cell>
          <table:table-cell table:style-name="Tabla42.A2" office:value-type="string">
            <text:p text:style-name="P20">La cajera acepta el mensaje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3.b.1.a.1</text:p>
          </table:table-cell>
          <table:table-cell table:style-name="Tabla42.A2" office:value-type="string">
            <text:p text:style-name="P20">El sistema pide huella de gerente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3.b.1.a.2</text:p>
          </table:table-cell>
          <table:table-cell table:style-name="Tabla42.A2" office:value-type="string">
            <text:p text:style-name="P20">El gerente ingresa la huella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3.b.1.a.3</text:p>
          </table:table-cell>
          <table:table-cell table:style-name="Tabla42.A2" office:value-type="string">
            <text:p text:style-name="P20">El sistema valida que la huella es correcta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3.b.1.a.3.a</text:p>
          </table:table-cell>
          <table:table-cell table:style-name="Tabla42.A2" office:value-type="string">
            <text:p text:style-name="P20">El sistema valida que la huella es incorrecta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3.b.1.a.3.a.1</text:p>
          </table:table-cell>
          <table:table-cell table:style-name="Tabla42.A2" office:value-type="string">
            <text:p text:style-name="P20">El sistema muestra mensaje de avis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E.3.e.2.a.1.a.3.b.1.a.3.a.2</text:p>
          </table:table-cell>
          <table:table-cell table:style-name="Tabla42.A2" office:value-type="string">
            <text:p text:style-name="P20">La cajera acepta el mensaje y el flujo continua en el paso 2 del flujo basic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S2</text:p>
          </table:table-cell>
          <table:table-cell table:style-name="Tabla42.A2" office:value-type="string">
            <text:p text:style-name="P20">El sistema muestra las opciones del menú <text:soft-page-break/>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A3</text:p>
          </table:table-cell>
          <table:table-cell table:style-name="Tabla42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2">S4</text:p>
          </table:table-cell>
          <table:table-cell table:style-name="Tabla42.A2" office:value-type="string">
            <text:p text:style-name="P20">Fin del caso de us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28">
          <table:table-cell table:style-name="Tabla42.A2" office:value-type="string">
            <text:p text:style-name="P4">Estado el Caso de Prueba </text:p>
          </table:table-cell>
          <table:table-cell table:style-name="Tabla42.A2" office:value-type="string">
            <text:p text:style-name="P20">En preparación</text:p>
          </table:table-cell>
          <table:table-cell table:style-name="Tabla42.A2" office:value-type="string">
            <text:p text:style-name="P5"/>
          </table:table-cell>
          <table:table-cell table:style-name="Tabla42.D2" office:value-type="string">
            <text:p text:style-name="P6"/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 table:style-name="Tabla43.1">
          <table:table-cell table:style-name="Tabla43.A1" office:value-type="string">
            <text:p text:style-name="P4">Juego de Prueba:</text:p>
          </table:table-cell>
          <table:table-cell table:style-name="Tabla43.B1" table:number-columns-spanned="3" office:value-type="string">
            <text:p text:style-name="P30">CP-0012-37</text:p>
          </table:table-cell>
          <table:covered-table-cell/>
          <table:covered-table-cell/>
        </table:table-row>
        <table:table-row table:style-name="Tabla43.1">
          <table:table-cell table:style-name="Tabla43.A2" office:value-type="string">
            <text:p text:style-name="P4">Paso</text:p>
          </table:table-cell>
          <table:table-cell table:style-name="Tabla43.A2" office:value-type="string">
            <text:p text:style-name="P4">Descripción</text:p>
          </table:table-cell>
          <table:table-cell table:style-name="Tabla43.A2" office:value-type="string">
            <text:p text:style-name="P4">Resultado</text:p>
          </table:table-cell>
          <table:table-cell table:style-name="Tabla43.D2" office:value-type="string">
            <text:p text:style-name="P4">ID Problema</text:p>
          </table:table-cell>
        </table:table-row>
        <table:table-row table:style-name="Tabla43.3">
          <table:table-cell table:style-name="Tabla43.A2" office:value-type="string">
            <text:p text:style-name="P32">A1</text:p>
          </table:table-cell>
          <table:table-cell table:style-name="Tabla43.A2" office:value-type="string">
            <text:p text:style-name="P20">El caso de uso inicia cuando la cajera selecciona el menú de Club Protección Coppel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S2</text:p>
          </table:table-cell>
          <table:table-cell table:style-name="Tabla43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3</text:p>
          </table:table-cell>
          <table:table-cell table:style-name="Tabla43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<text:soft-page-break/>Ofrecer Club de Protección. <text:s text:c="23"/></text:p>
            <text:p text:style-name="P20">3.f.-La cajera selecciona la opción de Activar Club Adicional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</text:p>
          </table:table-cell>
          <table:table-cell table:style-name="Tabla43.A2" office:value-type="string">
            <text:p text:style-name="P20">La cajera selecciona la opción de No Ofrecer Club de Protección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1</text:p>
          </table:table-cell>
          <table:table-cell table:style-name="Tabla43.A2" office:value-type="string">
            <text:p text:style-name="P20">El sistema muestra las opciones del submenú Club Protección Coppel. <text:s text:c="39"/></text:p>
            <text:p text:style-name="P20"><text:s text:c="10"/>-Club Individual. <text:s text:c="39"/></text:p>
            <text:p text:style-name="P20"><text:s text:c="10"/>-Salir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</text:p>
          </table:table-cell>
          <table:table-cell table:style-name="Tabla43.A2" office:value-type="string">
            <text:p text:style-name="P20">La cajera selecciona una de las opciones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</text:p>
          </table:table-cell>
          <table:table-cell table:style-name="Tabla43.A2" office:value-type="string">
            <text:p text:style-name="P20">La cajera selecciona la opcion de Club Individual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</text:p>
          </table:table-cell>
          <table:table-cell table:style-name="Tabla43.A2" office:value-type="string">
            <text:p text:style-name="P20">El sistema verifica el seguro club del cliente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</text:p>
          </table:table-cell>
          <table:table-cell table:style-name="Tabla43.A2" office:value-type="string">
            <text:p text:style-name="P20">El sistema verifica que el cliente no tenga Seguro Activo o Seguro Nuev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1</text:p>
          </table:table-cell>
          <table:table-cell table:style-name="Tabla43.A2" office:value-type="string">
            <text:p text:style-name="P20">El sistema solicita la huella del cliente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2</text:p>
          </table:table-cell>
          <table:table-cell table:style-name="Tabla43.A2" office:value-type="string">
            <text:p text:style-name="P20">El cliente ingresa la huella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</text:p>
          </table:table-cell>
          <table:table-cell table:style-name="Tabla43.A2" office:value-type="string">
            <text:p text:style-name="P20">El sistema verifica la huella del cliente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a</text:p>
          </table:table-cell>
          <table:table-cell table:style-name="Tabla43.A2" office:value-type="string">
            <text:p text:style-name="P20">El sistema verifica que la huella del cliente fue reconocida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b</text:p>
          </table:table-cell>
          <table:table-cell table:style-name="Tabla43.A2" office:value-type="string">
            <text:p text:style-name="P20">El sistema verifica que la huella no fue reconocida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b.1</text:p>
          </table:table-cell>
          <table:table-cell table:style-name="Tabla43.A2" office:value-type="string">
            <text:p text:style-name="P20">El sistema muestra mensaje para pedir autorizacion por gerente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b.1.a</text:p>
          </table:table-cell>
          <table:table-cell table:style-name="Tabla43.A2" office:value-type="string">
            <text:p text:style-name="P20">La cajera acepta el mensaje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b.1.a.1</text:p>
          </table:table-cell>
          <table:table-cell table:style-name="Tabla43.A2" office:value-type="string">
            <text:p text:style-name="P20">El sistema pide huella de gerente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b.1.a.2</text:p>
          </table:table-cell>
          <table:table-cell table:style-name="Tabla43.A2" office:value-type="string">
            <text:p text:style-name="P20">El gerente ingresa la huella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b.1.a.3</text:p>
          </table:table-cell>
          <table:table-cell table:style-name="Tabla43.A2" office:value-type="string">
            <text:p text:style-name="P20">El sistema valida que la huella es correcta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b.1.a.4</text:p>
          </table:table-cell>
          <table:table-cell table:style-name="Tabla43.A2" office:value-type="string">
            <text:p text:style-name="P20">El sistema continua en el paso 3.e.2.a.1.a.3.a.1 del flujo alternativ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a.1</text:p>
          </table:table-cell>
          <table:table-cell table:style-name="Tabla43.A2" office:value-type="string">
            <text:p text:style-name="P20">El sistema verifica los datos del seguro del cliente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a.1.a</text:p>
          </table:table-cell>
          <table:table-cell table:style-name="Tabla43.A2" office:value-type="string">
            <text:p text:style-name="P20">El sistema verifica que el cliente no tenga Seguro Activo o Seguro Nuev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a.1.b</text:p>
          </table:table-cell>
          <table:table-cell table:style-name="Tabla43.A2" office:value-type="string">
            <text:p text:style-name="P20">El sistema verifica que el cliente tiene Seguro Activo o Seguro Nuev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a.1.b.1</text:p>
          </table:table-cell>
          <table:table-cell table:style-name="Tabla43.A2" office:value-type="string">
            <text:p text:style-name="P20">El sistema muestra mensaje correspondiente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E.3.e.2.a.1.a.3.a.1.b.2</text:p>
          </table:table-cell>
          <table:table-cell table:style-name="Tabla43.A2" office:value-type="string">
            <text:p text:style-name="P20">La cajera acepta el mensaje y el sistema continua en el paso 2 del flujo básic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S2</text:p>
          </table:table-cell>
          <table:table-cell table:style-name="Tabla43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oft-page-break/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A3</text:p>
          </table:table-cell>
          <table:table-cell table:style-name="Tabla43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2">S4</text:p>
          </table:table-cell>
          <table:table-cell table:style-name="Tabla43.A2" office:value-type="string">
            <text:p text:style-name="P20">Fin del caso de us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1">
          <table:table-cell table:style-name="Tabla43.A2" office:value-type="string">
            <text:p text:style-name="P4">Estado el Caso de Prueba </text:p>
          </table:table-cell>
          <table:table-cell table:style-name="Tabla43.A2" office:value-type="string">
            <text:p text:style-name="P20">En preparación</text:p>
          </table:table-cell>
          <table:table-cell table:style-name="Tabla43.A2" office:value-type="string">
            <text:p text:style-name="P5"/>
          </table:table-cell>
          <table:table-cell table:style-name="Tabla43.D2" office:value-type="string">
            <text:p text:style-name="P6"/>
          </table:table-cell>
        </table:table-row>
      </table:table>
      <text:p text:style-name="Standard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 table:style-name="Tabla44.1">
          <table:table-cell table:style-name="Tabla44.A1" office:value-type="string">
            <text:p text:style-name="P4">Juego de Prueba:</text:p>
          </table:table-cell>
          <table:table-cell table:style-name="Tabla44.B1" table:number-columns-spanned="3" office:value-type="string">
            <text:p text:style-name="P30">CP-0012-38</text:p>
          </table:table-cell>
          <table:covered-table-cell/>
          <table:covered-table-cell/>
        </table:table-row>
        <table:table-row table:style-name="Tabla44.1">
          <table:table-cell table:style-name="Tabla44.A2" office:value-type="string">
            <text:p text:style-name="P4">Paso</text:p>
          </table:table-cell>
          <table:table-cell table:style-name="Tabla44.A2" office:value-type="string">
            <text:p text:style-name="P4">Descripción</text:p>
          </table:table-cell>
          <table:table-cell table:style-name="Tabla44.A2" office:value-type="string">
            <text:p text:style-name="P4">Resultado</text:p>
          </table:table-cell>
          <table:table-cell table:style-name="Tabla44.D2" office:value-type="string">
            <text:p text:style-name="P4">ID Problema</text:p>
          </table:table-cell>
        </table:table-row>
        <table:table-row table:style-name="Tabla44.3">
          <table:table-cell table:style-name="Tabla44.A2" office:value-type="string">
            <text:p text:style-name="P32">A1</text:p>
          </table:table-cell>
          <table:table-cell table:style-name="Tabla44.A2" office:value-type="string">
            <text:p text:style-name="P20">El caso de uso inicia cuando la cajera selecciona el menú de Club Protección Coppe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S2</text:p>
          </table:table-cell>
          <table:table-cell table:style-name="Tabla44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3</text:p>
          </table:table-cell>
          <table:table-cell table:style-name="Tabla44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ext:soft-page-break/>
        <table:table-row table:style-name="Tabla44.3">
          <table:table-cell table:style-name="Tabla44.A2" office:value-type="string">
            <text:p text:style-name="P32">AE.3.e</text:p>
          </table:table-cell>
          <table:table-cell table:style-name="Tabla44.A2" office:value-type="string">
            <text:p text:style-name="P20">La cajera selecciona la opción de No Ofrecer Club de Protección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1</text:p>
          </table:table-cell>
          <table:table-cell table:style-name="Tabla44.A2" office:value-type="string">
            <text:p text:style-name="P20">El sistema muestra las opciones del submenú Club Protección Coppel. <text:s text:c="39"/></text:p>
            <text:p text:style-name="P20"><text:s text:c="10"/>-Club Individual. <text:s text:c="39"/></text:p>
            <text:p text:style-name="P20"><text:s text:c="10"/>-Salir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</text:p>
          </table:table-cell>
          <table:table-cell table:style-name="Tabla44.A2" office:value-type="string">
            <text:p text:style-name="P20">La cajera selecciona una de las opcione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</text:p>
          </table:table-cell>
          <table:table-cell table:style-name="Tabla44.A2" office:value-type="string">
            <text:p text:style-name="P20">La cajera selecciona la opcion de Club Individua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</text:p>
          </table:table-cell>
          <table:table-cell table:style-name="Tabla44.A2" office:value-type="string">
            <text:p text:style-name="P20">El sistema verifica el seguro club del cli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a</text:p>
          </table:table-cell>
          <table:table-cell table:style-name="Tabla44.A2" office:value-type="string">
            <text:p text:style-name="P20">El sistema verifica que el cliente no tenga Seguro Activo o Seguro Nue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a.1</text:p>
          </table:table-cell>
          <table:table-cell table:style-name="Tabla44.A2" office:value-type="string">
            <text:p text:style-name="P20">El sistema solicita la huella del cli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a.2</text:p>
          </table:table-cell>
          <table:table-cell table:style-name="Tabla44.A2" office:value-type="string">
            <text:p text:style-name="P20">El cliente ingresa la huell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a.3</text:p>
          </table:table-cell>
          <table:table-cell table:style-name="Tabla44.A2" office:value-type="string">
            <text:p text:style-name="P20">El sistema verifica la huella del cli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a.3.a</text:p>
          </table:table-cell>
          <table:table-cell table:style-name="Tabla44.A2" office:value-type="string">
            <text:p text:style-name="P20">El sistema verifica que la huella del cliente fue reconocid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a.3.b</text:p>
          </table:table-cell>
          <table:table-cell table:style-name="Tabla44.A2" office:value-type="string">
            <text:p text:style-name="P20">El sistema verifica que la huella no fue reconocid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a.3.b.1</text:p>
          </table:table-cell>
          <table:table-cell table:style-name="Tabla44.A2" office:value-type="string">
            <text:p text:style-name="P20">El sistema muestra mensaje para pedir autorizacion por ger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a.3.b.1.a</text:p>
          </table:table-cell>
          <table:table-cell table:style-name="Tabla44.A2" office:value-type="string">
            <text:p text:style-name="P20">La cajera acepta el mensaj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a.3.b.1.b</text:p>
          </table:table-cell>
          <table:table-cell table:style-name="Tabla44.A2" office:value-type="string">
            <text:p text:style-name="P20">La cajera cancela el mensaj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a.3.b.1.b.1</text:p>
          </table:table-cell>
          <table:table-cell table:style-name="Tabla44.A2" office:value-type="string">
            <text:p text:style-name="P20">El sistema continua en el paso 2 del flujo bá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S2</text:p>
          </table:table-cell>
          <table:table-cell table:style-name="Tabla44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3</text:p>
          </table:table-cell>
          <table:table-cell table:style-name="Tabla44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<text:soft-page-break/>3.f.-La cajera selecciona la opción de Activar Club Adiciona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</text:p>
          </table:table-cell>
          <table:table-cell table:style-name="Tabla44.A2" office:value-type="string">
            <text:p text:style-name="P20">La cajera selecciona la opción de No Ofrecer Club de Protección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1</text:p>
          </table:table-cell>
          <table:table-cell table:style-name="Tabla44.A2" office:value-type="string">
            <text:p text:style-name="P20">El sistema muestra las opciones del submenú Club Protección Coppel. <text:s text:c="39"/></text:p>
            <text:p text:style-name="P20"><text:s text:c="10"/>-Club Individual. <text:s text:c="39"/></text:p>
            <text:p text:style-name="P20"><text:s text:c="10"/>-Salir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</text:p>
          </table:table-cell>
          <table:table-cell table:style-name="Tabla44.A2" office:value-type="string">
            <text:p text:style-name="P20">La cajera selecciona una de las opcione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</text:p>
          </table:table-cell>
          <table:table-cell table:style-name="Tabla44.A2" office:value-type="string">
            <text:p text:style-name="P20">La cajera selecciona la opcion de Club Individua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</text:p>
          </table:table-cell>
          <table:table-cell table:style-name="Tabla44.A2" office:value-type="string">
            <text:p text:style-name="P20">El sistema verifica el seguro club del cli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a</text:p>
          </table:table-cell>
          <table:table-cell table:style-name="Tabla44.A2" office:value-type="string">
            <text:p text:style-name="P20">El sistema verifica que el cliente no tenga Seguro Activo o Seguro Nue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b</text:p>
          </table:table-cell>
          <table:table-cell table:style-name="Tabla44.A2" office:value-type="string">
            <text:p text:style-name="P20">El sistema verifica que el cliente tiene seguro Activo o seguro nue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b.1</text:p>
          </table:table-cell>
          <table:table-cell table:style-name="Tabla44.A2" office:value-type="string">
            <text:p text:style-name="P20">El sistema muestra mensaje informativo que debe cancelar el club proteccion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E.3.e.2.a.1.b.2</text:p>
          </table:table-cell>
          <table:table-cell table:style-name="Tabla44.A2" office:value-type="string">
            <text:p text:style-name="P20">El sistema continua en el paso 2 del flujo bá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S2</text:p>
          </table:table-cell>
          <table:table-cell table:style-name="Tabla44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A3</text:p>
          </table:table-cell>
          <table:table-cell table:style-name="Tabla44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2">S4</text:p>
          </table:table-cell>
          <table:table-cell table:style-name="Tabla44.A2" office:value-type="string">
            <text:p text:style-name="P20">Fin del caso de us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5">
          <table:table-cell table:style-name="Tabla44.A2" office:value-type="string">
            <text:p text:style-name="P4">Estado el Caso de Prueba </text:p>
          </table:table-cell>
          <table:table-cell table:style-name="Tabla44.A2" office:value-type="string">
            <text:p text:style-name="P20">En preparación</text:p>
          </table:table-cell>
          <table:table-cell table:style-name="Tabla44.A2" office:value-type="string">
            <text:p text:style-name="P5"/>
          </table:table-cell>
          <table:table-cell table:style-name="Tabla44.D2" office:value-type="string">
            <text:p text:style-name="P6"/>
          </table:table-cell>
        </table:table-row>
      </table:table>
      <text:p text:style-name="Standard"/>
      <text:p text:style-name="Standard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ext:soft-page-break/>
        <table:table-row table:style-name="Tabla45.1">
          <table:table-cell table:style-name="Tabla45.A1" office:value-type="string">
            <text:p text:style-name="P4">Juego de Prueba:</text:p>
          </table:table-cell>
          <table:table-cell table:style-name="Tabla45.B1" table:number-columns-spanned="3" office:value-type="string">
            <text:p text:style-name="P30">CP-0012-39</text:p>
          </table:table-cell>
          <table:covered-table-cell/>
          <table:covered-table-cell/>
        </table:table-row>
        <table:table-row table:style-name="Tabla45.1">
          <table:table-cell table:style-name="Tabla45.A2" office:value-type="string">
            <text:p text:style-name="P4">Paso</text:p>
          </table:table-cell>
          <table:table-cell table:style-name="Tabla45.A2" office:value-type="string">
            <text:p text:style-name="P4">Descripción</text:p>
          </table:table-cell>
          <table:table-cell table:style-name="Tabla45.A2" office:value-type="string">
            <text:p text:style-name="P4">Resultado</text:p>
          </table:table-cell>
          <table:table-cell table:style-name="Tabla45.D2" office:value-type="string">
            <text:p text:style-name="P4">ID Problema</text:p>
          </table:table-cell>
        </table:table-row>
        <table:table-row table:style-name="Tabla45.3">
          <table:table-cell table:style-name="Tabla45.A2" office:value-type="string">
            <text:p text:style-name="P32">A1</text:p>
          </table:table-cell>
          <table:table-cell table:style-name="Tabla45.A2" office:value-type="string">
            <text:p text:style-name="P20">El caso de uso inicia cuando la cajera selecciona el menú de Club Protección Coppe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S2</text:p>
          </table:table-cell>
          <table:table-cell table:style-name="Tabla4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3</text:p>
          </table:table-cell>
          <table:table-cell table:style-name="Tabla4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</text:p>
          </table:table-cell>
          <table:table-cell table:style-name="Tabla45.A2" office:value-type="string">
            <text:p text:style-name="P20">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1</text:p>
          </table:table-cell>
          <table:table-cell table:style-name="Tabla45.A2" office:value-type="string">
            <text:p text:style-name="P20">El sistema identifica que esta activo el flag para captur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1.a</text:p>
          </table:table-cell>
          <table:table-cell table:style-name="Tabla45.A2" office:value-type="string">
            <text:p text:style-name="P20">El sistema identifica que no esta activo el flag para captur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1.a.1</text:p>
          </table:table-cell>
          <table:table-cell table:style-name="Tabla45.A2" office:value-type="string">
            <text:p text:style-name="P20">El sistema muestra mensaje de avis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1.a.2</text:p>
          </table:table-cell>
          <table:table-cell table:style-name="Tabla45.A2" office:value-type="string">
            <text:p text:style-name="P20">La cajera acepta el mensaje y el sistema continua en el paso 2 del flujo bá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S2</text:p>
          </table:table-cell>
          <table:table-cell table:style-name="Tabla4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3</text:p>
          </table:table-cell>
          <table:table-cell table:style-name="Tabla4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<text:soft-page-break/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</text:p>
          </table:table-cell>
          <table:table-cell table:style-name="Tabla45.A2" office:value-type="string">
            <text:p text:style-name="P20">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1</text:p>
          </table:table-cell>
          <table:table-cell table:style-name="Tabla45.A2" office:value-type="string">
            <text:p text:style-name="P20">El sistema identifica que esta activo el flag para captur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2</text:p>
          </table:table-cell>
          <table:table-cell table:style-name="Tabla45.A2" office:value-type="string">
            <text:p text:style-name="P20">El sistema identifica que el cliente cuenta con club de proteccion ac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2.a</text:p>
          </table:table-cell>
          <table:table-cell table:style-name="Tabla45.A2" office:value-type="string">
            <text:p text:style-name="P20">El sistema identifica que el cliente no cuenta con club de proteccion ac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2.a.1</text:p>
          </table:table-cell>
          <table:table-cell table:style-name="Tabla45.A2" office:value-type="string">
            <text:p text:style-name="P20">El sistema muestra mensaje de avis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2.a.2</text:p>
          </table:table-cell>
          <table:table-cell table:style-name="Tabla45.A2" office:value-type="string">
            <text:p text:style-name="P20">La cajera acepta el mensaje y el sistema continua en el paso 2 del flujo bá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S2</text:p>
          </table:table-cell>
          <table:table-cell table:style-name="Tabla4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3</text:p>
          </table:table-cell>
          <table:table-cell table:style-name="Tabla4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</text:p>
          </table:table-cell>
          <table:table-cell table:style-name="Tabla45.A2" office:value-type="string">
            <text:p text:style-name="P20">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1</text:p>
          </table:table-cell>
          <table:table-cell table:style-name="Tabla45.A2" office:value-type="string">
            <text:p text:style-name="P20">El sistema identifica que esta activo el flag para captur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ext:soft-page-break/>
        <table:table-row table:style-name="Tabla45.3">
          <table:table-cell table:style-name="Tabla45.A2" office:value-type="string">
            <text:p text:style-name="P32">AE.3.f.2</text:p>
          </table:table-cell>
          <table:table-cell table:style-name="Tabla45.A2" office:value-type="string">
            <text:p text:style-name="P20">El sistema identifica que el cliente cuenta con club de proteccion ac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3</text:p>
          </table:table-cell>
          <table:table-cell table:style-name="Tabla45.A2" office:value-type="string">
            <text:p text:style-name="P20">El sistema identifica que el folio del titular tiene mas de dos meses de vigenci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3.f.4</text:p>
          </table:table-cell>
          <table:table-cell table:style-name="Tabla45.A2" office:value-type="string">
            <text:p text:style-name="P20">El sistema solicita la huella del cli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5</text:p>
          </table:table-cell>
          <table:table-cell table:style-name="Tabla45.A2" office:value-type="string">
            <text:p text:style-name="P20">El cliente ingresa la huell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</text:p>
          </table:table-cell>
          <table:table-cell table:style-name="Tabla45.A2" office:value-type="string">
            <text:p text:style-name="P20">El sistema verifica la huella del cli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</text:p>
          </table:table-cell>
          <table:table-cell table:style-name="Tabla45.A2" office:value-type="string">
            <text:p text:style-name="P20">El sistema identifica que la huella del cliente no fue reconocid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1</text:p>
          </table:table-cell>
          <table:table-cell table:style-name="Tabla45.A2" office:value-type="string">
            <text:p text:style-name="P20">El sistema muestra mensaje para pedir autorizacion por ger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2</text:p>
          </table:table-cell>
          <table:table-cell table:style-name="Tabla45.A2" office:value-type="string">
            <text:p text:style-name="P20">La cajera selecciona que si desea autorizacion de ger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2.a</text:p>
          </table:table-cell>
          <table:table-cell table:style-name="Tabla45.A2" office:value-type="string">
            <text:p text:style-name="P20">La cajera selecciona que no desea autorizacion de ger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2.a.1</text:p>
          </table:table-cell>
          <table:table-cell table:style-name="Tabla45.A2" office:value-type="string">
            <text:p text:style-name="P20"><text:s/>El sistema continua en el paso 2 del flujo bá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S2</text:p>
          </table:table-cell>
          <table:table-cell table:style-name="Tabla4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3</text:p>
          </table:table-cell>
          <table:table-cell table:style-name="Tabla4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</text:p>
          </table:table-cell>
          <table:table-cell table:style-name="Tabla45.A2" office:value-type="string">
            <text:p text:style-name="P20">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1</text:p>
          </table:table-cell>
          <table:table-cell table:style-name="Tabla45.A2" office:value-type="string">
            <text:p text:style-name="P20">El sistema identifica que esta activo el flag para captur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2</text:p>
          </table:table-cell>
          <table:table-cell table:style-name="Tabla45.A2" office:value-type="string">
            <text:p text:style-name="P20">El sistema identifica que el cliente cuenta con club de proteccion ac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4</text:p>
          </table:table-cell>
          <table:table-cell table:style-name="Tabla45.A2" office:value-type="string">
            <text:p text:style-name="P20">El sistema solicita la huella del cli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ext:soft-page-break/>
        <table:table-row table:style-name="Tabla45.3">
          <table:table-cell table:style-name="Tabla45.A2" office:value-type="string">
            <text:p text:style-name="P32">AE.3.f.5</text:p>
          </table:table-cell>
          <table:table-cell table:style-name="Tabla45.A2" office:value-type="string">
            <text:p text:style-name="P20">El cliente ingresa la huell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</text:p>
          </table:table-cell>
          <table:table-cell table:style-name="Tabla45.A2" office:value-type="string">
            <text:p text:style-name="P20">El sistema verifica la huella del cli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</text:p>
          </table:table-cell>
          <table:table-cell table:style-name="Tabla45.A2" office:value-type="string">
            <text:p text:style-name="P20">El sistema identifica que la huella del cliente no fue reconocid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1</text:p>
          </table:table-cell>
          <table:table-cell table:style-name="Tabla45.A2" office:value-type="string">
            <text:p text:style-name="P20">El sistema muestra mensaje para pedir autorizacion por ger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2</text:p>
          </table:table-cell>
          <table:table-cell table:style-name="Tabla45.A2" office:value-type="string">
            <text:p text:style-name="P20">La cajera selecciona que si desea autorizacion de ger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3</text:p>
          </table:table-cell>
          <table:table-cell table:style-name="Tabla45.A2" office:value-type="string">
            <text:p text:style-name="P20">El sistema pide huella de ger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4</text:p>
          </table:table-cell>
          <table:table-cell table:style-name="Tabla45.A2" office:value-type="string">
            <text:p text:style-name="P20">El sistema identifica que la huella es valid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4.a</text:p>
          </table:table-cell>
          <table:table-cell table:style-name="Tabla45.A2" office:value-type="string">
            <text:p text:style-name="P20">El identifica valida que la huella es invalid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4.a.1</text:p>
          </table:table-cell>
          <table:table-cell table:style-name="Tabla45.A2" office:value-type="string">
            <text:p text:style-name="P20">El sistema muestra mensaje de avis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4.a.2</text:p>
          </table:table-cell>
          <table:table-cell table:style-name="Tabla45.A2" office:value-type="string">
            <text:p text:style-name="P20">La cajera acepta el mensaje y el sistema continua en el paso 2 del flujo bá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S2</text:p>
          </table:table-cell>
          <table:table-cell table:style-name="Tabla4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3</text:p>
          </table:table-cell>
          <table:table-cell table:style-name="Tabla4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</text:p>
          </table:table-cell>
          <table:table-cell table:style-name="Tabla45.A2" office:value-type="string">
            <text:p text:style-name="P20">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1</text:p>
          </table:table-cell>
          <table:table-cell table:style-name="Tabla45.A2" office:value-type="string">
            <text:p text:style-name="P20">El sistema identifica que esta activo el flag para captur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2</text:p>
          </table:table-cell>
          <table:table-cell table:style-name="Tabla45.A2" office:value-type="string">
            <text:p text:style-name="P20">El sistema identifica que el cliente cuenta con club de proteccion ac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3</text:p>
          </table:table-cell>
          <table:table-cell table:style-name="Tabla45.A2" office:value-type="string">
            <text:p text:style-name="P20">El sistema identifica que el folio del titular tiene mas de dos meses de vigenci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4</text:p>
          </table:table-cell>
          <table:table-cell table:style-name="Tabla45.A2" office:value-type="string">
            <text:p text:style-name="P20">El sistema solicita la huella del cli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5</text:p>
          </table:table-cell>
          <table:table-cell table:style-name="Tabla45.A2" office:value-type="string">
            <text:p text:style-name="P20">El cliente ingresa la huell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ext:soft-page-break/>
        <table:table-row table:style-name="Tabla45.3">
          <table:table-cell table:style-name="Tabla45.A2" office:value-type="string">
            <text:p text:style-name="P32">AE.3.f.6</text:p>
          </table:table-cell>
          <table:table-cell table:style-name="Tabla45.A2" office:value-type="string">
            <text:p text:style-name="P20">El sistema verifica la huella del cli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</text:p>
          </table:table-cell>
          <table:table-cell table:style-name="Tabla45.A2" office:value-type="string">
            <text:p text:style-name="P20">El sistema identifica que la huella del cliente no fue reconocid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1</text:p>
          </table:table-cell>
          <table:table-cell table:style-name="Tabla45.A2" office:value-type="string">
            <text:p text:style-name="P20">El sistema muestra mensaje para pedir autorizacion por ger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2</text:p>
          </table:table-cell>
          <table:table-cell table:style-name="Tabla45.A2" office:value-type="string">
            <text:p text:style-name="P20">La cajera selecciona que si desea autorizacion de ger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3</text:p>
          </table:table-cell>
          <table:table-cell table:style-name="Tabla45.A2" office:value-type="string">
            <text:p text:style-name="P20">El sistema pide huella de ger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4</text:p>
          </table:table-cell>
          <table:table-cell table:style-name="Tabla45.A2" office:value-type="string">
            <text:p text:style-name="P20">El sistema identifica que la huella es valid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.5</text:p>
          </table:table-cell>
          <table:table-cell table:style-name="Tabla45.A2" office:value-type="string">
            <text:p text:style-name="P20">El sistema continua en el paso 3.f.5.b.1 del flujo alterna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b.1</text:p>
          </table:table-cell>
          <table:table-cell table:style-name="Tabla45.A2" office:value-type="string">
            <text:p text:style-name="P20">El sistema manda llamar al CU-0001-CapturarBeneficiario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b.2</text:p>
          </table:table-cell>
          <table:table-cell table:style-name="Tabla45.A2" office:value-type="string">
            <text:p text:style-name="P20">El flujo continua en el paso 2 del flujo ba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S2</text:p>
          </table:table-cell>
          <table:table-cell table:style-name="Tabla4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3</text:p>
          </table:table-cell>
          <table:table-cell table:style-name="Tabla4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</text:p>
          </table:table-cell>
          <table:table-cell table:style-name="Tabla45.A2" office:value-type="string">
            <text:p text:style-name="P20">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1</text:p>
          </table:table-cell>
          <table:table-cell table:style-name="Tabla45.A2" office:value-type="string">
            <text:p text:style-name="P20">El sistema identifica que esta activo el flag para captur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2</text:p>
          </table:table-cell>
          <table:table-cell table:style-name="Tabla45.A2" office:value-type="string">
            <text:p text:style-name="P20">El sistema identifica que el cliente cuenta con club de proteccion ac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3</text:p>
          </table:table-cell>
          <table:table-cell table:style-name="Tabla45.A2" office:value-type="string">
            <text:p text:style-name="P20">El sistema identifica que el folio del titular tiene mas de dos meses de vigenci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4</text:p>
          </table:table-cell>
          <table:table-cell table:style-name="Tabla45.A2" office:value-type="string">
            <text:p text:style-name="P20">El sistema solicita la huella del cli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5</text:p>
          </table:table-cell>
          <table:table-cell table:style-name="Tabla45.A2" office:value-type="string">
            <text:p text:style-name="P20">El cliente ingresa la huell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ext:soft-page-break/>
        <table:table-row table:style-name="Tabla45.3">
          <table:table-cell table:style-name="Tabla45.A2" office:value-type="string">
            <text:p text:style-name="P32">AE.3.f.6</text:p>
          </table:table-cell>
          <table:table-cell table:style-name="Tabla45.A2" office:value-type="string">
            <text:p text:style-name="P20">El sistema verifica la huella del cli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a</text:p>
          </table:table-cell>
          <table:table-cell table:style-name="Tabla45.A2" office:value-type="string">
            <text:p text:style-name="P20">El sistema identifica que la huella del cliente no fue reconocid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b</text:p>
          </table:table-cell>
          <table:table-cell table:style-name="Tabla45.A2" office:value-type="string">
            <text:p text:style-name="P20">El sistema identifica que la huella del cliente fue reconocid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b.1</text:p>
          </table:table-cell>
          <table:table-cell table:style-name="Tabla45.A2" office:value-type="string">
            <text:p text:style-name="P20">El sistema manda llamar al CU-0001-CapturarBeneficiario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E.3.f.6.b.2</text:p>
          </table:table-cell>
          <table:table-cell table:style-name="Tabla45.A2" office:value-type="string">
            <text:p text:style-name="P20">El flujo continua en el paso 2 del flujo ba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S2</text:p>
          </table:table-cell>
          <table:table-cell table:style-name="Tabla45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A3</text:p>
          </table:table-cell>
          <table:table-cell table:style-name="Tabla45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2">S4</text:p>
          </table:table-cell>
          <table:table-cell table:style-name="Tabla45.A2" office:value-type="string">
            <text:p text:style-name="P20">Fin del caso de us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82">
          <table:table-cell table:style-name="Tabla45.A2" office:value-type="string">
            <text:p text:style-name="P4">Estado el Caso de Prueba </text:p>
          </table:table-cell>
          <table:table-cell table:style-name="Tabla45.A2" office:value-type="string">
            <text:p text:style-name="P20">En preparación</text:p>
          </table:table-cell>
          <table:table-cell table:style-name="Tabla45.A2" office:value-type="string">
            <text:p text:style-name="P5"/>
          </table:table-cell>
          <table:table-cell table:style-name="Tabla45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office:value-type="string">
            <text:p text:style-name="P4">Juego de Prueba:</text:p>
          </table:table-cell>
          <table:table-cell table:style-name="Tabla46.B1" table:number-columns-spanned="3" office:value-type="string">
            <text:p text:style-name="P30">CP-0012-40</text:p>
          </table:table-cell>
          <table:covered-table-cell/>
          <table:covered-table-cell/>
        </table:table-row>
        <table:table-row table:style-name="Tabla46.1">
          <table:table-cell table:style-name="Tabla46.A2" office:value-type="string">
            <text:p text:style-name="P4">Paso</text:p>
          </table:table-cell>
          <table:table-cell table:style-name="Tabla46.A2" office:value-type="string">
            <text:p text:style-name="P4">Descripción</text:p>
          </table:table-cell>
          <table:table-cell table:style-name="Tabla46.A2" office:value-type="string">
            <text:p text:style-name="P4">Resultado</text:p>
          </table:table-cell>
          <table:table-cell table:style-name="Tabla46.D2" office:value-type="string">
            <text:p text:style-name="P4">ID Problema</text:p>
          </table:table-cell>
        </table:table-row>
        <table:table-row table:style-name="Tabla46.3">
          <table:table-cell table:style-name="Tabla46.A2" office:value-type="string">
            <text:p text:style-name="P32">A1</text:p>
          </table:table-cell>
          <table:table-cell table:style-name="Tabla46.A2" office:value-type="string">
            <text:p text:style-name="P20">El caso de uso inicia cuando la cajera selecciona el menú de Club Protección Coppe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2</text:p>
          </table:table-cell>
          <table:table-cell table:style-name="Tabla4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<text:soft-page-break/>-Sali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3</text:p>
          </table:table-cell>
          <table:table-cell table:style-name="Tabla4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</text:p>
          </table:table-cell>
          <table:table-cell table:style-name="Tabla46.A2" office:value-type="string">
            <text:p text:style-name="P20">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1</text:p>
          </table:table-cell>
          <table:table-cell table:style-name="Tabla46.A2" office:value-type="string">
            <text:p text:style-name="P20">El sistema identifica que esta activo el flag para captur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1.a</text:p>
          </table:table-cell>
          <table:table-cell table:style-name="Tabla46.A2" office:value-type="string">
            <text:p text:style-name="P20">El sistema identifica que no esta activo el flag para captur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1.a.1</text:p>
          </table:table-cell>
          <table:table-cell table:style-name="Tabla46.A2" office:value-type="string">
            <text:p text:style-name="P20">El sistema muestra mensaje de avis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1.a.2</text:p>
          </table:table-cell>
          <table:table-cell table:style-name="Tabla46.A2" office:value-type="string">
            <text:p text:style-name="P20">La cajera acepta el mensaje y el sistema continua en el paso 2 del flujo bá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2</text:p>
          </table:table-cell>
          <table:table-cell table:style-name="Tabla4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3</text:p>
          </table:table-cell>
          <table:table-cell table:style-name="Tabla4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</text:p>
          </table:table-cell>
          <table:table-cell table:style-name="Tabla46.A2" office:value-type="string">
            <text:p text:style-name="P20">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ext:soft-page-break/>
        <table:table-row table:style-name="Tabla46.3">
          <table:table-cell table:style-name="Tabla46.A2" office:value-type="string">
            <text:p text:style-name="P32">AE.3.f.1</text:p>
          </table:table-cell>
          <table:table-cell table:style-name="Tabla46.A2" office:value-type="string">
            <text:p text:style-name="P20">El sistema identifica que esta activo el flag para captur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2</text:p>
          </table:table-cell>
          <table:table-cell table:style-name="Tabla46.A2" office:value-type="string">
            <text:p text:style-name="P20">El sistema identifica que el cliente cuenta con club de proteccion ac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2.a</text:p>
          </table:table-cell>
          <table:table-cell table:style-name="Tabla46.A2" office:value-type="string">
            <text:p text:style-name="P20">El sistema identifica que el cliente no cuenta con club de proteccion ac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2.a.1</text:p>
          </table:table-cell>
          <table:table-cell table:style-name="Tabla46.A2" office:value-type="string">
            <text:p text:style-name="P20">El sistema muestra mensaje de avis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2.a.2</text:p>
          </table:table-cell>
          <table:table-cell table:style-name="Tabla46.A2" office:value-type="string">
            <text:p text:style-name="P20">La cajera acepta el mensaje y el sistema continua en el paso 2 del flujo bá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2</text:p>
          </table:table-cell>
          <table:table-cell table:style-name="Tabla4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3</text:p>
          </table:table-cell>
          <table:table-cell table:style-name="Tabla4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</text:p>
          </table:table-cell>
          <table:table-cell table:style-name="Tabla46.A2" office:value-type="string">
            <text:p text:style-name="P20">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1</text:p>
          </table:table-cell>
          <table:table-cell table:style-name="Tabla46.A2" office:value-type="string">
            <text:p text:style-name="P20">El sistema identifica que esta activo el flag para captur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2</text:p>
          </table:table-cell>
          <table:table-cell table:style-name="Tabla46.A2" office:value-type="string">
            <text:p text:style-name="P20">El sistema identifica que el cliente cuenta con club de proteccion ac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3.a</text:p>
          </table:table-cell>
          <table:table-cell table:style-name="Tabla46.A2" office:value-type="string">
            <text:p text:style-name="P20">El sistema identifica que el folio del titular tiene menos de dos meses de vigenci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1</text:p>
          </table:table-cell>
          <table:table-cell table:style-name="Tabla46.A2" office:value-type="string">
            <text:p text:style-name="P20">El sistema pide que se abone minimo un mes al folio del titula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2</text:p>
          </table:table-cell>
          <table:table-cell table:style-name="Tabla46.A2" office:value-type="string">
            <text:p text:style-name="P20">El sistema valida que se capturo mes/meses al folio del titula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2.a</text:p>
          </table:table-cell>
          <table:table-cell table:style-name="Tabla46.A2" office:value-type="string">
            <text:p text:style-name="P20">El sistema continua en el paso 3.f.4 del flujo alterna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3.f.4</text:p>
          </table:table-cell>
          <table:table-cell table:style-name="Tabla46.A2" office:value-type="string">
            <text:p text:style-name="P20">El sistema solicita la huella del cli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5</text:p>
          </table:table-cell>
          <table:table-cell table:style-name="Tabla46.A2" office:value-type="string">
            <text:p text:style-name="P20">El cliente ingresa la huell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ext:soft-page-break/>
        <table:table-row table:style-name="Tabla46.3">
          <table:table-cell table:style-name="Tabla46.A2" office:value-type="string">
            <text:p text:style-name="P32">AE.3.f.6</text:p>
          </table:table-cell>
          <table:table-cell table:style-name="Tabla46.A2" office:value-type="string">
            <text:p text:style-name="P20">El sistema verifica la huella del cli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</text:p>
          </table:table-cell>
          <table:table-cell table:style-name="Tabla46.A2" office:value-type="string">
            <text:p text:style-name="P20">El sistema identifica que la huella del cliente no fue reconocid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1</text:p>
          </table:table-cell>
          <table:table-cell table:style-name="Tabla46.A2" office:value-type="string">
            <text:p text:style-name="P20">El sistema muestra mensaje para pedir autorizacion por ger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2</text:p>
          </table:table-cell>
          <table:table-cell table:style-name="Tabla46.A2" office:value-type="string">
            <text:p text:style-name="P20">La cajera selecciona que si desea autorizacion de ger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2.a</text:p>
          </table:table-cell>
          <table:table-cell table:style-name="Tabla46.A2" office:value-type="string">
            <text:p text:style-name="P20">La cajera selecciona que no desea autorizacion de ger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2.a.1</text:p>
          </table:table-cell>
          <table:table-cell table:style-name="Tabla46.A2" office:value-type="string">
            <text:p text:style-name="P20"><text:s/>El sistema continua en el paso 2 del flujo bá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2</text:p>
          </table:table-cell>
          <table:table-cell table:style-name="Tabla4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3</text:p>
          </table:table-cell>
          <table:table-cell table:style-name="Tabla4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</text:p>
          </table:table-cell>
          <table:table-cell table:style-name="Tabla46.A2" office:value-type="string">
            <text:p text:style-name="P20">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1</text:p>
          </table:table-cell>
          <table:table-cell table:style-name="Tabla46.A2" office:value-type="string">
            <text:p text:style-name="P20">El sistema identifica que esta activo el flag para captur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2</text:p>
          </table:table-cell>
          <table:table-cell table:style-name="Tabla46.A2" office:value-type="string">
            <text:p text:style-name="P20">El sistema identifica que el cliente cuenta con club de proteccion ac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3.a</text:p>
          </table:table-cell>
          <table:table-cell table:style-name="Tabla46.A2" office:value-type="string">
            <text:p text:style-name="P20">El sistema identifica que el folio del titular tiene menos de dos meses de vigenci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1</text:p>
          </table:table-cell>
          <table:table-cell table:style-name="Tabla46.A2" office:value-type="string">
            <text:p text:style-name="P20">El sistema pide que se abone minimo un mes al folio del titula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2</text:p>
          </table:table-cell>
          <table:table-cell table:style-name="Tabla46.A2" office:value-type="string">
            <text:p text:style-name="P20">El sistema valida que se capturo mes/meses al folio del titula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2.a</text:p>
          </table:table-cell>
          <table:table-cell table:style-name="Tabla46.A2" office:value-type="string">
            <text:p text:style-name="P20">El sistema continua en el paso 3.f.4 del flujo alterna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ext:soft-page-break/>
        <table:table-row table:style-name="Tabla46.3">
          <table:table-cell table:style-name="Tabla46.A2" office:value-type="string">
            <text:p text:style-name="P32">AE.3.f.4</text:p>
          </table:table-cell>
          <table:table-cell table:style-name="Tabla46.A2" office:value-type="string">
            <text:p text:style-name="P20">El sistema solicita la huella del cli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5</text:p>
          </table:table-cell>
          <table:table-cell table:style-name="Tabla46.A2" office:value-type="string">
            <text:p text:style-name="P20">El cliente ingresa la huell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</text:p>
          </table:table-cell>
          <table:table-cell table:style-name="Tabla46.A2" office:value-type="string">
            <text:p text:style-name="P20">El sistema verifica la huella del cli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</text:p>
          </table:table-cell>
          <table:table-cell table:style-name="Tabla46.A2" office:value-type="string">
            <text:p text:style-name="P20">El sistema identifica que la huella del cliente no fue reconocid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1</text:p>
          </table:table-cell>
          <table:table-cell table:style-name="Tabla46.A2" office:value-type="string">
            <text:p text:style-name="P20">El sistema muestra mensaje para pedir autorizacion por ger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2</text:p>
          </table:table-cell>
          <table:table-cell table:style-name="Tabla46.A2" office:value-type="string">
            <text:p text:style-name="P20">La cajera selecciona que si desea autorizacion de ger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3</text:p>
          </table:table-cell>
          <table:table-cell table:style-name="Tabla46.A2" office:value-type="string">
            <text:p text:style-name="P20">El sistema pide huella de ger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4</text:p>
          </table:table-cell>
          <table:table-cell table:style-name="Tabla46.A2" office:value-type="string">
            <text:p text:style-name="P20">El sistema identifica que la huella es valid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4.a</text:p>
          </table:table-cell>
          <table:table-cell table:style-name="Tabla46.A2" office:value-type="string">
            <text:p text:style-name="P20">El identifica valida que la huella es invalid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4.a.1</text:p>
          </table:table-cell>
          <table:table-cell table:style-name="Tabla46.A2" office:value-type="string">
            <text:p text:style-name="P20">El sistema muestra mensaje de avis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4.a.2</text:p>
          </table:table-cell>
          <table:table-cell table:style-name="Tabla46.A2" office:value-type="string">
            <text:p text:style-name="P20">La cajera acepta el mensaje y el sistema continua en el paso 2 del flujo bá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2</text:p>
          </table:table-cell>
          <table:table-cell table:style-name="Tabla4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3</text:p>
          </table:table-cell>
          <table:table-cell table:style-name="Tabla4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</text:p>
          </table:table-cell>
          <table:table-cell table:style-name="Tabla46.A2" office:value-type="string">
            <text:p text:style-name="P20">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1</text:p>
          </table:table-cell>
          <table:table-cell table:style-name="Tabla46.A2" office:value-type="string">
            <text:p text:style-name="P20">El sistema identifica que esta activo el flag para captur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2</text:p>
          </table:table-cell>
          <table:table-cell table:style-name="Tabla46.A2" office:value-type="string">
            <text:p text:style-name="P20">El sistema identifica que el cliente cuenta con club de proteccion ac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3.a</text:p>
          </table:table-cell>
          <table:table-cell table:style-name="Tabla46.A2" office:value-type="string">
            <text:p text:style-name="P20">El sistema identifica que el folio del titular tiene menos de dos meses de vigenci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1</text:p>
          </table:table-cell>
          <table:table-cell table:style-name="Tabla46.A2" office:value-type="string">
            <text:p text:style-name="P20">El sistema pide que se abone minimo un mes al <text:soft-page-break/>folio del titula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2</text:p>
          </table:table-cell>
          <table:table-cell table:style-name="Tabla46.A2" office:value-type="string">
            <text:p text:style-name="P20">El sistema valida que se capturo mes/meses al folio del titula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2.a</text:p>
          </table:table-cell>
          <table:table-cell table:style-name="Tabla46.A2" office:value-type="string">
            <text:p text:style-name="P20">El sistema continua en el paso 3.f.4 del flujo alterna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4</text:p>
          </table:table-cell>
          <table:table-cell table:style-name="Tabla46.A2" office:value-type="string">
            <text:p text:style-name="P20">El sistema solicita la huella del cli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5</text:p>
          </table:table-cell>
          <table:table-cell table:style-name="Tabla46.A2" office:value-type="string">
            <text:p text:style-name="P20">El cliente ingresa la huell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</text:p>
          </table:table-cell>
          <table:table-cell table:style-name="Tabla46.A2" office:value-type="string">
            <text:p text:style-name="P20">El sistema verifica la huella del cli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</text:p>
          </table:table-cell>
          <table:table-cell table:style-name="Tabla46.A2" office:value-type="string">
            <text:p text:style-name="P20">El sistema identifica que la huella del cliente no fue reconocid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1</text:p>
          </table:table-cell>
          <table:table-cell table:style-name="Tabla46.A2" office:value-type="string">
            <text:p text:style-name="P20">El sistema muestra mensaje para pedir autorizacion por ger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2</text:p>
          </table:table-cell>
          <table:table-cell table:style-name="Tabla46.A2" office:value-type="string">
            <text:p text:style-name="P20">La cajera selecciona que si desea autorizacion de ger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3</text:p>
          </table:table-cell>
          <table:table-cell table:style-name="Tabla46.A2" office:value-type="string">
            <text:p text:style-name="P20">El sistema pide huella de ger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4</text:p>
          </table:table-cell>
          <table:table-cell table:style-name="Tabla46.A2" office:value-type="string">
            <text:p text:style-name="P20">El sistema identifica que la huella es valid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.5</text:p>
          </table:table-cell>
          <table:table-cell table:style-name="Tabla46.A2" office:value-type="string">
            <text:p text:style-name="P20">El sistema continua en el paso 3.f.5.b.1 del flujo alterna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b.1</text:p>
          </table:table-cell>
          <table:table-cell table:style-name="Tabla46.A2" office:value-type="string">
            <text:p text:style-name="P20">El sistema manda llamar al CU-0001-CapturarBeneficiario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b.2</text:p>
          </table:table-cell>
          <table:table-cell table:style-name="Tabla46.A2" office:value-type="string">
            <text:p text:style-name="P20">El flujo continua en el paso 2 del flujo ba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2</text:p>
          </table:table-cell>
          <table:table-cell table:style-name="Tabla4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3</text:p>
          </table:table-cell>
          <table:table-cell table:style-name="Tabla4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</text:p>
          </table:table-cell>
          <table:table-cell table:style-name="Tabla46.A2" office:value-type="string">
            <text:p text:style-name="P20">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1</text:p>
          </table:table-cell>
          <table:table-cell table:style-name="Tabla46.A2" office:value-type="string">
            <text:p text:style-name="P20">El sistema identifica que esta activo el flag para <text:soft-page-break/>captur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2</text:p>
          </table:table-cell>
          <table:table-cell table:style-name="Tabla46.A2" office:value-type="string">
            <text:p text:style-name="P20">El sistema identifica que el cliente cuenta con club de proteccion ac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3.a</text:p>
          </table:table-cell>
          <table:table-cell table:style-name="Tabla46.A2" office:value-type="string">
            <text:p text:style-name="P20">El sistema identifica que el folio del titular tiene menos de dos meses de vigenci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1</text:p>
          </table:table-cell>
          <table:table-cell table:style-name="Tabla46.A2" office:value-type="string">
            <text:p text:style-name="P20">El sistema pide que se abone minimo un mes al folio del titula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2</text:p>
          </table:table-cell>
          <table:table-cell table:style-name="Tabla46.A2" office:value-type="string">
            <text:p text:style-name="P20">El sistema valida que se capturo mes/meses al folio del titula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E3.f.3.a.2.a</text:p>
          </table:table-cell>
          <table:table-cell table:style-name="Tabla46.A2" office:value-type="string">
            <text:p text:style-name="P20">El sistema continua en el paso 3.f.4 del flujo alterna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4</text:p>
          </table:table-cell>
          <table:table-cell table:style-name="Tabla46.A2" office:value-type="string">
            <text:p text:style-name="P20">El sistema solicita la huella del cli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5</text:p>
          </table:table-cell>
          <table:table-cell table:style-name="Tabla46.A2" office:value-type="string">
            <text:p text:style-name="P20">El cliente ingresa la huell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</text:p>
          </table:table-cell>
          <table:table-cell table:style-name="Tabla46.A2" office:value-type="string">
            <text:p text:style-name="P20">El sistema verifica la huella del cli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a</text:p>
          </table:table-cell>
          <table:table-cell table:style-name="Tabla46.A2" office:value-type="string">
            <text:p text:style-name="P20">El sistema identifica que la huella del cliente no fue reconocid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b</text:p>
          </table:table-cell>
          <table:table-cell table:style-name="Tabla46.A2" office:value-type="string">
            <text:p text:style-name="P20">El sistema identifica que la huella del cliente fue reconocid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b.1</text:p>
          </table:table-cell>
          <table:table-cell table:style-name="Tabla46.A2" office:value-type="string">
            <text:p text:style-name="P20">El sistema manda llamar al CU-0001-CapturarBeneficiario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E.3.f.6.b.2</text:p>
          </table:table-cell>
          <table:table-cell table:style-name="Tabla46.A2" office:value-type="string">
            <text:p text:style-name="P20">El flujo continua en el paso 2 del flujo ba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2</text:p>
          </table:table-cell>
          <table:table-cell table:style-name="Tabla46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A3</text:p>
          </table:table-cell>
          <table:table-cell table:style-name="Tabla46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2">S4</text:p>
          </table:table-cell>
          <table:table-cell table:style-name="Tabla46.A2" office:value-type="string">
            <text:p text:style-name="P20">Fin del caso de us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95">
          <table:table-cell table:style-name="Tabla46.A2" office:value-type="string">
            <text:p text:style-name="P4">Estado el Caso de Prueba </text:p>
          </table:table-cell>
          <table:table-cell table:style-name="Tabla46.A2" office:value-type="string">
            <text:p text:style-name="P20">En preparación</text:p>
          </table:table-cell>
          <table:table-cell table:style-name="Tabla46.A2" office:value-type="string">
            <text:p text:style-name="P5"/>
          </table:table-cell>
          <table:table-cell table:style-name="Tabla46.D2" office:value-type="string">
            <text:p text:style-name="P6"/>
          </table:table-cell>
        </table:table-row>
      </table:table>
      <text:p text:style-name="Standard"/>
      <text:p text:style-name="Standard"><text:soft-page-break/></text:p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 table:style-name="Tabla47.1">
          <table:table-cell table:style-name="Tabla47.A1" office:value-type="string">
            <text:p text:style-name="P4">Juego de Prueba:</text:p>
          </table:table-cell>
          <table:table-cell table:style-name="Tabla47.B1" table:number-columns-spanned="3" office:value-type="string">
            <text:p text:style-name="P30">CP-0012-40</text:p>
          </table:table-cell>
          <table:covered-table-cell/>
          <table:covered-table-cell/>
        </table:table-row>
        <table:table-row table:style-name="Tabla47.1">
          <table:table-cell table:style-name="Tabla47.A2" office:value-type="string">
            <text:p text:style-name="P4">Paso</text:p>
          </table:table-cell>
          <table:table-cell table:style-name="Tabla47.A2" office:value-type="string">
            <text:p text:style-name="P4">Descripción</text:p>
          </table:table-cell>
          <table:table-cell table:style-name="Tabla47.A2" office:value-type="string">
            <text:p text:style-name="P4">Resultado</text:p>
          </table:table-cell>
          <table:table-cell table:style-name="Tabla47.D2" office:value-type="string">
            <text:p text:style-name="P4">ID Problema</text:p>
          </table:table-cell>
        </table:table-row>
        <table:table-row table:style-name="Tabla47.3">
          <table:table-cell table:style-name="Tabla47.A2" office:value-type="string">
            <text:p text:style-name="P32">A1</text:p>
          </table:table-cell>
          <table:table-cell table:style-name="Tabla47.A2" office:value-type="string">
            <text:p text:style-name="P20">El caso de uso inicia cuando la cajera selecciona el menú de Club Protección Coppe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2</text:p>
          </table:table-cell>
          <table:table-cell table:style-name="Tabla4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3</text:p>
          </table:table-cell>
          <table:table-cell table:style-name="Tabla4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</text:p>
          </table:table-cell>
          <table:table-cell table:style-name="Tabla47.A2" office:value-type="string">
            <text:p text:style-name="P20">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1</text:p>
          </table:table-cell>
          <table:table-cell table:style-name="Tabla47.A2" office:value-type="string">
            <text:p text:style-name="P20">El sistema identifica que esta activo el flag para captur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1.a</text:p>
          </table:table-cell>
          <table:table-cell table:style-name="Tabla47.A2" office:value-type="string">
            <text:p text:style-name="P20">El sistema identifica que no esta activo el flag para captur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1.a.1</text:p>
          </table:table-cell>
          <table:table-cell table:style-name="Tabla47.A2" office:value-type="string">
            <text:p text:style-name="P20">El sistema muestra mensaje de avis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1.a.2</text:p>
          </table:table-cell>
          <table:table-cell table:style-name="Tabla47.A2" office:value-type="string">
            <text:p text:style-name="P20">La cajera acepta el mensaje y el sistema continua en el paso 2 del flujo bá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2</text:p>
          </table:table-cell>
          <table:table-cell table:style-name="Tabla4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3</text:p>
          </table:table-cell>
          <table:table-cell table:style-name="Tabla4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<text:soft-page-break/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</text:p>
          </table:table-cell>
          <table:table-cell table:style-name="Tabla47.A2" office:value-type="string">
            <text:p text:style-name="P20">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1</text:p>
          </table:table-cell>
          <table:table-cell table:style-name="Tabla47.A2" office:value-type="string">
            <text:p text:style-name="P20">El sistema identifica que esta activo el flag para captur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2</text:p>
          </table:table-cell>
          <table:table-cell table:style-name="Tabla47.A2" office:value-type="string">
            <text:p text:style-name="P20">El sistema identifica que el cliente cuenta con club de proteccion ac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2.a</text:p>
          </table:table-cell>
          <table:table-cell table:style-name="Tabla47.A2" office:value-type="string">
            <text:p text:style-name="P20">El sistema identifica que el cliente no cuenta con club de proteccion ac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2.a.1</text:p>
          </table:table-cell>
          <table:table-cell table:style-name="Tabla47.A2" office:value-type="string">
            <text:p text:style-name="P20">El sistema muestra mensaje de avis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2.a.2</text:p>
          </table:table-cell>
          <table:table-cell table:style-name="Tabla47.A2" office:value-type="string">
            <text:p text:style-name="P20">La cajera acepta el mensaje y el sistema continua en el paso 2 del flujo bá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2</text:p>
          </table:table-cell>
          <table:table-cell table:style-name="Tabla4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3</text:p>
          </table:table-cell>
          <table:table-cell table:style-name="Tabla4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</text:p>
          </table:table-cell>
          <table:table-cell table:style-name="Tabla47.A2" office:value-type="string">
            <text:p text:style-name="P20">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1</text:p>
          </table:table-cell>
          <table:table-cell table:style-name="Tabla47.A2" office:value-type="string">
            <text:p text:style-name="P20">El sistema identifica que esta activo el flag para captur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ext:soft-page-break/>
        <table:table-row table:style-name="Tabla47.3">
          <table:table-cell table:style-name="Tabla47.A2" office:value-type="string">
            <text:p text:style-name="P32">AE.3.f.2</text:p>
          </table:table-cell>
          <table:table-cell table:style-name="Tabla47.A2" office:value-type="string">
            <text:p text:style-name="P20">El sistema identifica que el cliente cuenta con club de proteccion ac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3.a</text:p>
          </table:table-cell>
          <table:table-cell table:style-name="Tabla47.A2" office:value-type="string">
            <text:p text:style-name="P20">El sistema identifica que el folio del titular tiene menos de dos meses de vigenci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1</text:p>
          </table:table-cell>
          <table:table-cell table:style-name="Tabla47.A2" office:value-type="string">
            <text:p text:style-name="P20">El sistema pide que se abone minimo un mes al folio del titula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2</text:p>
          </table:table-cell>
          <table:table-cell table:style-name="Tabla47.A2" office:value-type="string">
            <text:p text:style-name="P20">El sistema valida que se capturo mes/meses al folio del titula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2.a</text:p>
          </table:table-cell>
          <table:table-cell table:style-name="Tabla47.A2" office:value-type="string">
            <text:p text:style-name="P20">El sistema continua en el paso 3.f.4 del flujo alterna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3.f.4</text:p>
          </table:table-cell>
          <table:table-cell table:style-name="Tabla47.A2" office:value-type="string">
            <text:p text:style-name="P20">El sistema solicita la huella del cli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5</text:p>
          </table:table-cell>
          <table:table-cell table:style-name="Tabla47.A2" office:value-type="string">
            <text:p text:style-name="P20">El cliente ingresa la huell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</text:p>
          </table:table-cell>
          <table:table-cell table:style-name="Tabla47.A2" office:value-type="string">
            <text:p text:style-name="P20">El sistema verifica la huella del cli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</text:p>
          </table:table-cell>
          <table:table-cell table:style-name="Tabla47.A2" office:value-type="string">
            <text:p text:style-name="P20">El sistema identifica que la huella del cliente no fue reconocid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1</text:p>
          </table:table-cell>
          <table:table-cell table:style-name="Tabla47.A2" office:value-type="string">
            <text:p text:style-name="P20">El sistema muestra mensaje para pedir autorizacion por ger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2</text:p>
          </table:table-cell>
          <table:table-cell table:style-name="Tabla47.A2" office:value-type="string">
            <text:p text:style-name="P20">La cajera selecciona que si desea autorizacion de ger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2.a</text:p>
          </table:table-cell>
          <table:table-cell table:style-name="Tabla47.A2" office:value-type="string">
            <text:p text:style-name="P20">La cajera selecciona que no desea autorizacion de ger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2.a.1</text:p>
          </table:table-cell>
          <table:table-cell table:style-name="Tabla47.A2" office:value-type="string">
            <text:p text:style-name="P20"><text:s/>El sistema continua en el paso 2 del flujo bá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2</text:p>
          </table:table-cell>
          <table:table-cell table:style-name="Tabla4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3</text:p>
          </table:table-cell>
          <table:table-cell table:style-name="Tabla4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</text:p>
          </table:table-cell>
          <table:table-cell table:style-name="Tabla47.A2" office:value-type="string">
            <text:p text:style-name="P20">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ext:soft-page-break/>
        <table:table-row table:style-name="Tabla47.3">
          <table:table-cell table:style-name="Tabla47.A2" office:value-type="string">
            <text:p text:style-name="P32">AE.3.f.1</text:p>
          </table:table-cell>
          <table:table-cell table:style-name="Tabla47.A2" office:value-type="string">
            <text:p text:style-name="P20">El sistema identifica que esta activo el flag para captur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2</text:p>
          </table:table-cell>
          <table:table-cell table:style-name="Tabla47.A2" office:value-type="string">
            <text:p text:style-name="P20">El sistema identifica que el cliente cuenta con club de proteccion ac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3.a</text:p>
          </table:table-cell>
          <table:table-cell table:style-name="Tabla47.A2" office:value-type="string">
            <text:p text:style-name="P20">El sistema identifica que el folio del titular tiene menos de dos meses de vigenci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1</text:p>
          </table:table-cell>
          <table:table-cell table:style-name="Tabla47.A2" office:value-type="string">
            <text:p text:style-name="P20">El sistema pide que se abone minimo un mes al folio del titula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2</text:p>
          </table:table-cell>
          <table:table-cell table:style-name="Tabla47.A2" office:value-type="string">
            <text:p text:style-name="P20">El sistema valida que se capturo mes/meses al folio del titula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2.a</text:p>
          </table:table-cell>
          <table:table-cell table:style-name="Tabla47.A2" office:value-type="string">
            <text:p text:style-name="P20">El sistema continua en el paso 3.f.4 del flujo alterna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4</text:p>
          </table:table-cell>
          <table:table-cell table:style-name="Tabla47.A2" office:value-type="string">
            <text:p text:style-name="P20">El sistema solicita la huella del cli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5</text:p>
          </table:table-cell>
          <table:table-cell table:style-name="Tabla47.A2" office:value-type="string">
            <text:p text:style-name="P20">El cliente ingresa la huell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</text:p>
          </table:table-cell>
          <table:table-cell table:style-name="Tabla47.A2" office:value-type="string">
            <text:p text:style-name="P20">El sistema verifica la huella del cli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</text:p>
          </table:table-cell>
          <table:table-cell table:style-name="Tabla47.A2" office:value-type="string">
            <text:p text:style-name="P20">El sistema identifica que la huella del cliente no fue reconocid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1</text:p>
          </table:table-cell>
          <table:table-cell table:style-name="Tabla47.A2" office:value-type="string">
            <text:p text:style-name="P20">El sistema muestra mensaje para pedir autorizacion por ger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2</text:p>
          </table:table-cell>
          <table:table-cell table:style-name="Tabla47.A2" office:value-type="string">
            <text:p text:style-name="P20">La cajera selecciona que si desea autorizacion de ger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3</text:p>
          </table:table-cell>
          <table:table-cell table:style-name="Tabla47.A2" office:value-type="string">
            <text:p text:style-name="P20">El sistema pide huella de ger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4</text:p>
          </table:table-cell>
          <table:table-cell table:style-name="Tabla47.A2" office:value-type="string">
            <text:p text:style-name="P20">El sistema identifica que la huella es valid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4.a</text:p>
          </table:table-cell>
          <table:table-cell table:style-name="Tabla47.A2" office:value-type="string">
            <text:p text:style-name="P20">El identifica valida que la huella es invalid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4.a.1</text:p>
          </table:table-cell>
          <table:table-cell table:style-name="Tabla47.A2" office:value-type="string">
            <text:p text:style-name="P20">El sistema muestra mensaje de avis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4.a.2</text:p>
          </table:table-cell>
          <table:table-cell table:style-name="Tabla47.A2" office:value-type="string">
            <text:p text:style-name="P20">La cajera acepta el mensaje y el sistema continua en el paso 2 del flujo bá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2</text:p>
          </table:table-cell>
          <table:table-cell table:style-name="Tabla4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3</text:p>
          </table:table-cell>
          <table:table-cell table:style-name="Tabla4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<text:soft-page-break/>Ofrecer Club de Protección. <text:s text:c="23"/></text:p>
            <text:p text:style-name="P20">3.f.-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</text:p>
          </table:table-cell>
          <table:table-cell table:style-name="Tabla47.A2" office:value-type="string">
            <text:p text:style-name="P20">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1</text:p>
          </table:table-cell>
          <table:table-cell table:style-name="Tabla47.A2" office:value-type="string">
            <text:p text:style-name="P20">El sistema identifica que esta activo el flag para captur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2</text:p>
          </table:table-cell>
          <table:table-cell table:style-name="Tabla47.A2" office:value-type="string">
            <text:p text:style-name="P20">El sistema identifica que el cliente cuenta con club de proteccion ac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3.a</text:p>
          </table:table-cell>
          <table:table-cell table:style-name="Tabla47.A2" office:value-type="string">
            <text:p text:style-name="P20">El sistema identifica que el folio del titular tiene menos de dos meses de vigenci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1</text:p>
          </table:table-cell>
          <table:table-cell table:style-name="Tabla47.A2" office:value-type="string">
            <text:p text:style-name="P20">El sistema pide que se abone minimo un mes al folio del titula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2</text:p>
          </table:table-cell>
          <table:table-cell table:style-name="Tabla47.A2" office:value-type="string">
            <text:p text:style-name="P20">El sistema valida que se capturo mes/meses al folio del titula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2.a</text:p>
          </table:table-cell>
          <table:table-cell table:style-name="Tabla47.A2" office:value-type="string">
            <text:p text:style-name="P20">El sistema continua en el paso 3.f.4 del flujo alterna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4</text:p>
          </table:table-cell>
          <table:table-cell table:style-name="Tabla47.A2" office:value-type="string">
            <text:p text:style-name="P20">El sistema solicita la huella del cli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5</text:p>
          </table:table-cell>
          <table:table-cell table:style-name="Tabla47.A2" office:value-type="string">
            <text:p text:style-name="P20">El cliente ingresa la huell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</text:p>
          </table:table-cell>
          <table:table-cell table:style-name="Tabla47.A2" office:value-type="string">
            <text:p text:style-name="P20">El sistema verifica la huella del cli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</text:p>
          </table:table-cell>
          <table:table-cell table:style-name="Tabla47.A2" office:value-type="string">
            <text:p text:style-name="P20">El sistema identifica que la huella del cliente no fue reconocid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1</text:p>
          </table:table-cell>
          <table:table-cell table:style-name="Tabla47.A2" office:value-type="string">
            <text:p text:style-name="P20">El sistema muestra mensaje para pedir autorizacion por ger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2</text:p>
          </table:table-cell>
          <table:table-cell table:style-name="Tabla47.A2" office:value-type="string">
            <text:p text:style-name="P20">La cajera selecciona que si desea autorizacion de ger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3</text:p>
          </table:table-cell>
          <table:table-cell table:style-name="Tabla47.A2" office:value-type="string">
            <text:p text:style-name="P20">El sistema pide huella de ger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4</text:p>
          </table:table-cell>
          <table:table-cell table:style-name="Tabla47.A2" office:value-type="string">
            <text:p text:style-name="P20">El sistema identifica que la huella es valid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.5</text:p>
          </table:table-cell>
          <table:table-cell table:style-name="Tabla47.A2" office:value-type="string">
            <text:p text:style-name="P20">El sistema continua en el paso 3.f.5.b.1 del flujo alterna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b.1</text:p>
          </table:table-cell>
          <table:table-cell table:style-name="Tabla47.A2" office:value-type="string">
            <text:p text:style-name="P20">El sistema manda llamar al CU-0001-CapturarBeneficiario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b.2</text:p>
          </table:table-cell>
          <table:table-cell table:style-name="Tabla47.A2" office:value-type="string">
            <text:p text:style-name="P20">El flujo continua en el paso 2 del flujo ba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2</text:p>
          </table:table-cell>
          <table:table-cell table:style-name="Tabla4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3</text:p>
          </table:table-cell>
          <table:table-cell table:style-name="Tabla4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<text:soft-page-break/>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</text:p>
          </table:table-cell>
          <table:table-cell table:style-name="Tabla47.A2" office:value-type="string">
            <text:p text:style-name="P20">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1</text:p>
          </table:table-cell>
          <table:table-cell table:style-name="Tabla47.A2" office:value-type="string">
            <text:p text:style-name="P20">El sistema identifica que esta activo el flag para captur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2</text:p>
          </table:table-cell>
          <table:table-cell table:style-name="Tabla47.A2" office:value-type="string">
            <text:p text:style-name="P20">El sistema identifica que el cliente cuenta con club de proteccion ac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3.a</text:p>
          </table:table-cell>
          <table:table-cell table:style-name="Tabla47.A2" office:value-type="string">
            <text:p text:style-name="P20">El sistema identifica que el folio del titular tiene menos de dos meses de vigenci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1</text:p>
          </table:table-cell>
          <table:table-cell table:style-name="Tabla47.A2" office:value-type="string">
            <text:p text:style-name="P20">El sistema pide que se abone minimo un mes al folio del titula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2</text:p>
          </table:table-cell>
          <table:table-cell table:style-name="Tabla47.A2" office:value-type="string">
            <text:p text:style-name="P20">El sistema valida que se capturo mes/meses al folio del titula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E3.f.3.a.2.a</text:p>
          </table:table-cell>
          <table:table-cell table:style-name="Tabla47.A2" office:value-type="string">
            <text:p text:style-name="P20">El sistema continua en el paso 3.f.4 del flujo alterna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4</text:p>
          </table:table-cell>
          <table:table-cell table:style-name="Tabla47.A2" office:value-type="string">
            <text:p text:style-name="P20">El sistema solicita la huella del cli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5</text:p>
          </table:table-cell>
          <table:table-cell table:style-name="Tabla47.A2" office:value-type="string">
            <text:p text:style-name="P20">El cliente ingresa la huell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</text:p>
          </table:table-cell>
          <table:table-cell table:style-name="Tabla47.A2" office:value-type="string">
            <text:p text:style-name="P20">El sistema verifica la huella del cli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a</text:p>
          </table:table-cell>
          <table:table-cell table:style-name="Tabla47.A2" office:value-type="string">
            <text:p text:style-name="P20">El sistema identifica que la huella del cliente no fue reconocid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b</text:p>
          </table:table-cell>
          <table:table-cell table:style-name="Tabla47.A2" office:value-type="string">
            <text:p text:style-name="P20">El sistema identifica que la huella del cliente fue reconocid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b.1</text:p>
          </table:table-cell>
          <table:table-cell table:style-name="Tabla47.A2" office:value-type="string">
            <text:p text:style-name="P20">El sistema manda llamar al CU-0001-CapturarBeneficiario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E.3.f.6.b.2</text:p>
          </table:table-cell>
          <table:table-cell table:style-name="Tabla47.A2" office:value-type="string">
            <text:p text:style-name="P20">El flujo continua en el paso 2 del flujo ba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2</text:p>
          </table:table-cell>
          <table:table-cell table:style-name="Tabla47.A2" office:value-type="string">
            <text:p text:style-name="P20">El sistema muestra las opciones del menú de Club Protección Coppel. <text:s text:c="25"/></text:p>
            <text:p text:style-name="P20"><text:s/>-Activar Club de Protección. <text:s text:c="26"/></text:p>
            <text:p text:style-name="P20"><text:s/>-Beneficiarios. <text:s text:c="26"/></text:p>
            <text:p text:style-name="P20"><text:s/>-Documentación. <text:s text:c="27"/></text:p>
            <text:p text:style-name="P20">-Cancelación de Seguro. <text:s text:c="24"/></text:p>
            <text:p text:style-name="P20"><text:s/>-No Ofrecer Club de Protección. <text:s text:c="27"/></text:p>
            <text:p text:style-name="P20">-Activar Club Adicional. <text:s text:c="27"/></text:p>
            <text:p text:style-name="P20">-Salir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A3</text:p>
          </table:table-cell>
          <table:table-cell table:style-name="Tabla47.A2" office:value-type="string">
            <text:p text:style-name="P20">La cajera selecciono la opción de Salir. <text:s text:c="23"/></text:p>
            <text:p text:style-name="P20">3.a.-La cajera selecciona la opción de Activar Club de Protección. <text:s text:c="23"/></text:p>
            <text:p text:style-name="P20">3.b.-La cajera selecciona la opción de <text:soft-page-break/>Beneficiarios. <text:s text:c="23"/></text:p>
            <text:p text:style-name="P20">3.c.-La cajera selecciona la opción de Documentación. <text:s text:c="23"/></text:p>
            <text:p text:style-name="P20">3.d.-La cajera selecciona la opción de Cancelación de Seguro. <text:s text:c="23"/></text:p>
            <text:p text:style-name="P20">3.e.-La cajera selecciona la opción de No Ofrecer Club de Protección. <text:s text:c="23"/></text:p>
            <text:p text:style-name="P20">3.f.-La cajera selecciona la opción de Activar Club Adicion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2">S4</text:p>
          </table:table-cell>
          <table:table-cell table:style-name="Tabla47.A2" office:value-type="string">
            <text:p text:style-name="P20">Fin del caso de us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95">
          <table:table-cell table:style-name="Tabla47.A2" office:value-type="string">
            <text:p text:style-name="P4">Estado el Caso de Prueba </text:p>
          </table:table-cell>
          <table:table-cell table:style-name="Tabla47.A2" office:value-type="string">
            <text:p text:style-name="P20">En preparación</text:p>
          </table:table-cell>
          <table:table-cell table:style-name="Tabla47.A2" office:value-type="string">
            <text:p text:style-name="P5"/>
          </table:table-cell>
          <table:table-cell table:style-name="Tabla47.D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3.123cm"/>
    </style:style>
    <style:style style:name="Tabla4.B" style:family="table-column">
      <style:table-column-properties style:column-width="4.359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04cm"/>
    </style:style>
    <style:style style:name="Tabla4.A1.2" style:family="table-column">
      <style:table-column-properties style:column-width="3.519cm"/>
    </style:style>
    <style:style style:name="Tabla4.A1.1" style:family="table-row">
      <style:table-row-properties style:row-height="1.058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383cm" table:align="left" style:writing-mode="lr-tb"/>
    </style:style>
    <style:style style:name="Tabla6.A" style:family="table-column">
      <style:table-column-properties style:column-width="13.229cm"/>
    </style:style>
    <style:style style:name="Tabla6.B" style:family="table-column">
      <style:table-column-properties style:column-width="4.154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71cm"/>
    </style:style>
    <style:style style:name="Tabla6.A1.2" style:family="table-column">
      <style:table-column-properties style:column-width="3.519cm"/>
    </style:style>
    <style:style style:name="Tabla6.A1.1" style:family="table-row">
      <style:table-row-properties style:row-height="0.953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2" style:family="table-row">
      <style:table-row-properties style:row-height="0.654cm" style:keep-together="true" fo:keep-together="auto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3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</text:p>
                    <text:p text:style-name="MP1">CP-0012-MostrarMenuSeguroClub</text:p>
                    <text:p text:style-name="MP1"><text:s text:c="7"/></text:p>
                    <text:p text:style-name="MP1"/>
                    <text:p text:style-name="MP1"/>
                  </table:table-cell>
                  <table:table-cell table:style-name="Tabla4.A1.1.1" office:value-type="string">
                    <text:p text:style-name="MP1">Ver. <text:s text:c="2"/>20100909.1100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1">Nombre y Folio Proyecto: GrabarDatosSeguroAdicional-2086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2"><draw:frame draw:style-name="Mfr1" draw:name="gráficos1" text:anchor-type="char" svg:x="0.088cm" svg:y="0.168cm" svg:width="3.747cm" svg:height="0.852cm" draw:z-index="0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3">Coppel S.A. de CV.</text:p>
            </table:table-cell>
            <table:table-cell table:style-name="Tabla3.B1" office:value-type="string">
              <text:p text:style-name="MP4"><text:span text:style-name="MT1">Página </text:span><text:span text:style-name="MT2"><text:page-number text:select-page="current">90</text:page-number></text:span><text:span text:style-name="MT1"> de </text:span><text:span text:style-name="MT2"><text:page-count style:num-format="1">90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3">Nivel de Confidencialidad: Complejo</text:p>
            </table:table-cell>
            <table:table-cell table:style-name="Tabla3.B2" office:value-type="string">
              <text:p text:style-name="MP5"><text:file-name text:display="name-and-extension">CP-0012-MostrarMenuSeguroClub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6"><draw:frame draw:style-name="Mfr1" draw:name="gráficos2" text:anchor-type="char" svg:x="10.054cm" svg:y="0.062cm" svg:width="7.257cm" svg:height="1.12cm" draw:z-index="1"><draw:image xlink:href="Pictures/2000000700001D5B000004A8D2094553.wmf" xlink:type="simple" xlink:show="embed" xlink:actuate="onLoad"/></draw:frame></text:p>
        <text:p text:style-name="MP6"/>
        <text:p text:style-name="MP6"/>
      </style:header>
      <style:footer>
        <text:p text:style-name="MP7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</text:p>
                    <text:p text:style-name="MP1">CP-0012-MostrarMenuSeguroClub</text:p>
                    <text:p text:style-name="MP1"/>
                    <text:p text:style-name="MP1"/>
                  </table:table-cell>
                  <table:table-cell table:style-name="Tabla6.A1.1.1" office:value-type="string">
                    <text:p text:style-name="MP1">Ver. <text:s/>20100909.1100 <text:s text:c="3"/></text:p>
                  </table:table-cell>
                </table:table-row>
                <table:table-row table:style-name="Tabla6.A1.2">
                  <table:table-cell table:style-name="Tabla6.A1.1.2" table:number-columns-spanned="2" office:value-type="string">
                    <text:p text:style-name="MP1">Nombre y Folio Proyecto: GrabarDatosSeguroAdicional-2086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2"><draw:frame draw:style-name="Mfr1" draw:name="gráficos3" text:anchor-type="char" svg:x="0.141cm" svg:y="0.168cm" svg:width="3.747cm" svg:height="0.852cm" draw:z-index="56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oppel S.A. de CV.</text:p>
            </table:table-cell>
            <table:table-cell table:style-name="Tabla5.B1" office:value-type="string">
              <text:p text:style-name="MP4"><text:span text:style-name="MT1">Página </text:span><text:span text:style-name="MT2"><text:page-number text:select-page="current">90</text:page-number></text:span><text:span text:style-name="MT1"> de </text:span><text:span text:style-name="MT2"><text:page-count style:num-format="1">90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3">Nivel de Confidencialidad: Complejo</text:p>
            </table:table-cell>
            <table:table-cell table:style-name="Tabla5.B2" office:value-type="string">
              <text:p text:style-name="MP5"><text:file-name text:display="name-and-extension">CP-0012-MostrarMenuSeguroClub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8-12-29T11:34:03</meta:creation-date>
    <dc:date>2010-09-21T18:44:40.78</dc:date>
    <meta:printed-by>Alex Coppel S.A. de C.V.</meta:printed-by>
    <meta:print-date>2009-03-13T17:53:10</meta:print-date>
    <dc:language>es-ES</dc:language>
    <meta:editing-cycles>477</meta:editing-cycles>
    <meta:editing-duration>PT61H19M07S</meta:editing-duration>
    <meta:document-statistic meta:table-count="47" meta:image-count="3" meta:object-count="0" meta:page-count="90" meta:paragraph-count="3817" meta:word-count="18501" meta:character-count="168226"/>
    <dc:creator>coppel coppel</dc:creator>
    <meta:user-defined meta:name="Info 1"/>
    <meta:user-defined meta:name="Info 2"/>
    <meta:user-defined meta:name="Info 3"/>
    <meta:user-defined meta:name="Info 4"/>
  </office:meta>
</office:document-meta>
</file>